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9.001cm"/>
    </style:style>
    <style:style style:name="co3" style:family="table-column">
      <style:table-column-properties fo:break-before="auto" style:column-width="17.256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CI</text:p>
          </table:table-cell>
          <table:table-cell office:value-type="string">
            <text:p><text:s text:c="6"/>"nombres"</text:p>
          </table:table-cell>
          <table:table-cell office:value-type="string">
            <text:p>PFG</text:p>
          </table:table-cell>
          <table:table-cell office:value-type="string">
            <text:p>PERIODO</text:p>
          </table:table-cell>
          <table:table-cell office:value-type="string">
            <text:p>CIUDAD</text:p>
          </table:table-cell>
          <table:table-cell office:value-type="string">
            <text:p>ESTADO</text:p>
          </table:table-cell>
          <table:table-cell office:value-type="string">
            <text:p>TOMO</text:p>
          </table:table-cell>
          <table:table-cell office:value-type="string">
            <text:p>FOLIO</text:p>
          </table:table-cell>
          <table:table-cell office:value-type="string">
            <text:p>CODIGO</text:p>
          </table:table-cell>
        </table:table-row>
        <table:table-row table:style-name="ro1">
          <table:table-cell office:value-type="float" office:value="4926370">
            <text:p>4926370</text:p>
          </table:table-cell>
          <table:table-cell office:value-type="string">
            <text:p>AROCHA PEREZ ANGEL VICENT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842293">
            <text:p>6842293</text:p>
          </table:table-cell>
          <table:table-cell office:value-type="string">
            <text:p>GIRAUD MUJICA ELEAZAR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7077">
            <text:p>9387077</text:p>
          </table:table-cell>
          <table:table-cell office:value-type="string">
            <text:p>DUGARTE <text:s/>CALDERON JOSE DIOGEN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2342">
            <text:p>11192342</text:p>
          </table:table-cell>
          <table:table-cell office:value-type="string">
            <text:p>RAMIREZ RODRIGUEZ PABLO JOS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1948">
            <text:p>11371948</text:p>
          </table:table-cell>
          <table:table-cell office:value-type="string">
            <text:p>MARQUEZ MARQUEZ MARIA EDUV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4614">
            <text:p>11374614</text:p>
          </table:table-cell>
          <table:table-cell office:value-type="string">
            <text:p>COLMENARES <text:s/>LUZ DEL VALL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534">
            <text:p>11714534</text:p>
          </table:table-cell>
          <table:table-cell office:value-type="string">
            <text:p>HOYO VALLADARES MARIA MIRL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41346">
            <text:p>11841346</text:p>
          </table:table-cell>
          <table:table-cell office:value-type="string">
            <text:p>SUANAREZ BUSTAMANTE ORALYS MAYELI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22065">
            <text:p>12222065</text:p>
          </table:table-cell>
          <table:table-cell office:value-type="string">
            <text:p>VELIZ CASTILLO NILSA MAIGUALID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648">
            <text:p>12551648</text:p>
          </table:table-cell>
          <table:table-cell office:value-type="string">
            <text:p>RONDON BENCOMO ANA VICTOR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754">
            <text:p>12551754</text:p>
          </table:table-cell>
          <table:table-cell office:value-type="string">
            <text:p>BERRIOS MONTILLA JORGE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23864">
            <text:p>12823864</text:p>
          </table:table-cell>
          <table:table-cell office:value-type="string">
            <text:p>ANGULO DELGADO DARIO ALEXANDE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225">
            <text:p>13063225</text:p>
          </table:table-cell>
          <table:table-cell office:value-type="string">
            <text:p>GARCIA CASTAÑEDA JOSE ALEXANDE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50070">
            <text:p>13950070</text:p>
          </table:table-cell>
          <table:table-cell office:value-type="string">
            <text:p>ANGEL MONTILLA GORGONIA COROMOT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49594">
            <text:p>14549594</text:p>
          </table:table-cell>
          <table:table-cell office:value-type="string">
            <text:p>BASTIDAS BASTIDAS JESUS CLARET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924">
            <text:p>14550924</text:p>
          </table:table-cell>
          <table:table-cell office:value-type="string">
            <text:p>REIMI <text:s/>MARIA YASILEX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1047">
            <text:p>14551047</text:p>
          </table:table-cell>
          <table:table-cell office:value-type="string">
            <text:p>BRICEÑO ROA BLANCA AIDE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10317">
            <text:p>14710317</text:p>
          </table:table-cell>
          <table:table-cell office:value-type="string">
            <text:p>MUJICA LOPEZ YAJAIRA BANNES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684">
            <text:p>14933684</text:p>
          </table:table-cell>
          <table:table-cell office:value-type="string">
            <text:p>BASTIDAS BRICEÑO NELLY YADI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10481">
            <text:p>15210481</text:p>
          </table:table-cell>
          <table:table-cell office:value-type="string">
            <text:p>RODRIGUEZ PRADA GREYDIS YUSDAY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91247">
            <text:p>15291247</text:p>
          </table:table-cell>
          <table:table-cell office:value-type="string">
            <text:p>CADENAS <text:s/>NIÑO ROSA MAR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4626">
            <text:p>15384626</text:p>
          </table:table-cell>
          <table:table-cell office:value-type="string">
            <text:p>MERCADO MONAGAS GUSTAVO DAMACEN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0576">
            <text:p>16190576</text:p>
          </table:table-cell>
          <table:table-cell office:value-type="string">
            <text:p>GALLARDO GOMEZ DIGNA YATNELLI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56156">
            <text:p>16156156</text:p>
          </table:table-cell>
          <table:table-cell office:value-type="string">
            <text:p>ORTIZ ZAMBRANO DORIS ANGE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49368">
            <text:p>17549368</text:p>
          </table:table-cell>
          <table:table-cell office:value-type="string">
            <text:p>CONTRERAS TERAN YENNY DEL CARME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59957">
            <text:p>17659957</text:p>
          </table:table-cell>
          <table:table-cell office:value-type="string">
            <text:p>REIMI <text:s/>JOANNA MARGARIT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8714">
            <text:p>18118714</text:p>
          </table:table-cell>
          <table:table-cell office:value-type="string">
            <text:p>GONZALEZ URQUIOLA ORLIS ANDRE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8944">
            <text:p>18118944</text:p>
          </table:table-cell>
          <table:table-cell office:value-type="string">
            <text:p>GRATEROL PEREZ WILMER JOS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41029">
            <text:p>18641029</text:p>
          </table:table-cell>
          <table:table-cell office:value-type="string">
            <text:p>ARAQUE <text:s/>ZAMBRANO YATZULLY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42019">
            <text:p>18642019</text:p>
          </table:table-cell>
          <table:table-cell office:value-type="string">
            <text:p>SOTO CARRERO MARYURI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92658">
            <text:p>18892658</text:p>
          </table:table-cell>
          <table:table-cell office:value-type="string">
            <text:p>MERCADO CARMONA JICETH DEL VALL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7271">
            <text:p>18907271</text:p>
          </table:table-cell>
          <table:table-cell office:value-type="string">
            <text:p>ROJAS MOLINA JESUS MANUEL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609">
            <text:p>19069609</text:p>
          </table:table-cell>
          <table:table-cell office:value-type="string">
            <text:p>RODRIGUEZ TORRES BELKIM CAR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1482">
            <text:p>19191482</text:p>
          </table:table-cell>
          <table:table-cell office:value-type="string">
            <text:p>MONTILLA MORENO DARBIN IVA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459">
            <text:p>19193459</text:p>
          </table:table-cell>
          <table:table-cell office:value-type="string">
            <text:p>MENDEZ DIAZ YANNELYS EDIM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80579">
            <text:p>19280579</text:p>
          </table:table-cell>
          <table:table-cell office:value-type="string">
            <text:p>LINARES MEZA RAFAEL ANTONI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586">
            <text:p>19619586</text:p>
          </table:table-cell>
          <table:table-cell office:value-type="string">
            <text:p>TARIFA DIAZ ALMARYS LISETH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4937">
            <text:p>19784937</text:p>
          </table:table-cell>
          <table:table-cell office:value-type="string">
            <text:p>PALENCIA PAREDES JOSE ANTONI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5010">
            <text:p>19825010</text:p>
          </table:table-cell>
          <table:table-cell office:value-type="string">
            <text:p>LINARES RANGEL ERIMAR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39352">
            <text:p>20239352</text:p>
          </table:table-cell>
          <table:table-cell office:value-type="string">
            <text:p>JARA GALLARDO ADRIANA ANDRE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99571">
            <text:p>20599571</text:p>
          </table:table-cell>
          <table:table-cell office:value-type="string">
            <text:p>ESCOBAR GONZALEZ YUSMARY CAR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0871">
            <text:p>20600871</text:p>
          </table:table-cell>
          <table:table-cell office:value-type="string">
            <text:p>RANGEL CABEZAS LUIS ORTILI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869307">
            <text:p>20869307</text:p>
          </table:table-cell>
          <table:table-cell office:value-type="string">
            <text:p>MONTERROSA ZAPATA WINTON ELIA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68581">
            <text:p>21168581</text:p>
          </table:table-cell>
          <table:table-cell office:value-type="string">
            <text:p>MELO NACAR KEILY TATIA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013550">
            <text:p>23013550</text:p>
          </table:table-cell>
          <table:table-cell office:value-type="string">
            <text:p>HERNANDEZ MENDOZA SANDRA MILE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5026764">
            <text:p>25026764</text:p>
          </table:table-cell>
          <table:table-cell office:value-type="string">
            <text:p>DUARTE GUTIERREZ ESTER 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5076725">
            <text:p>25076725</text:p>
          </table:table-cell>
          <table:table-cell office:value-type="string">
            <text:p>MEJIA PEINADO ELIBET DEL CARME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3259">
            <text:p>8133259</text:p>
          </table:table-cell>
          <table:table-cell office:value-type="string">
            <text:p>ANTUNEZ BECERRA WILLIAM RAFAEL</text:p>
          </table:table-cell>
          <table:table-cell office:value-type="string">
            <text:p>LICENCIADO EN GEST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783658">
            <text:p>15783658</text:p>
          </table:table-cell>
          <table:table-cell office:value-type="string">
            <text:p>VIVAS HERNANDEZ CARMEN CECILIA</text:p>
          </table:table-cell>
          <table:table-cell office:value-type="string">
            <text:p>LICENCIADO EN GESTION AMBIENT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905737">
            <text:p>6905737</text:p>
          </table:table-cell>
          <table:table-cell office:value-type="string">
            <text:p>LANDAETA NAVAS CARMEN ENMACULAD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683843">
            <text:p>7683843</text:p>
          </table:table-cell>
          <table:table-cell office:value-type="string">
            <text:p>BRICEÑO ANGARITA RAITZA MAR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82897">
            <text:p>8182897</text:p>
          </table:table-cell>
          <table:table-cell office:value-type="string">
            <text:p>ARCINIEGAS CHINGATE ALIRIO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3575">
            <text:p>9263575</text:p>
          </table:table-cell>
          <table:table-cell office:value-type="string">
            <text:p>RAMIREZ <text:s/>ALICIA FRANCISC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4352">
            <text:p>9384352</text:p>
          </table:table-cell>
          <table:table-cell office:value-type="string">
            <text:p>CORTEZ <text:s/>MORENO ESTRELLA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8405">
            <text:p>9988405</text:p>
          </table:table-cell>
          <table:table-cell office:value-type="string">
            <text:p>CAMACHO VALERO FLORENTINA DEL CARME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262296">
            <text:p>10262296</text:p>
          </table:table-cell>
          <table:table-cell office:value-type="string">
            <text:p>HERNANDEZ UZCATEGUI YADIRA JOSEF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49781">
            <text:p>10549781</text:p>
          </table:table-cell>
          <table:table-cell office:value-type="string">
            <text:p>MARTINEZ DE CEBALLO JENNIFER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922000">
            <text:p>10922000</text:p>
          </table:table-cell>
          <table:table-cell office:value-type="string">
            <text:p>SOLANO PEREZ OLGA MIRIAM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6654">
            <text:p>11186654</text:p>
          </table:table-cell>
          <table:table-cell office:value-type="string">
            <text:p>CASTILLO <text:s/>LISBETH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011937">
            <text:p>12011937</text:p>
          </table:table-cell>
          <table:table-cell office:value-type="string">
            <text:p>AGUIRRE <text:s/>ELENA YSAB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99227">
            <text:p>12199227</text:p>
          </table:table-cell>
          <table:table-cell office:value-type="string">
            <text:p>RAMIREZ PAREDES JESUS ORLAN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4105">
            <text:p>12204105</text:p>
          </table:table-cell>
          <table:table-cell office:value-type="string">
            <text:p>BERRIOS MOLINA YULEIDA 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5928">
            <text:p>12555928</text:p>
          </table:table-cell>
          <table:table-cell office:value-type="string">
            <text:p>RODRIGUEZ RICO NURIS <text:s/>DEL VALL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8852">
            <text:p>13278852</text:p>
          </table:table-cell>
          <table:table-cell office:value-type="string">
            <text:p>VALERO RONDON LINDOLFO YSRA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9345">
            <text:p>13279345</text:p>
          </table:table-cell>
          <table:table-cell office:value-type="string">
            <text:p>TARACHE LOMBANA MARIA <text:s/>EDILM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89980">
            <text:p>14389980</text:p>
          </table:table-cell>
          <table:table-cell office:value-type="string">
            <text:p>CASERES <text:s/>ILENE NEME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2551">
            <text:p>14662551</text:p>
          </table:table-cell>
          <table:table-cell office:value-type="string">
            <text:p>COLINA FERNANDEZ MAYRA SUGEY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711">
            <text:p>14933711</text:p>
          </table:table-cell>
          <table:table-cell office:value-type="string">
            <text:p>MONTERO <text:s/>ARAUJO ERIKA <text:s/>DEL P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39241">
            <text:p>15139241</text:p>
          </table:table-cell>
          <table:table-cell office:value-type="string">
            <text:p>PEREZ RONDON COROMOTO ANTONI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71871">
            <text:p>15271871</text:p>
          </table:table-cell>
          <table:table-cell office:value-type="string">
            <text:p>AZUAJE MONTILLA YORMAN GABRI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3778">
            <text:p>15383778</text:p>
          </table:table-cell>
          <table:table-cell office:value-type="string">
            <text:p>PEÑA BAMBEL MIGUEL 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4121">
            <text:p>17204121</text:p>
          </table:table-cell>
          <table:table-cell office:value-type="string">
            <text:p>ALVARADO USECHE JURADIS YESE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3320">
            <text:p>17663320</text:p>
          </table:table-cell>
          <table:table-cell office:value-type="string">
            <text:p>ARAQUE <text:s/>ARAQUE ARCELIS COROMOT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4064">
            <text:p>19024064</text:p>
          </table:table-cell>
          <table:table-cell office:value-type="string">
            <text:p>ALVARADO USECHE EDDY JOSEF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20277">
            <text:p>19620277</text:p>
          </table:table-cell>
          <table:table-cell office:value-type="string">
            <text:p>BERRIOS MORENO YUNGER ANTONI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48220">
            <text:p>23148220</text:p>
          </table:table-cell>
          <table:table-cell office:value-type="string">
            <text:p>HENAO DE POSSO MARIA <text:s/>SO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C1058963916</text:p>
          </table:table-cell>
          <table:table-cell office:value-type="string">
            <text:p>ARAQUE GOMEZ ESNEYDER ANDREY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2765749">
            <text:p>1002765749</text:p>
          </table:table-cell>
          <table:table-cell office:value-type="string">
            <text:p>NOQUEZ PERUGACHI GONZALO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721400</text:p>
          </table:table-cell>
          <table:table-cell office:value-type="string">
            <text:p>MORAN PINEDA EVER ANTONI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3570932">
            <text:p>1003570932</text:p>
          </table:table-cell>
          <table:table-cell office:value-type="string">
            <text:p>GOMEZ ULCUANGO OLGUER ORLAND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720057</text:p>
          </table:table-cell>
          <table:table-cell office:value-type="string">
            <text:p>PINEDA NAVARRETE EDDY JAVIER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4107469">
            <text:p>1104107469</text:p>
          </table:table-cell>
          <table:table-cell office:value-type="string">
            <text:p>SARANGO GUALAN LUIS ALBERT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21372</text:p>
          </table:table-cell>
          <table:table-cell office:value-type="string">
            <text:p>SALGADO AYALA ANA ROSBIND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4623754">
            <text:p>1104623754</text:p>
          </table:table-cell>
          <table:table-cell office:value-type="string">
            <text:p>GUALAN SARANGO ANGEL SAMU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720971</text:p>
          </table:table-cell>
          <table:table-cell office:value-type="string">
            <text:p>RAMOS GONZALEZ FRANKLIN JOSUE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A03709201</text:p>
          </table:table-cell>
          <table:table-cell office:value-type="string">
            <text:p>GALDAMEZ POSADA CARLOS ALFRED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52796">
            <text:p>3552796</text:p>
          </table:table-cell>
          <table:table-cell office:value-type="string">
            <text:p>VIDAL TAFUR ADDL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65457">
            <text:p>3565457</text:p>
          </table:table-cell>
          <table:table-cell office:value-type="string">
            <text:p>VARGAS TENAZOA LIDA NURI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58799">
            <text:p>3558799</text:p>
          </table:table-cell>
          <table:table-cell office:value-type="string">
            <text:p>MENDOZA HUAMANI JORGE WASHINGTON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061071</text:p>
          </table:table-cell>
          <table:table-cell office:value-type="string">
            <text:p>ORBE FLORES ARLEN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79638">
            <text:p>17579638</text:p>
          </table:table-cell>
          <table:table-cell office:value-type="string">
            <text:p>PARRA DIAZ MAYRA ALEJANDR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42243">
            <text:p>16642243</text:p>
          </table:table-cell>
          <table:table-cell office:value-type="string">
            <text:p>PALACIO ALEJOS MARLY YOLISBETH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437520">
            <text:p>17437520</text:p>
          </table:table-cell>
          <table:table-cell office:value-type="string">
            <text:p>GONZALEZ URIANA ARQUIMEDES MANU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11138901">
            <text:p>1311138901</text:p>
          </table:table-cell>
          <table:table-cell office:value-type="string">
            <text:p>HIDALGO GANCHOZO JOSE ANTONIO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4089022">
            <text:p>1104089022</text:p>
          </table:table-cell>
          <table:table-cell office:value-type="string">
            <text:p>CONDOLO ANDRADE VICTOR VALENTIN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C12284172</text:p>
          </table:table-cell>
          <table:table-cell office:value-type="string">
            <text:p>PERDOMO ASTUDILLO ALEXAND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C4611685</text:p>
          </table:table-cell>
          <table:table-cell office:value-type="string">
            <text:p>TELLO MUÑOZ MILTON CESAR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300881</text:p>
          </table:table-cell>
          <table:table-cell office:value-type="string">
            <text:p>QUINTERO LOVO GAYLOR MANU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3483763">
            <text:p>1003483763</text:p>
          </table:table-cell>
          <table:table-cell office:value-type="string">
            <text:p>INLAGO INUCA EDGAR RENE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11101</text:p>
          </table:table-cell>
          <table:table-cell office:value-type="string">
            <text:p>ARTEAGA GALO ELY JONAI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30636">
            <text:p>630636</text:p>
          </table:table-cell>
          <table:table-cell office:value-type="string">
            <text:p>MORALES MORALES MARIA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298545</text:p>
          </table:table-cell>
          <table:table-cell office:value-type="string">
            <text:p>BALTODANO RODRIGUEZ CARLOS ARIEL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301104</text:p>
          </table:table-cell>
          <table:table-cell office:value-type="string">
            <text:p>JARQUIN MORALES DERLING RAMON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4351935">
            <text:p>1104351935</text:p>
          </table:table-cell>
          <table:table-cell office:value-type="string">
            <text:p>GUAILLAS MEDINA JAVI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C72282052</text:p>
          </table:table-cell>
          <table:table-cell office:value-type="string">
            <text:p>GONZALEZ RAMOS YASSER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1300707</text:p>
          </table:table-cell>
          <table:table-cell office:value-type="string">
            <text:p>DAVILA <text:s/>ALEMAN HENRY LUIS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C30384592</text:p>
          </table:table-cell>
          <table:table-cell office:value-type="string">
            <text:p>VILLANEDA VILLANEDA LIBIA HERMINIA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CC97610357</text:p>
          </table:table-cell>
          <table:table-cell office:value-type="string">
            <text:p>RAMIREZ VILLEGAS WILLIAM </text:p>
          </table:table-cell>
          <table:table-cell office:value-type="string">
            <text:p>LICENCIADO EN AGROECOLOGIA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927511">
            <text:p>7927511</text:p>
          </table:table-cell>
          <table:table-cell office:value-type="string">
            <text:p>MORENO GOMEZ LUZ ESTE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70924">
            <text:p>8170924</text:p>
          </table:table-cell>
          <table:table-cell office:value-type="string">
            <text:p>LUCENA AGUILAR JANETTE DEL VALL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33299">
            <text:p>9233299</text:p>
          </table:table-cell>
          <table:table-cell office:value-type="string">
            <text:p>ROA PERNIA DORIS EREN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47398">
            <text:p>11047398</text:p>
          </table:table-cell>
          <table:table-cell office:value-type="string">
            <text:p>MARQUEZ GUTIERREZ MARICELA 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2837">
            <text:p>11372837</text:p>
          </table:table-cell>
          <table:table-cell office:value-type="string">
            <text:p>ESCALONA VIVAS ALAIDO DE JESU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75609">
            <text:p>13675609</text:p>
          </table:table-cell>
          <table:table-cell office:value-type="string">
            <text:p>SAMBRANO MUÑOZ ANA <text:s/>MAR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4096">
            <text:p>16634096</text:p>
          </table:table-cell>
          <table:table-cell office:value-type="string">
            <text:p>SUAREZ PEÑA EUNICE 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4556">
            <text:p>3914556</text:p>
          </table:table-cell>
          <table:table-cell office:value-type="string">
            <text:p>TORRES <text:s/>BELKIS COROMOTO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585938">
            <text:p>4585938</text:p>
          </table:table-cell>
          <table:table-cell office:value-type="string">
            <text:p>DABOIN LLOVERA MIREYA JOSEFIN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942333">
            <text:p>5942333</text:p>
          </table:table-cell>
          <table:table-cell office:value-type="string">
            <text:p>PARRA <text:s/>ROSA LUCI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8167">
            <text:p>10058167</text:p>
          </table:table-cell>
          <table:table-cell office:value-type="string">
            <text:p>BRICEÑO RIVAS OVILIA COROMOTO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200647">
            <text:p>11200647</text:p>
          </table:table-cell>
          <table:table-cell office:value-type="string">
            <text:p>CUELLAR <text:s/>NAVAS NOELIA YAMILET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450">
            <text:p>11714450</text:p>
          </table:table-cell>
          <table:table-cell office:value-type="string">
            <text:p>GONZALEZ <text:s/>SOCORRO DEL CARMEN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86222">
            <text:p>12486222</text:p>
          </table:table-cell>
          <table:table-cell office:value-type="string">
            <text:p>CARRERO CARRERO JOSE <text:s/>LUIS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46469">
            <text:p>13246469</text:p>
          </table:table-cell>
          <table:table-cell office:value-type="string">
            <text:p>AZUAJE <text:s/>JOSE <text:s/>LUIS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10684">
            <text:p>13910684</text:p>
          </table:table-cell>
          <table:table-cell office:value-type="string">
            <text:p>MENDOZA <text:s/>EDUAR JOSE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96004">
            <text:p>14996004</text:p>
          </table:table-cell>
          <table:table-cell office:value-type="string">
            <text:p>GUTIERREZ GARCIA YOLEIDA JOSEFIN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20759">
            <text:p>15420759</text:p>
          </table:table-cell>
          <table:table-cell office:value-type="string">
            <text:p>VILLAR LARA ARTURO MIGUEL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3893">
            <text:p>16073893</text:p>
          </table:table-cell>
          <table:table-cell office:value-type="string">
            <text:p>AGUILAR GARCIA JOSE <text:s/>ANGEL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49010">
            <text:p>17549010</text:p>
          </table:table-cell>
          <table:table-cell office:value-type="string">
            <text:p>ANGEL <text:s/>SUYIN DEL VALLE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6414">
            <text:p>18116414</text:p>
          </table:table-cell>
          <table:table-cell office:value-type="string">
            <text:p>BALZA VARGAS LISNEY CAROLIN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4155">
            <text:p>18224155</text:p>
          </table:table-cell>
          <table:table-cell office:value-type="string">
            <text:p>JIMENEZ GOMEZ DORIS TOMASA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549">
            <text:p>18559549</text:p>
          </table:table-cell>
          <table:table-cell office:value-type="string">
            <text:p>PARRA <text:s/>ALEXANDER JOSE </text:p>
          </table:table-cell>
          <table:table-cell office:value-type="string">
            <text:p>ABOGADO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499434">
            <text:p>3499434</text:p>
          </table:table-cell>
          <table:table-cell office:value-type="string">
            <text:p>QUINTERO CONTRERAS GOLFREDO HUMBERT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3509">
            <text:p>12553509</text:p>
          </table:table-cell>
          <table:table-cell office:value-type="string">
            <text:p>MEDINA RODRIGUEZ LISYET ANUSKI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5821">
            <text:p>12555821</text:p>
          </table:table-cell>
          <table:table-cell office:value-type="string">
            <text:p>PEÑA QUINTERO GLORIA DEL CARMEN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7917">
            <text:p>12837917</text:p>
          </table:table-cell>
          <table:table-cell office:value-type="string">
            <text:p>ALVAREZ MENDOZA RAFAEL ALFONZ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2254">
            <text:p>14172254</text:p>
          </table:table-cell>
          <table:table-cell office:value-type="string">
            <text:p>BENAVENTE CAMUAN JONATHAN JOSE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1012">
            <text:p>14551012</text:p>
          </table:table-cell>
          <table:table-cell office:value-type="string">
            <text:p>HIDALGO MENA HAIRTH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67131">
            <text:p>15967131</text:p>
          </table:table-cell>
          <table:table-cell office:value-type="string">
            <text:p>PEROZO <text:s/>NEREYDA DEL PILAR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2171">
            <text:p>16372171</text:p>
          </table:table-cell>
          <table:table-cell office:value-type="string">
            <text:p>PEREZ MEJIAS LUZ MILEX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6285">
            <text:p>18046285</text:p>
          </table:table-cell>
          <table:table-cell office:value-type="string">
            <text:p>BERTEL MARQUEZ MARIA YOLEID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9322">
            <text:p>18839322</text:p>
          </table:table-cell>
          <table:table-cell office:value-type="string">
            <text:p>CONTRERAS VILLAMIZAR YENIFER MAR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6753">
            <text:p>18906753</text:p>
          </table:table-cell>
          <table:table-cell office:value-type="string">
            <text:p>CAMEJO MANSILLA MARIA DANIEL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1657">
            <text:p>19191657</text:p>
          </table:table-cell>
          <table:table-cell office:value-type="string">
            <text:p>GARCIAS ANDUEZA YOSELIN DANIEL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269">
            <text:p>19193269</text:p>
          </table:table-cell>
          <table:table-cell office:value-type="string">
            <text:p>VILLANUEVA BURGOS NERYS YOALY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297">
            <text:p>19193297</text:p>
          </table:table-cell>
          <table:table-cell office:value-type="string">
            <text:p>PULIDO SILVA MAURIN ANAI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20668">
            <text:p>19620668</text:p>
          </table:table-cell>
          <table:table-cell office:value-type="string">
            <text:p>SANTANA RUIZ LIZZ CAROLIN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0894">
            <text:p>20100894</text:p>
          </table:table-cell>
          <table:table-cell office:value-type="string">
            <text:p>LEO ESPINOZA JENESIS JOSE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1549">
            <text:p>20101549</text:p>
          </table:table-cell>
          <table:table-cell office:value-type="string">
            <text:p>VIEIRA ARIAS FATIMA ELEN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7999">
            <text:p>20517999</text:p>
          </table:table-cell>
          <table:table-cell office:value-type="string">
            <text:p>LOPEZ PALLARES GENESIS ESTEFAN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2433">
            <text:p>20602433</text:p>
          </table:table-cell>
          <table:table-cell office:value-type="string">
            <text:p>LARA CASTILLO AURISMAR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string">
            <text:p>E-83984076</text:p>
          </table:table-cell>
          <table:table-cell office:value-type="string">
            <text:p>PACHECO <text:s/>LASSO MARIELA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1880">
            <text:p>9991880</text:p>
          </table:table-cell>
          <table:table-cell office:value-type="string">
            <text:p>RAMIREZ SANTIAGO ELVIS ALFONSO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7077">
            <text:p>9987077</text:p>
          </table:table-cell>
          <table:table-cell office:value-type="string">
            <text:p>DURAN ROJAS AMPARO 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7537">
            <text:p>11187537</text:p>
          </table:table-cell>
          <table:table-cell office:value-type="string">
            <text:p>ZAMBRANO GALLARDO LUZ ELEN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828069">
            <text:p>15828069</text:p>
          </table:table-cell>
          <table:table-cell office:value-type="string">
            <text:p>CALDERON ARAUJO JUAN CARLOS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50972">
            <text:p>17550972</text:p>
          </table:table-cell>
          <table:table-cell office:value-type="string">
            <text:p>ROJAS PEÑA ASDRID SARAHY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00982">
            <text:p>17600982</text:p>
          </table:table-cell>
          <table:table-cell office:value-type="string">
            <text:p>JERDES GONZALEZ DOMNI NAREUBY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226">
            <text:p>18225226</text:p>
          </table:table-cell>
          <table:table-cell office:value-type="string">
            <text:p>RIVAS GALLARDO YURSELIS YONESI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43848">
            <text:p>18543848</text:p>
          </table:table-cell>
          <table:table-cell office:value-type="string">
            <text:p>GRATEROL MORONTA MARIELVIS YULIBETH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44993">
            <text:p>18544993</text:p>
          </table:table-cell>
          <table:table-cell office:value-type="string">
            <text:p>ARROYO FUENTE LIANDRO JOS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68942">
            <text:p>18668942</text:p>
          </table:table-cell>
          <table:table-cell office:value-type="string">
            <text:p>OROZCO FONSECA ISIS OSIRIS COROMOTO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1570">
            <text:p>18771570</text:p>
          </table:table-cell>
          <table:table-cell office:value-type="string">
            <text:p>GONZALEZ DAVILA MARIA ISABEL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1839">
            <text:p>18771839</text:p>
          </table:table-cell>
          <table:table-cell office:value-type="string">
            <text:p>MONTERO CAPIZZO DANIELA VERONIC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44215">
            <text:p>18844215</text:p>
          </table:table-cell>
          <table:table-cell office:value-type="string">
            <text:p>GONZALEZ SEGURA JARLYS ORIMAR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2468">
            <text:p>18772468</text:p>
          </table:table-cell>
          <table:table-cell office:value-type="string">
            <text:p>LAGUNA GALVIS DILMAR DANIEL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100">
            <text:p>19057100</text:p>
          </table:table-cell>
          <table:table-cell office:value-type="string">
            <text:p>MONTILLA BALZA CHRISTMAR 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52141">
            <text:p>19152141</text:p>
          </table:table-cell>
          <table:table-cell office:value-type="string">
            <text:p>ESPINOZA <text:s/>GONZALEZ RUSMARY <text:s/>MARIUX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87978">
            <text:p>19187978</text:p>
          </table:table-cell>
          <table:table-cell office:value-type="string">
            <text:p>HERNANDEZ LUQUE YOLENNY JOS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945">
            <text:p>19278945</text:p>
          </table:table-cell>
          <table:table-cell office:value-type="string">
            <text:p>MAYZ MORALES FELIX DANIEL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546">
            <text:p>19429546</text:p>
          </table:table-cell>
          <table:table-cell office:value-type="string">
            <text:p>CASTILLO CARRILLO VANESSA DEL VALL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30683">
            <text:p>19430683</text:p>
          </table:table-cell>
          <table:table-cell office:value-type="string">
            <text:p>GOMEZ BURGOS YRINA MERCEDES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7929">
            <text:p>19517929</text:p>
          </table:table-cell>
          <table:table-cell office:value-type="string">
            <text:p>ARAQUE BURGOS INGRID AID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1543">
            <text:p>19881543</text:p>
          </table:table-cell>
          <table:table-cell office:value-type="string">
            <text:p>ANDARA JAVITT SUSAN MALEN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57018">
            <text:p>20157018</text:p>
          </table:table-cell>
          <table:table-cell office:value-type="string">
            <text:p>MUÑOZ YEPEZ YENNY GABRIEL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497955">
            <text:p>17497955</text:p>
          </table:table-cell>
          <table:table-cell office:value-type="string">
            <text:p>POLANCO AMAYA ANGGY KATHERINE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70170">
            <text:p>17770170</text:p>
          </table:table-cell>
          <table:table-cell office:value-type="string">
            <text:p>PALENCIA GARCIA VANESSA ANDREINA</text:p>
          </table:table-cell>
          <table:table-cell office:value-type="string">
            <text:p>LICENCIADO EN COMUNICACION SOCIAL</text:p>
          </table:table-cell>
          <table:table-cell office:value-type="string">
            <text:p>2010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76936">
            <text:p>2476936</text:p>
          </table:table-cell>
          <table:table-cell office:value-type="string">
            <text:p>MERCEDES PUERT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32857">
            <text:p>6532857</text:p>
          </table:table-cell>
          <table:table-cell office:value-type="string">
            <text:p>VICTOR JOSE TRIBIÑO VASQU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6494">
            <text:p>12836494</text:p>
          </table:table-cell>
          <table:table-cell office:value-type="string">
            <text:p>MARIA ALBANIA PEREZ SALCED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1289">
            <text:p>19881289</text:p>
          </table:table-cell>
          <table:table-cell office:value-type="string">
            <text:p>DANIELA RODRIGUEZ LOP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3916">
            <text:p>16073916</text:p>
          </table:table-cell>
          <table:table-cell office:value-type="string">
            <text:p>MIGUEL ANGEL PEREZ MONTILL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44712">
            <text:p>17944712</text:p>
          </table:table-cell>
          <table:table-cell office:value-type="string">
            <text:p>LUCELYS YOHELYN JIMEN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71023">
            <text:p>18071023</text:p>
          </table:table-cell>
          <table:table-cell office:value-type="string">
            <text:p>KINBERLY VANESA MERIÑO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89795">
            <text:p>18289795</text:p>
          </table:table-cell>
          <table:table-cell office:value-type="string">
            <text:p>VILMARY ISABEL NUÑEZ UZCATEGUI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8626">
            <text:p>18558626</text:p>
          </table:table-cell>
          <table:table-cell office:value-type="string">
            <text:p>GUSTAVO ERNESTO SALAZAR GALIND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763">
            <text:p>18559763</text:p>
          </table:table-cell>
          <table:table-cell office:value-type="string">
            <text:p>JESUS ENRRIQUE RIVAS ORTI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60649">
            <text:p>18560649</text:p>
          </table:table-cell>
          <table:table-cell office:value-type="string">
            <text:p>JORDAN GABRIEL SALAS ARI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69416">
            <text:p>18669416</text:p>
          </table:table-cell>
          <table:table-cell office:value-type="string">
            <text:p>RAUL ALFONSO GUEVARA HERNAND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69978">
            <text:p>18669978</text:p>
          </table:table-cell>
          <table:table-cell office:value-type="string">
            <text:p>LUIS RAMON PERAZA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2170">
            <text:p>18772170</text:p>
          </table:table-cell>
          <table:table-cell office:value-type="string">
            <text:p>HECTOR MANUEL SUAREZ QUINTER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2310">
            <text:p>18772310</text:p>
          </table:table-cell>
          <table:table-cell office:value-type="string">
            <text:p>MARIA EUGENIA CHIRINOS LEON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2945">
            <text:p>18772945</text:p>
          </table:table-cell>
          <table:table-cell office:value-type="string">
            <text:p>SONIA EMPERATRIZ RIVAS PE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8355">
            <text:p>18838355</text:p>
          </table:table-cell>
          <table:table-cell office:value-type="string">
            <text:p>WOTMARY ARLEMAR VELAZQUEZ BRIT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53593">
            <text:p>18953593</text:p>
          </table:table-cell>
          <table:table-cell office:value-type="string">
            <text:p>JACKSON JOSE CONTRERAS RO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5799">
            <text:p>19055799</text:p>
          </table:table-cell>
          <table:table-cell office:value-type="string">
            <text:p>DERLYS RITA GARCIA JORDAN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582">
            <text:p>19056582</text:p>
          </table:table-cell>
          <table:table-cell office:value-type="string">
            <text:p>JONATHAN ALEXANDER CORDOB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88458">
            <text:p>19188458</text:p>
          </table:table-cell>
          <table:table-cell office:value-type="string">
            <text:p>ALBA MARINA MORENO MARTIN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836">
            <text:p>19244836</text:p>
          </table:table-cell>
          <table:table-cell office:value-type="string">
            <text:p>DENYSA DEL VALLE RANGEL MOREN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991">
            <text:p>19278991</text:p>
          </table:table-cell>
          <table:table-cell office:value-type="string">
            <text:p>YASNEIDY MARIA CASTELLANOS ARAUJ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9014">
            <text:p>19279014</text:p>
          </table:table-cell>
          <table:table-cell office:value-type="string">
            <text:p>MILENA DEL VALLE TORRES MEZ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38324">
            <text:p>19338324</text:p>
          </table:table-cell>
          <table:table-cell office:value-type="string">
            <text:p>ALVANIA CAROLINA GARCIA GONZAL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49937">
            <text:p>19349937</text:p>
          </table:table-cell>
          <table:table-cell office:value-type="string">
            <text:p>DANIELA MARGARITA VALECILLOS BECERR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116">
            <text:p>19429116</text:p>
          </table:table-cell>
          <table:table-cell office:value-type="string">
            <text:p>ELEANNY MARGARITA PATIÑO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790">
            <text:p>19429790</text:p>
          </table:table-cell>
          <table:table-cell office:value-type="string">
            <text:p>ORLYS MAYELA SUAREZ PAREDE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7749">
            <text:p>19517749</text:p>
          </table:table-cell>
          <table:table-cell office:value-type="string">
            <text:p>ANA YULIANY MARTINEZ LIDUEÑ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28588">
            <text:p>19528588</text:p>
          </table:table-cell>
          <table:table-cell office:value-type="string">
            <text:p>MAYRA ALEJANDRA UZCATEGUI RAMO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28695">
            <text:p>19528695</text:p>
          </table:table-cell>
          <table:table-cell office:value-type="string">
            <text:p>JOSE ALIRIO GOMEZ VILLEG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28910">
            <text:p>19528910</text:p>
          </table:table-cell>
          <table:table-cell office:value-type="string">
            <text:p>JORGE ENRIQUE BERRIO RODRIGU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33827">
            <text:p>19533827</text:p>
          </table:table-cell>
          <table:table-cell office:value-type="string">
            <text:p>JORDALYS SARAHY PEREZ LUG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115">
            <text:p>19783115</text:p>
          </table:table-cell>
          <table:table-cell office:value-type="string">
            <text:p>MARIAM DE LOS ANGELES MOLINA VILLAMIZAR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4512">
            <text:p>19784512</text:p>
          </table:table-cell>
          <table:table-cell office:value-type="string">
            <text:p>ROSANGEL DENISSE CAISEAS URDANET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6488">
            <text:p>19826488</text:p>
          </table:table-cell>
          <table:table-cell office:value-type="string">
            <text:p>RORAIMA LIDUSKA MORENO COLMENARE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138">
            <text:p>20011138</text:p>
          </table:table-cell>
          <table:table-cell office:value-type="string">
            <text:p>MARIA JOSE SEGURA SANCH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384">
            <text:p>20011384</text:p>
          </table:table-cell>
          <table:table-cell office:value-type="string">
            <text:p>ELISA MARIE MORALES RODRIGU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99732">
            <text:p>20099732</text:p>
          </table:table-cell>
          <table:table-cell office:value-type="string">
            <text:p>YSMARY MILAGROS CASTILLO RIV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0626">
            <text:p>20100626</text:p>
          </table:table-cell>
          <table:table-cell office:value-type="string">
            <text:p>MILQUELLA EVYS BLANCO SUA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1019">
            <text:p>20101019</text:p>
          </table:table-cell>
          <table:table-cell office:value-type="string">
            <text:p>LLUVIA DE VENUS VELAZQUEZ CORRE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510108">
            <text:p>5510108</text:p>
          </table:table-cell>
          <table:table-cell office:value-type="string">
            <text:p>ZENAIDA VASQUEZ LI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285720">
            <text:p>6285720</text:p>
          </table:table-cell>
          <table:table-cell office:value-type="string">
            <text:p>JUAN DE JESUS LANDA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3038">
            <text:p>12463038</text:p>
          </table:table-cell>
          <table:table-cell office:value-type="string">
            <text:p>YAMILETH DEL CARMEN CONTRERAS PETIT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49579">
            <text:p>14549579</text:p>
          </table:table-cell>
          <table:table-cell office:value-type="string">
            <text:p>AMARILIS DEL VALLE PERNIA CARRILL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4858">
            <text:p>15534858</text:p>
          </table:table-cell>
          <table:table-cell office:value-type="string">
            <text:p>ANYI AYARY SOSA SILV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6980">
            <text:p>18906980</text:p>
          </table:table-cell>
          <table:table-cell office:value-type="string">
            <text:p>NERVIS ESTEBAN PARRA LU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2579">
            <text:p>10722579</text:p>
          </table:table-cell>
          <table:table-cell office:value-type="string">
            <text:p>MARIA LEONOR MILLA MONSALVE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11269">
            <text:p>12111269</text:p>
          </table:table-cell>
          <table:table-cell office:value-type="string">
            <text:p>EVA LUZ ALEXANDRA CHON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6840">
            <text:p>12836840</text:p>
          </table:table-cell>
          <table:table-cell office:value-type="string">
            <text:p>YANNERIS VELAZQUEZ RAMIR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482009">
            <text:p>13482009</text:p>
          </table:table-cell>
          <table:table-cell office:value-type="string">
            <text:p>YARITMA ANDREA PEREZ POLANCO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67795">
            <text:p>14067795</text:p>
          </table:table-cell>
          <table:table-cell office:value-type="string">
            <text:p>YOLIMAR COROMOTO GARCIA MARTIN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091">
            <text:p>14433091</text:p>
          </table:table-cell>
          <table:table-cell office:value-type="string">
            <text:p>NERIA DEL CARMEN LEAL BECERR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56958">
            <text:p>14756958</text:p>
          </table:table-cell>
          <table:table-cell office:value-type="string">
            <text:p>JOHANA ROSSALY SANCH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436">
            <text:p>14933436</text:p>
          </table:table-cell>
          <table:table-cell office:value-type="string">
            <text:p>ZENAIDA DEL CARMEN GALVIS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7933">
            <text:p>15537933</text:p>
          </table:table-cell>
          <table:table-cell office:value-type="string">
            <text:p>AMADA DEL VALLE GARCIA DE TERAN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1048">
            <text:p>15671048</text:p>
          </table:table-cell>
          <table:table-cell office:value-type="string">
            <text:p>MILAGRO DEL VALLE PEÑALOZA MORENO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2580">
            <text:p>16372580</text:p>
          </table:table-cell>
          <table:table-cell office:value-type="string">
            <text:p>DELIA ROSA MORLES MONTILL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414894">
            <text:p>16414894</text:p>
          </table:table-cell>
          <table:table-cell office:value-type="string">
            <text:p>YUSMARYS ELIZABETH MOYEG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436530">
            <text:p>16436530</text:p>
          </table:table-cell>
          <table:table-cell office:value-type="string">
            <text:p>LISLEIDY YULIANA MARTINEZ ESCALON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402119">
            <text:p>17402119</text:p>
          </table:table-cell>
          <table:table-cell office:value-type="string">
            <text:p>ANA TERESA SANCH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477">
            <text:p>18225477</text:p>
          </table:table-cell>
          <table:table-cell office:value-type="string">
            <text:p>MARIA ALEXANDRA CERMEÑO HEREDI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82686">
            <text:p>19982686</text:p>
          </table:table-cell>
          <table:table-cell office:value-type="string">
            <text:p>YANET DEL CARMEN PEREZ ESCALONA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1383">
            <text:p>20101383</text:p>
          </table:table-cell>
          <table:table-cell office:value-type="string">
            <text:p>LILIANA CAROLINA ALBA VIVAS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2025">
            <text:p>20602025</text:p>
          </table:table-cell>
          <table:table-cell office:value-type="string">
            <text:p>LILICAR ALEJANDRA CASTRO MENDEZ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601953">
            <text:p>24601953</text:p>
          </table:table-cell>
          <table:table-cell office:value-type="string">
            <text:p>DINA LUZ ALVAREZ DE FERRER</text:p>
          </table:table-cell>
          <table:table-cell office:value-type="string">
            <text:p>LICENCIADO EN EDUCACION MENCIO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82536">
            <text:p>6582536</text:p>
          </table:table-cell>
          <table:table-cell office:value-type="string">
            <text:p>MARIA LOURDES LOZA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1517">
            <text:p>9261517</text:p>
          </table:table-cell>
          <table:table-cell office:value-type="string">
            <text:p>OLIVIA MARGARITA SANCHEZ TREJ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9902">
            <text:p>10059902</text:p>
          </table:table-cell>
          <table:table-cell office:value-type="string">
            <text:p>DIANA JOSEFINA MORA BURG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9666">
            <text:p>11189666</text:p>
          </table:table-cell>
          <table:table-cell office:value-type="string">
            <text:p>MARIA SOCORRO CASERES ARRIECH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7249">
            <text:p>11717249</text:p>
          </table:table-cell>
          <table:table-cell office:value-type="string">
            <text:p>GERONIMA DEL CARMEN LAGU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2663">
            <text:p>12202663</text:p>
          </table:table-cell>
          <table:table-cell office:value-type="string">
            <text:p>LUIS ALEXANDER HERNANDEZ S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4490">
            <text:p>12204490</text:p>
          </table:table-cell>
          <table:table-cell office:value-type="string">
            <text:p>NELIS BEATRIS SALAZAR CAMARG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485644">
            <text:p>13485644</text:p>
          </table:table-cell>
          <table:table-cell office:value-type="string">
            <text:p>DANNY MARIA PACHECO SEQUE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08714">
            <text:p>15308714</text:p>
          </table:table-cell>
          <table:table-cell office:value-type="string">
            <text:p>ZULAY YESENIA MONTIL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2480">
            <text:p>15462480</text:p>
          </table:table-cell>
          <table:table-cell office:value-type="string">
            <text:p>KEILA NORELYS HERNANDEZ MEJI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89109">
            <text:p>16189109</text:p>
          </table:table-cell>
          <table:table-cell office:value-type="string">
            <text:p>MIRIAN JOSEFINA GAMBOA CABEZ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1733">
            <text:p>18771733</text:p>
          </table:table-cell>
          <table:table-cell office:value-type="string">
            <text:p>CLAUDIA PATRICIA ALVAREZ DE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5274">
            <text:p>19025274</text:p>
          </table:table-cell>
          <table:table-cell office:value-type="string">
            <text:p>DIANKARLA DIOSMATH GONZALEZ MO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041">
            <text:p>19193041</text:p>
          </table:table-cell>
          <table:table-cell office:value-type="string">
            <text:p>NURIALVI CAROLINA QUINTERO MORE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1518">
            <text:p>4931518</text:p>
          </table:table-cell>
          <table:table-cell office:value-type="string">
            <text:p>JUANA RAMONA SANCHEZ CASTI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8821">
            <text:p>9988821</text:p>
          </table:table-cell>
          <table:table-cell office:value-type="string">
            <text:p>MARISOL HERIBERTA PEREZ CHIRINO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66549">
            <text:p>10166549</text:p>
          </table:table-cell>
          <table:table-cell office:value-type="string">
            <text:p>MIRIAM ZULAY DELGADO DE VALBUE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2595">
            <text:p>16372595</text:p>
          </table:table-cell>
          <table:table-cell office:value-type="string">
            <text:p>MARISELA DEL CARMEN RANGEL RANG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8374">
            <text:p>1608374</text:p>
          </table:table-cell>
          <table:table-cell office:value-type="string">
            <text:p>JORGE PASTOR PUERTA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90961">
            <text:p>3590961</text:p>
          </table:table-cell>
          <table:table-cell office:value-type="string">
            <text:p>MARIANO GARCIA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750174">
            <text:p>3750174</text:p>
          </table:table-cell>
          <table:table-cell office:value-type="string">
            <text:p>RAMON DE JESUS TREJO CARBAL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58231">
            <text:p>4258231</text:p>
          </table:table-cell>
          <table:table-cell office:value-type="string">
            <text:p>NUBIA ESMERALDA RONDON DE ARM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3160">
            <text:p>4263160</text:p>
          </table:table-cell>
          <table:table-cell office:value-type="string">
            <text:p>ELIZABETH COROMOTO CASTILLO ORDU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6516">
            <text:p>4926516</text:p>
          </table:table-cell>
          <table:table-cell office:value-type="string">
            <text:p>BENESITA RAMONA MORAL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6734">
            <text:p>4926734</text:p>
          </table:table-cell>
          <table:table-cell office:value-type="string">
            <text:p>RAMONA MARIA BALZA DE RINC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133853">
            <text:p>5133853</text:p>
          </table:table-cell>
          <table:table-cell office:value-type="string">
            <text:p>MIRIAM COROMOTO COLMENAR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601129">
            <text:p>5601129</text:p>
          </table:table-cell>
          <table:table-cell office:value-type="string">
            <text:p>HILDA MARITZA RO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730626">
            <text:p>5730626</text:p>
          </table:table-cell>
          <table:table-cell office:value-type="string">
            <text:p>MARIA MARGARITA ZAMBRANO DE LU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733536">
            <text:p>5733536</text:p>
          </table:table-cell>
          <table:table-cell office:value-type="string">
            <text:p>MARIA INES BU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770781">
            <text:p>5770781</text:p>
          </table:table-cell>
          <table:table-cell office:value-type="string">
            <text:p>FRANCISCA BRICE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785575">
            <text:p>6785575</text:p>
          </table:table-cell>
          <table:table-cell office:value-type="string">
            <text:p>MARIA JOSEFINA GARC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0992">
            <text:p>8130992</text:p>
          </table:table-cell>
          <table:table-cell office:value-type="string">
            <text:p>NANCY DEL SOCORRO REYES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2659">
            <text:p>8132659</text:p>
          </table:table-cell>
          <table:table-cell office:value-type="string">
            <text:p>ROSARIO EDUVIGES FAMA SEV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3726">
            <text:p>8133726</text:p>
          </table:table-cell>
          <table:table-cell office:value-type="string">
            <text:p>WOLFGAN GREGORIO GUEVARA BAL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2146">
            <text:p>8142146</text:p>
          </table:table-cell>
          <table:table-cell office:value-type="string">
            <text:p>SAMUEL ENRIQUE VELAZCO ORT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2745">
            <text:p>8142745</text:p>
          </table:table-cell>
          <table:table-cell office:value-type="string">
            <text:p>CENAIDA RAMONA FERNANDEZ DE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6162">
            <text:p>8146162</text:p>
          </table:table-cell>
          <table:table-cell office:value-type="string">
            <text:p>JOSE HOMERO TRIBIÑO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8422">
            <text:p>8148422</text:p>
          </table:table-cell>
          <table:table-cell office:value-type="string">
            <text:p>ODALIS COROMOTO SABADIEGO URQUIO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9075">
            <text:p>8149075</text:p>
          </table:table-cell>
          <table:table-cell office:value-type="string">
            <text:p>MARY ODALIS AR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71620">
            <text:p>8171620</text:p>
          </table:table-cell>
          <table:table-cell office:value-type="string">
            <text:p>ALIDO TORRES GI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1723">
            <text:p>9181723</text:p>
          </table:table-cell>
          <table:table-cell office:value-type="string">
            <text:p>BLANCA EMMA SOS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1644">
            <text:p>9261644</text:p>
          </table:table-cell>
          <table:table-cell office:value-type="string">
            <text:p>JORGE LUIS MANZANO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1852">
            <text:p>9261852</text:p>
          </table:table-cell>
          <table:table-cell office:value-type="string">
            <text:p>JANCENIO JOSE CAMARGO MOL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2710">
            <text:p>9262710</text:p>
          </table:table-cell>
          <table:table-cell office:value-type="string">
            <text:p>REINALDO EUCLIDES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4372">
            <text:p>9264372</text:p>
          </table:table-cell>
          <table:table-cell office:value-type="string">
            <text:p>EDGAR ENRIQUE RADUAN ME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4984">
            <text:p>9264984</text:p>
          </table:table-cell>
          <table:table-cell office:value-type="string">
            <text:p>BELEN DE LAS MERCEDES LUQUE SERR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5939">
            <text:p>9265939</text:p>
          </table:table-cell>
          <table:table-cell office:value-type="string">
            <text:p>NELLY LUZ CAMACHO BA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6140">
            <text:p>9266140</text:p>
          </table:table-cell>
          <table:table-cell office:value-type="string">
            <text:p>AURA ROSA FLORES DE QUINT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5539">
            <text:p>9365539</text:p>
          </table:table-cell>
          <table:table-cell office:value-type="string">
            <text:p>ANADELY BARRETO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0028">
            <text:p>9380028</text:p>
          </table:table-cell>
          <table:table-cell office:value-type="string">
            <text:p>CARMEN IXORA FUENTES JIME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0170">
            <text:p>9380170</text:p>
          </table:table-cell>
          <table:table-cell office:value-type="string">
            <text:p>IRIS MARIELA GAL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1409">
            <text:p>9381409</text:p>
          </table:table-cell>
          <table:table-cell office:value-type="string">
            <text:p>ZOILA ROSA GARRIDO ALZURU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6897">
            <text:p>9386897</text:p>
          </table:table-cell>
          <table:table-cell office:value-type="string">
            <text:p>EGLIS AURORA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7828">
            <text:p>9387828</text:p>
          </table:table-cell>
          <table:table-cell office:value-type="string">
            <text:p>CARMEN HAIDEE RODRIGUEZ PEREI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7873">
            <text:p>9387873</text:p>
          </table:table-cell>
          <table:table-cell office:value-type="string">
            <text:p>YESENIA MARIA MANZANO RIEG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6032">
            <text:p>9986032</text:p>
          </table:table-cell>
          <table:table-cell office:value-type="string">
            <text:p>CATALINA DE JESUS SAEZ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9255">
            <text:p>9989255</text:p>
          </table:table-cell>
          <table:table-cell office:value-type="string">
            <text:p>NALDO JOSE CASTELLANOS BLANC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2248">
            <text:p>9992248</text:p>
          </table:table-cell>
          <table:table-cell office:value-type="string">
            <text:p>JOSE LUIS RODRIGUEZ VILLE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14980">
            <text:p>10014980</text:p>
          </table:table-cell>
          <table:table-cell office:value-type="string">
            <text:p>MARIA FELIZA MENDOZA ARAG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03459">
            <text:p>10103459</text:p>
          </table:table-cell>
          <table:table-cell office:value-type="string">
            <text:p>RICHAR ALBERTO LARA BA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59558">
            <text:p>10159558</text:p>
          </table:table-cell>
          <table:table-cell office:value-type="string">
            <text:p>XIOMARA GAR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261298">
            <text:p>10261298</text:p>
          </table:table-cell>
          <table:table-cell office:value-type="string">
            <text:p>BEATRIZ COROMOTO ORTEGANO BASTID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55349">
            <text:p>105555349</text:p>
          </table:table-cell>
          <table:table-cell office:value-type="string">
            <text:p>GUILBER AMALIO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7372">
            <text:p>10557372</text:p>
          </table:table-cell>
          <table:table-cell office:value-type="string">
            <text:p>YSOLINA DELA CONSOLACION LUQUE SERR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9203">
            <text:p>10559203</text:p>
          </table:table-cell>
          <table:table-cell office:value-type="string">
            <text:p>GERTRUDIS YULIMAR RAMOS DE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526">
            <text:p>10560526</text:p>
          </table:table-cell>
          <table:table-cell office:value-type="string">
            <text:p>JOSEFA LACRUZ ALDANA CONTRER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4326">
            <text:p>10874326</text:p>
          </table:table-cell>
          <table:table-cell office:value-type="string">
            <text:p>MARIA MAGALY PEREZ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14519">
            <text:p>11114519</text:p>
          </table:table-cell>
          <table:table-cell office:value-type="string">
            <text:p>CLAUDIA CRISTINA RU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6547">
            <text:p>11186547</text:p>
          </table:table-cell>
          <table:table-cell office:value-type="string">
            <text:p>LUZMILA DEL VALLE LOPEZ DE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9530">
            <text:p>11189530</text:p>
          </table:table-cell>
          <table:table-cell office:value-type="string">
            <text:p>ROSALBA DEL VALLE SANCHEZ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9707">
            <text:p>11189707</text:p>
          </table:table-cell>
          <table:table-cell office:value-type="string">
            <text:p>NEREIDA DEL REAL OSMA TE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246172">
            <text:p>11246172</text:p>
          </table:table-cell>
          <table:table-cell office:value-type="string">
            <text:p>REINA ADELAIDA VAL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673267">
            <text:p>11673267</text:p>
          </table:table-cell>
          <table:table-cell office:value-type="string">
            <text:p>GLORIA MARIA GELV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2976">
            <text:p>11702976</text:p>
          </table:table-cell>
          <table:table-cell office:value-type="string">
            <text:p>NUBIA DE LOS ANGELES MANZANO ARRIECH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0537">
            <text:p>11710537</text:p>
          </table:table-cell>
          <table:table-cell office:value-type="string">
            <text:p>NELLY JUDITH PAEZ BA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1478">
            <text:p>11711478</text:p>
          </table:table-cell>
          <table:table-cell office:value-type="string">
            <text:p>MARIA DE LOS ANGELES PERDOMO BE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3040">
            <text:p>11713040</text:p>
          </table:table-cell>
          <table:table-cell office:value-type="string">
            <text:p>YAMILEX DEL CARMEN VILLALTA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861">
            <text:p>11714861</text:p>
          </table:table-cell>
          <table:table-cell office:value-type="string">
            <text:p>CARMEN MIREYA TORRES ARAUJ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290">
            <text:p>11716290</text:p>
          </table:table-cell>
          <table:table-cell office:value-type="string">
            <text:p>LUZ MARINA AZUAJE QUINT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738">
            <text:p>11716738</text:p>
          </table:table-cell>
          <table:table-cell office:value-type="string">
            <text:p>TORIBIO RAMON YZARRA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9642">
            <text:p>11839642</text:p>
          </table:table-cell>
          <table:table-cell office:value-type="string">
            <text:p>ANTONIO MARIA GUERRERO MORAL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0238">
            <text:p>12200238</text:p>
          </table:table-cell>
          <table:table-cell office:value-type="string">
            <text:p>YAMILER YANIXA RIVERO AGU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3129">
            <text:p>12203129</text:p>
          </table:table-cell>
          <table:table-cell office:value-type="string">
            <text:p>ANA NINOSKA ALBARRAN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6072">
            <text:p>12206072</text:p>
          </table:table-cell>
          <table:table-cell office:value-type="string">
            <text:p>JHOANNA ESTHER BUENAÑO MAY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8944">
            <text:p>12208944</text:p>
          </table:table-cell>
          <table:table-cell office:value-type="string">
            <text:p>YAJAIRA YSABEL AQUI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45905">
            <text:p>12545905</text:p>
          </table:table-cell>
          <table:table-cell office:value-type="string">
            <text:p>ARGELIS DEL VALLE RODRIGUEZ PAGO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4425">
            <text:p>12554425</text:p>
          </table:table-cell>
          <table:table-cell office:value-type="string">
            <text:p>MIRIAM COROMOTO FERRER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4727">
            <text:p>12554727</text:p>
          </table:table-cell>
          <table:table-cell office:value-type="string">
            <text:p>EDWING ROLANDO PEÑA ALVA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6920">
            <text:p>12836920</text:p>
          </table:table-cell>
          <table:table-cell office:value-type="string">
            <text:p>ROSSANA DEL VALLE ALTAMIRANDA FANDI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7133">
            <text:p>12837133</text:p>
          </table:table-cell>
          <table:table-cell office:value-type="string">
            <text:p>MARIA AUXILIADORA PARRA FROI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8012">
            <text:p>12838012</text:p>
          </table:table-cell>
          <table:table-cell office:value-type="string">
            <text:p>ELISA VIRGINIA VALERO CASTIL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8053">
            <text:p>12838053</text:p>
          </table:table-cell>
          <table:table-cell office:value-type="string">
            <text:p>GERTRUDIS ZULEIMA PADILLA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1468">
            <text:p>13061468</text:p>
          </table:table-cell>
          <table:table-cell office:value-type="string">
            <text:p>JOSE ALBERTO MORONTA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165576">
            <text:p>13165576</text:p>
          </table:table-cell>
          <table:table-cell office:value-type="string">
            <text:p>CAROLINA JOSEFINA RUIZ MED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8735">
            <text:p>13278735</text:p>
          </table:table-cell>
          <table:table-cell office:value-type="string">
            <text:p>MARILYN YANET CAMACHO AGU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80982">
            <text:p>13280982</text:p>
          </table:table-cell>
          <table:table-cell office:value-type="string">
            <text:p>EGLIS KARINA MOSQUEDA MARQ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00672">
            <text:p>13500672</text:p>
          </table:table-cell>
          <table:table-cell office:value-type="string">
            <text:p>YURAIMA BAL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01421">
            <text:p>13501421</text:p>
          </table:table-cell>
          <table:table-cell office:value-type="string">
            <text:p>DORA YUDITH UYABAN CHIVA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716999">
            <text:p>13716999</text:p>
          </table:table-cell>
          <table:table-cell office:value-type="string">
            <text:p>MAIBE KARINA RODRIGUEZ BLANC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749079">
            <text:p>13749079</text:p>
          </table:table-cell>
          <table:table-cell office:value-type="string">
            <text:p>OGDALY TIBISAY BLANCO LE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2885">
            <text:p>13882885</text:p>
          </table:table-cell>
          <table:table-cell office:value-type="string">
            <text:p>MARIA CAROLINA SAEZ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3980">
            <text:p>13883980</text:p>
          </table:table-cell>
          <table:table-cell office:value-type="string">
            <text:p>ZULAY YELITZA PEÑALOZA MOR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7058">
            <text:p>13947058</text:p>
          </table:table-cell>
          <table:table-cell office:value-type="string">
            <text:p>CARMEN ROSA FRIAS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34096">
            <text:p>14034096</text:p>
          </table:table-cell>
          <table:table-cell office:value-type="string">
            <text:p>LUCIO RAUL ROGELIO MEJIAS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48658">
            <text:p>14048658</text:p>
          </table:table-cell>
          <table:table-cell office:value-type="string">
            <text:p>YENNI YAMILET LORETO MUJIC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12499">
            <text:p>14112499</text:p>
          </table:table-cell>
          <table:table-cell office:value-type="string">
            <text:p>SORAIDA DEL CARMEN GOMEZ CANELON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2982">
            <text:p>14172982</text:p>
          </table:table-cell>
          <table:table-cell office:value-type="string">
            <text:p>ROSELBY DEL VALLE CANELON DE VELASQ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40369">
            <text:p>14340369</text:p>
          </table:table-cell>
          <table:table-cell office:value-type="string">
            <text:p>JOHNNY WISTON VALERO ROM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510">
            <text:p>14433510</text:p>
          </table:table-cell>
          <table:table-cell office:value-type="string">
            <text:p>JOSE RODRIGO PEÑA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11878">
            <text:p>14711878</text:p>
          </table:table-cell>
          <table:table-cell office:value-type="string">
            <text:p>MARIA MARLENY MONTILLA DE VELASQ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4853">
            <text:p>14864853</text:p>
          </table:table-cell>
          <table:table-cell office:value-type="string">
            <text:p>FELIX RAMON PAR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47570">
            <text:p>15047570</text:p>
          </table:table-cell>
          <table:table-cell office:value-type="string">
            <text:p>FIDELINA DEL CARMEN VEN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75651">
            <text:p>15175651</text:p>
          </table:table-cell>
          <table:table-cell office:value-type="string">
            <text:p>YUSMERY DEL CARMEN PAREDES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30416">
            <text:p>15330416</text:p>
          </table:table-cell>
          <table:table-cell office:value-type="string">
            <text:p>FRANCY LISETH PADILLA JIME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4940">
            <text:p>15384940</text:p>
          </table:table-cell>
          <table:table-cell office:value-type="string">
            <text:p>MARGELIS DEL VALLE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2844">
            <text:p>15462844</text:p>
          </table:table-cell>
          <table:table-cell office:value-type="string">
            <text:p>YEILYN YEDILAY FALCON BANDERE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6022">
            <text:p>15536022</text:p>
          </table:table-cell>
          <table:table-cell office:value-type="string">
            <text:p>BISLEDIS AXIOLE ALVARADO DE SAND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6259">
            <text:p>15536259</text:p>
          </table:table-cell>
          <table:table-cell office:value-type="string">
            <text:p>ELIZBETH DEL VALLE CAMARGO FANDI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6931">
            <text:p>15536931</text:p>
          </table:table-cell>
          <table:table-cell office:value-type="string">
            <text:p>YELIS MARITZA ESCOBAR ROND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784075">
            <text:p>15784075</text:p>
          </table:table-cell>
          <table:table-cell office:value-type="string">
            <text:p>YOLIMAR RAMÑREZ DÑVI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829720">
            <text:p>15829720</text:p>
          </table:table-cell>
          <table:table-cell office:value-type="string">
            <text:p>MARIA ISABEL PEÑA QUINT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42471">
            <text:p>15942471</text:p>
          </table:table-cell>
          <table:table-cell office:value-type="string">
            <text:p>JACKELIN DEL CARMEN LAGUNA ROJ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36859">
            <text:p>16136859</text:p>
          </table:table-cell>
          <table:table-cell office:value-type="string">
            <text:p>OLGA YELITZA RODRIGUEZ AMA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1260">
            <text:p>16371260</text:p>
          </table:table-cell>
          <table:table-cell office:value-type="string">
            <text:p>LEOMAR ANTONIO MORENO ZAMBR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5198">
            <text:p>16515198</text:p>
          </table:table-cell>
          <table:table-cell office:value-type="string">
            <text:p>NELLY DEL CARMEN CUEVAS JIME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05601">
            <text:p>16605601</text:p>
          </table:table-cell>
          <table:table-cell office:value-type="string">
            <text:p>AURA DE JESUS DIAZ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12886">
            <text:p>16612886</text:p>
          </table:table-cell>
          <table:table-cell office:value-type="string">
            <text:p>YASMIN CORDOBA DELG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45415">
            <text:p>16645415</text:p>
          </table:table-cell>
          <table:table-cell office:value-type="string">
            <text:p>LERVIS CARINEZ PIÑA AGUI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3485">
            <text:p>17203485</text:p>
          </table:table-cell>
          <table:table-cell office:value-type="string">
            <text:p>ZENIA DEL CARMEN ARTEAGA BUST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4344">
            <text:p>17204344</text:p>
          </table:table-cell>
          <table:table-cell office:value-type="string">
            <text:p>ANTHONY MICHAEL TORRES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5376">
            <text:p>17205376</text:p>
          </table:table-cell>
          <table:table-cell office:value-type="string">
            <text:p>ZULMAR KARLINA MONT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5814">
            <text:p>17205814</text:p>
          </table:table-cell>
          <table:table-cell office:value-type="string">
            <text:p>LENNYS DEL REAL CAMARG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0536">
            <text:p>17290536</text:p>
          </table:table-cell>
          <table:table-cell office:value-type="string">
            <text:p>RAMON ALEXANDER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1562">
            <text:p>17291562</text:p>
          </table:table-cell>
          <table:table-cell office:value-type="string">
            <text:p>YAMILET DEL VALLE PADILLA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1956">
            <text:p>17291956</text:p>
          </table:table-cell>
          <table:table-cell office:value-type="string">
            <text:p>ALBERLLY VICTORIA ALVARADO CAMACH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50476">
            <text:p>17550476</text:p>
          </table:table-cell>
          <table:table-cell office:value-type="string">
            <text:p>MARLIN YADIRA CASTRO ME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6153">
            <text:p>17766153</text:p>
          </table:table-cell>
          <table:table-cell office:value-type="string">
            <text:p>ROBERT PORFIRIO GARRIDO FUENT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6546">
            <text:p>17766546</text:p>
          </table:table-cell>
          <table:table-cell office:value-type="string">
            <text:p>GENARO ANTONIO CARMONA PEÑ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840655">
            <text:p>17840655</text:p>
          </table:table-cell>
          <table:table-cell office:value-type="string">
            <text:p>DAYCELIS ROSALI RAMIREZ COEL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89207">
            <text:p>17989207</text:p>
          </table:table-cell>
          <table:table-cell office:value-type="string">
            <text:p>YANETH COROMOTO MORENO BERRIO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6152">
            <text:p>18046152</text:p>
          </table:table-cell>
          <table:table-cell office:value-type="string">
            <text:p>REIMUNDO <text:s/>DIAZ VILLARRO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7224">
            <text:p>18907224</text:p>
          </table:table-cell>
          <table:table-cell office:value-type="string">
            <text:p>AMANDA MARIA POLANCO MOR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7579">
            <text:p>18907579</text:p>
          </table:table-cell>
          <table:table-cell office:value-type="string">
            <text:p>ROBERTH WILMAR CES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877">
            <text:p>19069877</text:p>
          </table:table-cell>
          <table:table-cell office:value-type="string">
            <text:p>ARIANET DEL CARMEN VILLADIEGO TO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1209">
            <text:p>19191209</text:p>
          </table:table-cell>
          <table:table-cell office:value-type="string">
            <text:p>DEYBI YOVANNY PADILLA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127">
            <text:p>19244127</text:p>
          </table:table-cell>
          <table:table-cell office:value-type="string">
            <text:p>MIGUEL ALFREDO FUENTES BEHAIN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80810">
            <text:p>19280810</text:p>
          </table:table-cell>
          <table:table-cell office:value-type="string">
            <text:p>NATHALY ROSSANA CASTRO TAP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897">
            <text:p>19429897</text:p>
          </table:table-cell>
          <table:table-cell office:value-type="string">
            <text:p>YULEIMA LILIBETH OROZCO R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7917">
            <text:p>19517917</text:p>
          </table:table-cell>
          <table:table-cell office:value-type="string">
            <text:p>MELVIN MAYRELIN GARCES SARMIENT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3097">
            <text:p>19613097</text:p>
          </table:table-cell>
          <table:table-cell office:value-type="string">
            <text:p>MARY TRINI JARA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135">
            <text:p>19619135</text:p>
          </table:table-cell>
          <table:table-cell office:value-type="string">
            <text:p>LUIS ORLANDO FUENTES VE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807">
            <text:p>19619807</text:p>
          </table:table-cell>
          <table:table-cell office:value-type="string">
            <text:p>DEXI REBECA GUEVARA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20978">
            <text:p>19620978</text:p>
          </table:table-cell>
          <table:table-cell office:value-type="string">
            <text:p>ROSANNY CAROLINA GARRIDO ROM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32963">
            <text:p>19732963</text:p>
          </table:table-cell>
          <table:table-cell office:value-type="string">
            <text:p>SILVIA PATRICIA GAINZA LE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707">
            <text:p>19783707</text:p>
          </table:table-cell>
          <table:table-cell office:value-type="string">
            <text:p>CARMEN MORAIMA GARCIAS MONA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76562">
            <text:p>19976562</text:p>
          </table:table-cell>
          <table:table-cell office:value-type="string">
            <text:p>COROMOTO OSORIO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387692">
            <text:p>20387692</text:p>
          </table:table-cell>
          <table:table-cell office:value-type="string">
            <text:p>MAGALY ALEXANDRA MENESES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7509">
            <text:p>20517509</text:p>
          </table:table-cell>
          <table:table-cell office:value-type="string">
            <text:p>YOEL ALEJANDRO LOBO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99292">
            <text:p>20599292</text:p>
          </table:table-cell>
          <table:table-cell office:value-type="string">
            <text:p>LUIS ALFREDO VELA LANDAE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99721">
            <text:p>20599721</text:p>
          </table:table-cell>
          <table:table-cell office:value-type="string">
            <text:p>YESENIA ANDREINA PARTIDA CUELL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2685">
            <text:p>20602685</text:p>
          </table:table-cell>
          <table:table-cell office:value-type="string">
            <text:p>MONICA DEL CARMEN ATENCIA ME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965038">
            <text:p>20965038</text:p>
          </table:table-cell>
          <table:table-cell office:value-type="string">
            <text:p>KARLA ZULAY BENCOMO CARM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45452">
            <text:p>21145452</text:p>
          </table:table-cell>
          <table:table-cell office:value-type="string">
            <text:p>YUSNEY YULAY RONDON TI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67845">
            <text:p>21167845</text:p>
          </table:table-cell>
          <table:table-cell office:value-type="string">
            <text:p>YUSMARI YASELI CAMARGO SILV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4588">
            <text:p>22684588</text:p>
          </table:table-cell>
          <table:table-cell office:value-type="string">
            <text:p>NURIS ISABEL GONZALEZ VILLALB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64457">
            <text:p>23164457</text:p>
          </table:table-cell>
          <table:table-cell office:value-type="string">
            <text:p>JOAQUIN GARZON OROSTEGUI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76015">
            <text:p>23176015</text:p>
          </table:table-cell>
          <table:table-cell office:value-type="string">
            <text:p>YALILE CARRERA PULI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6966">
            <text:p>4926966</text:p>
          </table:table-cell>
          <table:table-cell office:value-type="string">
            <text:p>ELIZABETH ME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384396">
            <text:p>6384396</text:p>
          </table:table-cell>
          <table:table-cell office:value-type="string">
            <text:p>CESAR AUGUSTO MARTINEZ CURRITIH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434775">
            <text:p>6434775</text:p>
          </table:table-cell>
          <table:table-cell office:value-type="string">
            <text:p>ANA YSABEL HERNANDEZ DE GARC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1199">
            <text:p>8131199</text:p>
          </table:table-cell>
          <table:table-cell office:value-type="string">
            <text:p>ALFONZO RAFAEL TORRES NIET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721505">
            <text:p>8721505</text:p>
          </table:table-cell>
          <table:table-cell office:value-type="string">
            <text:p>ELENA DEL CARMEN ANDARA DE ALBARRA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2789">
            <text:p>9262789</text:p>
          </table:table-cell>
          <table:table-cell office:value-type="string">
            <text:p>HERMELINDA DEL CARMEN JIMENEZ DE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3550">
            <text:p>9363550</text:p>
          </table:table-cell>
          <table:table-cell office:value-type="string">
            <text:p>JULIAN RAMON LOPEZ MO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5949">
            <text:p>9365949</text:p>
          </table:table-cell>
          <table:table-cell office:value-type="string">
            <text:p>VICTORIANO ANGULO SOS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417131">
            <text:p>9417131</text:p>
          </table:table-cell>
          <table:table-cell office:value-type="string">
            <text:p>REYNA OSMALY LEON DE LINAR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3833">
            <text:p>9983833</text:p>
          </table:table-cell>
          <table:table-cell office:value-type="string">
            <text:p>LUZ DEL VALLE TRUJILLO HERNA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6122">
            <text:p>9986122</text:p>
          </table:table-cell>
          <table:table-cell office:value-type="string">
            <text:p>REINA CONSUELO CAMACH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8167">
            <text:p>9988167</text:p>
          </table:table-cell>
          <table:table-cell office:value-type="string">
            <text:p>ULICER HANAN LARES RIV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8974">
            <text:p>10058974</text:p>
          </table:table-cell>
          <table:table-cell office:value-type="string">
            <text:p>ANA DELFINA DELGADO MOLLETON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9707">
            <text:p>10059707</text:p>
          </table:table-cell>
          <table:table-cell office:value-type="string">
            <text:p>DULCE MARIA HERNANDEZ PIMENTEL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95717">
            <text:p>10095717</text:p>
          </table:table-cell>
          <table:table-cell office:value-type="string">
            <text:p>YEIZA MASSIEL HERNA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9131">
            <text:p>10559131</text:p>
          </table:table-cell>
          <table:table-cell office:value-type="string">
            <text:p>ZORAIDA DEL CARMEN MED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8061">
            <text:p>11188061</text:p>
          </table:table-cell>
          <table:table-cell office:value-type="string">
            <text:p>GRISBORY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3985">
            <text:p>11713985</text:p>
          </table:table-cell>
          <table:table-cell office:value-type="string">
            <text:p>JOSE RAFAEL QUINTANA ROM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796">
            <text:p>11714796</text:p>
          </table:table-cell>
          <table:table-cell office:value-type="string">
            <text:p>DILIA DEL PILAR PAREDES PEÑ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4318">
            <text:p>12464318</text:p>
          </table:table-cell>
          <table:table-cell office:value-type="string">
            <text:p>FRONILDE C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972">
            <text:p>12551972</text:p>
          </table:table-cell>
          <table:table-cell office:value-type="string">
            <text:p>INGRID MIGDALIS VIZCAYA GALLARD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8259">
            <text:p>12838259</text:p>
          </table:table-cell>
          <table:table-cell office:value-type="string">
            <text:p>MIRTHA MARGARITA PEREZ SOLI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1513">
            <text:p>13061513</text:p>
          </table:table-cell>
          <table:table-cell office:value-type="string">
            <text:p>HENRRY ALONZO JIMENEZ APONTE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2692">
            <text:p>13212692</text:p>
          </table:table-cell>
          <table:table-cell office:value-type="string">
            <text:p>MARIA ELENA ROA FERNA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80951">
            <text:p>13280951</text:p>
          </table:table-cell>
          <table:table-cell office:value-type="string">
            <text:p>YNDIRA JOSEFINA CHIRINO POLANC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01701">
            <text:p>13501701</text:p>
          </table:table-cell>
          <table:table-cell office:value-type="string">
            <text:p>FRANCISCO JAVIER PACHEC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92188">
            <text:p>13592188</text:p>
          </table:table-cell>
          <table:table-cell office:value-type="string">
            <text:p>MIRIAN DEL CARMEN GARC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22886">
            <text:p>13822886</text:p>
          </table:table-cell>
          <table:table-cell office:value-type="string">
            <text:p>RUBEN BERRIO WILCH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3922">
            <text:p>13883922</text:p>
          </table:table-cell>
          <table:table-cell office:value-type="string">
            <text:p>DARLYN SILEYDA GARRIDO GUEVA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05682">
            <text:p>14205682</text:p>
          </table:table-cell>
          <table:table-cell office:value-type="string">
            <text:p>HECTOR JOSE FERNANDEZ JIMEN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59388">
            <text:p>14259388</text:p>
          </table:table-cell>
          <table:table-cell office:value-type="string">
            <text:p>FELICITA LOBO MOLI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640">
            <text:p>14433640</text:p>
          </table:table-cell>
          <table:table-cell office:value-type="string">
            <text:p>ANA LUCIA CONTRERAS TRIVIÑ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2303">
            <text:p>14662303</text:p>
          </table:table-cell>
          <table:table-cell office:value-type="string">
            <text:p>LUCIO YSAIAS PAIVA OROPEZ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14027">
            <text:p>14814027</text:p>
          </table:table-cell>
          <table:table-cell office:value-type="string">
            <text:p>ERNESTO RAFAEL ROJAS FALCO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4379">
            <text:p>14864379</text:p>
          </table:table-cell>
          <table:table-cell office:value-type="string">
            <text:p>ISABEL AMERICA DIAZ GRISMAN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10481">
            <text:p>15210481</text:p>
          </table:table-cell>
          <table:table-cell office:value-type="string">
            <text:p>GREYDIS YUSDAY RODRIGUEZ PRAD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3272">
            <text:p>15383272</text:p>
          </table:table-cell>
          <table:table-cell office:value-type="string">
            <text:p>ALICIA DEL CARMEN TORREYES CAST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27679">
            <text:p>16127679</text:p>
          </table:table-cell>
          <table:table-cell office:value-type="string">
            <text:p>NEIDYS CAROLINA RAMIREZ QUINT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88914">
            <text:p>16788914</text:p>
          </table:table-cell>
          <table:table-cell office:value-type="string">
            <text:p>MILEIDY RAMONA ROBLES ROBL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014824">
            <text:p>17014824</text:p>
          </table:table-cell>
          <table:table-cell office:value-type="string">
            <text:p>JOHANA COROMOTO SOLARTE RIVA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45107">
            <text:p>17245107</text:p>
          </table:table-cell>
          <table:table-cell office:value-type="string">
            <text:p>MARIA SOLEDAD RODRIGUEZ MOREN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49822">
            <text:p>17549822</text:p>
          </table:table-cell>
          <table:table-cell office:value-type="string">
            <text:p>JOHANNA ANDREINA ZAMUDIA GODOY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0813">
            <text:p>17660813</text:p>
          </table:table-cell>
          <table:table-cell office:value-type="string">
            <text:p>ADELSON ENRIQUE BOLAÑO GUANCH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0927">
            <text:p>17660927</text:p>
          </table:table-cell>
          <table:table-cell office:value-type="string">
            <text:p>YUSMARY DAIRY ESCALONA SILVEIR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89306">
            <text:p>18689306</text:p>
          </table:table-cell>
          <table:table-cell office:value-type="string">
            <text:p>ANA ROSA LOPEZ BETANCOURT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9579">
            <text:p>18839579</text:p>
          </table:table-cell>
          <table:table-cell office:value-type="string">
            <text:p>YOHANA JOSEFINA SANTA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7669">
            <text:p>18907669</text:p>
          </table:table-cell>
          <table:table-cell office:value-type="string">
            <text:p>YORBIN DELANEY GAMBOA BAD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7684">
            <text:p>18907684</text:p>
          </table:table-cell>
          <table:table-cell office:value-type="string">
            <text:p>JESUS RAFAEL ARMADA ARAUJ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7744">
            <text:p>18907744</text:p>
          </table:table-cell>
          <table:table-cell office:value-type="string">
            <text:p>HECTOR JOSE LOPEZ BETANCOURT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72677">
            <text:p>18972677</text:p>
          </table:table-cell>
          <table:table-cell office:value-type="string">
            <text:p>LIBYS DE LOS ANGELES MEDRANO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376">
            <text:p>19056376</text:p>
          </table:table-cell>
          <table:table-cell office:value-type="string">
            <text:p>YADELSY YASMIN MENDEZ MARTIN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609">
            <text:p>19069609</text:p>
          </table:table-cell>
          <table:table-cell office:value-type="string">
            <text:p>BELKIM CAROLINA RODRIGUEZ TORR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49243">
            <text:p>19349243</text:p>
          </table:table-cell>
          <table:table-cell office:value-type="string">
            <text:p>ROSA <text:s/>MARBELIS MATERAN CAST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49375">
            <text:p>19349375</text:p>
          </table:table-cell>
          <table:table-cell office:value-type="string">
            <text:p>EDGAR JOSE SANTA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341">
            <text:p>19619341</text:p>
          </table:table-cell>
          <table:table-cell office:value-type="string">
            <text:p>CRISANTO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848">
            <text:p>19619848</text:p>
          </table:table-cell>
          <table:table-cell office:value-type="string">
            <text:p>CARLOS YASMANY PERALTA PIÑ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6238">
            <text:p>19826238</text:p>
          </table:table-cell>
          <table:table-cell office:value-type="string">
            <text:p>MARIA DANIELA VALE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0943">
            <text:p>20600943</text:p>
          </table:table-cell>
          <table:table-cell office:value-type="string">
            <text:p>EDBERG JOHAN ORTIZ MOR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2479">
            <text:p>20602479</text:p>
          </table:table-cell>
          <table:table-cell office:value-type="string">
            <text:p>FRANKLIN OMAR VELAZQUEZ AGUIL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869307">
            <text:p>20869307</text:p>
          </table:table-cell>
          <table:table-cell office:value-type="string">
            <text:p>WINTON ELIAS MONTERROSA ZAPAT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963337">
            <text:p>20963337</text:p>
          </table:table-cell>
          <table:table-cell office:value-type="string">
            <text:p>KAREN ROELIS MANZANILLA CARBA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282152">
            <text:p>21282152</text:p>
          </table:table-cell>
          <table:table-cell office:value-type="string">
            <text:p>YONATAN DANIEL PALENCIA TOV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794008">
            <text:p>21794008</text:p>
          </table:table-cell>
          <table:table-cell office:value-type="string">
            <text:p>RAFAEL GARCIA ALVARAD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4831">
            <text:p>22684831</text:p>
          </table:table-cell>
          <table:table-cell office:value-type="string">
            <text:p>FABIOLA EDID ANTE VALENCI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983663">
            <text:p>22983663</text:p>
          </table:table-cell>
          <table:table-cell office:value-type="string">
            <text:p>LEINER EDJIMAR OJEDA BAD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66214">
            <text:p>23166214</text:p>
          </table:table-cell>
          <table:table-cell office:value-type="string">
            <text:p>HERMENCIA CORDOB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6981">
            <text:p>3916981</text:p>
          </table:table-cell>
          <table:table-cell office:value-type="string">
            <text:p>MARBI COROMOTO PUERT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607843">
            <text:p>4607843</text:p>
          </table:table-cell>
          <table:table-cell office:value-type="string">
            <text:p>MIGUEL SEGUNDO HENRI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212286">
            <text:p>5212286</text:p>
          </table:table-cell>
          <table:table-cell office:value-type="string">
            <text:p>NILDE DEL VALLE SANABR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338136">
            <text:p>6338136</text:p>
          </table:table-cell>
          <table:table-cell office:value-type="string">
            <text:p>GERONIMA ANTONIA CAÑIZALEZ VARG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82630">
            <text:p>6582630</text:p>
          </table:table-cell>
          <table:table-cell office:value-type="string">
            <text:p>JORGE GARCIA ARROY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648130">
            <text:p>7648130</text:p>
          </table:table-cell>
          <table:table-cell office:value-type="string">
            <text:p>JULIO DE JESUS GUERRERO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9828">
            <text:p>8149828</text:p>
          </table:table-cell>
          <table:table-cell office:value-type="string">
            <text:p>LUIS ENRIQUE MEZ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4906">
            <text:p>9184906</text:p>
          </table:table-cell>
          <table:table-cell office:value-type="string">
            <text:p>LINO MORA MO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41456">
            <text:p>9241456</text:p>
          </table:table-cell>
          <table:table-cell office:value-type="string">
            <text:p>YUDITH ESPERANZA VARGAS RUI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52996">
            <text:p>9252996</text:p>
          </table:table-cell>
          <table:table-cell office:value-type="string">
            <text:p>MARTIN FELICIANO DAVILA ESCORCH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54503">
            <text:p>9254503</text:p>
          </table:table-cell>
          <table:table-cell office:value-type="string">
            <text:p>CHIQUINQUIRA DEL ROSARIO PALACIO GARC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6383">
            <text:p>9266383</text:p>
          </table:table-cell>
          <table:table-cell office:value-type="string">
            <text:p>MIGUEL ANGEL MARTINEZ DAVIL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7837">
            <text:p>9267837</text:p>
          </table:table-cell>
          <table:table-cell office:value-type="string">
            <text:p>ARGENIS JOSE CARDENAS RODRIG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9037">
            <text:p>9269037</text:p>
          </table:table-cell>
          <table:table-cell office:value-type="string">
            <text:p>CIRIA GILBERTA SOLI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4846">
            <text:p>9384846</text:p>
          </table:table-cell>
          <table:table-cell office:value-type="string">
            <text:p>WUILFREDO JOSE RAMIREZ LA CRU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8505">
            <text:p>9388505</text:p>
          </table:table-cell>
          <table:table-cell office:value-type="string">
            <text:p>GREGORIO APOLINAR GUE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8557">
            <text:p>9388557</text:p>
          </table:table-cell>
          <table:table-cell office:value-type="string">
            <text:p>GABRIEL OSORI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9872">
            <text:p>9389872</text:p>
          </table:table-cell>
          <table:table-cell office:value-type="string">
            <text:p>ENEIDA CONSUELO CAST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591665">
            <text:p>9591665</text:p>
          </table:table-cell>
          <table:table-cell office:value-type="string">
            <text:p>PEDRO GUSTAVO ROJAS SILV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4828">
            <text:p>9984828</text:p>
          </table:table-cell>
          <table:table-cell office:value-type="string">
            <text:p>LUZ MARINA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2487">
            <text:p>10052487</text:p>
          </table:table-cell>
          <table:table-cell office:value-type="string">
            <text:p>JOSE ALBERTO MATU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4976">
            <text:p>10054976</text:p>
          </table:table-cell>
          <table:table-cell office:value-type="string">
            <text:p>JOSE ANTONIO ALVA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7975">
            <text:p>10057975</text:p>
          </table:table-cell>
          <table:table-cell office:value-type="string">
            <text:p>ORLANDO ANTONIO BRITO <text:s/>YEP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95717">
            <text:p>10095717</text:p>
          </table:table-cell>
          <table:table-cell office:value-type="string">
            <text:p>YEIZA MASSIEL H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06265">
            <text:p>10106265</text:p>
          </table:table-cell>
          <table:table-cell office:value-type="string">
            <text:p>CARMEN ALICIA URBINA DE F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30941">
            <text:p>10130941</text:p>
          </table:table-cell>
          <table:table-cell office:value-type="string">
            <text:p>LELIS RAMÑN MUÑO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378919">
            <text:p>10378919</text:p>
          </table:table-cell>
          <table:table-cell office:value-type="string">
            <text:p>YSMELDA PERNIA VE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29902">
            <text:p>10529902</text:p>
          </table:table-cell>
          <table:table-cell office:value-type="string">
            <text:p>MIGUEL ANGEL GUAIQUIRIM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5975">
            <text:p>10555975</text:p>
          </table:table-cell>
          <table:table-cell office:value-type="string">
            <text:p>JACQUELINE MILAGROS RODRIGUEZ BUITRAG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7012">
            <text:p>10557012</text:p>
          </table:table-cell>
          <table:table-cell office:value-type="string">
            <text:p>ALCADIO ENRIQUE BRICEÑO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212">
            <text:p>10560212</text:p>
          </table:table-cell>
          <table:table-cell office:value-type="string">
            <text:p>MIGUEL ROMEO MOLI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2517">
            <text:p>10562517</text:p>
          </table:table-cell>
          <table:table-cell office:value-type="string">
            <text:p>VICTORIANA RODRIG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4963">
            <text:p>10564963</text:p>
          </table:table-cell>
          <table:table-cell office:value-type="string">
            <text:p>SERGIA VIDALIA PAREDES VILOR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5908">
            <text:p>10875908</text:p>
          </table:table-cell>
          <table:table-cell office:value-type="string">
            <text:p>LUIS ANTONIO CONTRERAS MOLI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609">
            <text:p>11191609</text:p>
          </table:table-cell>
          <table:table-cell office:value-type="string">
            <text:p>ANTONIO <text:s/>MARIA MEJI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738">
            <text:p>11191738</text:p>
          </table:table-cell>
          <table:table-cell office:value-type="string">
            <text:p>ARCADIO RODOLFO PARED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3459">
            <text:p>11193459</text:p>
          </table:table-cell>
          <table:table-cell office:value-type="string">
            <text:p>NELSON OSORI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4762">
            <text:p>11194762</text:p>
          </table:table-cell>
          <table:table-cell office:value-type="string">
            <text:p>ZAIDA DOLORES CARVAJAL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1948">
            <text:p>11371948</text:p>
          </table:table-cell>
          <table:table-cell office:value-type="string">
            <text:p>MARIA EDUVINA MARQUEZ MAR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4614">
            <text:p>11374614</text:p>
          </table:table-cell>
          <table:table-cell office:value-type="string">
            <text:p>LUZ DEL VALLE COLMENAR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95128">
            <text:p>11395128</text:p>
          </table:table-cell>
          <table:table-cell office:value-type="string">
            <text:p>ABRAHAN DIONISIO MATU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98156">
            <text:p>11398156</text:p>
          </table:table-cell>
          <table:table-cell office:value-type="string">
            <text:p>CARMEN RAMONA VALERO JIME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402661">
            <text:p>11402661</text:p>
          </table:table-cell>
          <table:table-cell office:value-type="string">
            <text:p>CARMEN MARIBEL VILLEGAS ORELLA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506063">
            <text:p>11506063</text:p>
          </table:table-cell>
          <table:table-cell office:value-type="string">
            <text:p>BETTI ALICIA VALERO CASTILL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0086">
            <text:p>11710086</text:p>
          </table:table-cell>
          <table:table-cell office:value-type="string">
            <text:p>MIREYA DEL CARMEN GARC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3645">
            <text:p>11713645</text:p>
          </table:table-cell>
          <table:table-cell office:value-type="string">
            <text:p>WUILLIAM OSORI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7061">
            <text:p>11717061</text:p>
          </table:table-cell>
          <table:table-cell office:value-type="string">
            <text:p>JOSE SENON LINARES BRACAMON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089353">
            <text:p>12089353</text:p>
          </table:table-cell>
          <table:table-cell office:value-type="string">
            <text:p>JOSE ADELIS AGUILAR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0616">
            <text:p>12200616</text:p>
          </table:table-cell>
          <table:table-cell office:value-type="string">
            <text:p>TEOFILA DEL CARMEN BASTIDAS YA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6156">
            <text:p>12206156</text:p>
          </table:table-cell>
          <table:table-cell office:value-type="string">
            <text:p>YENIXE DEL VALLE CANALES GARCI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7711">
            <text:p>12207711</text:p>
          </table:table-cell>
          <table:table-cell office:value-type="string">
            <text:p>BELKIS MARIA FERNANDEZ <text:s/>DE SANTIAG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39485">
            <text:p>12239485</text:p>
          </table:table-cell>
          <table:table-cell office:value-type="string">
            <text:p>MIREYA FERNANDEZ F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40878">
            <text:p>12240878</text:p>
          </table:table-cell>
          <table:table-cell office:value-type="string">
            <text:p>RANDY <text:s/>JAVIER PINEDA <text:s/>ALMEID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8761">
            <text:p>12838761</text:p>
          </table:table-cell>
          <table:table-cell office:value-type="string">
            <text:p>YULEMAR SHLEY ARTAHONA MARTI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225">
            <text:p>13063225</text:p>
          </table:table-cell>
          <table:table-cell office:value-type="string">
            <text:p>JOSE ALEXANDER GARCIA CASTAÑED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2858">
            <text:p>13212858</text:p>
          </table:table-cell>
          <table:table-cell office:value-type="string">
            <text:p>NAUDY <text:s/>MOLINA SOS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80786">
            <text:p>13280786</text:p>
          </table:table-cell>
          <table:table-cell office:value-type="string">
            <text:p>CARLOS AUGUSTO TORO SANCH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499817">
            <text:p>13499817</text:p>
          </table:table-cell>
          <table:table-cell office:value-type="string">
            <text:p>LILIAN DEL CARMEN DUGARTE ARAQU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83522">
            <text:p>13683522</text:p>
          </table:table-cell>
          <table:table-cell office:value-type="string">
            <text:p>LINDOMAR GALLARDO <text:s/>LEON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31805">
            <text:p>13831805</text:p>
          </table:table-cell>
          <table:table-cell office:value-type="string">
            <text:p>JEAN CARLOS CONTRERAS MOLI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2115">
            <text:p>13882115</text:p>
          </table:table-cell>
          <table:table-cell office:value-type="string">
            <text:p>CARMEN LUISA DELGADO VELAZ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3870">
            <text:p>13883870</text:p>
          </table:table-cell>
          <table:table-cell office:value-type="string">
            <text:p>ZAIDA CONSUELO QUINTE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3910">
            <text:p>13883910</text:p>
          </table:table-cell>
          <table:table-cell office:value-type="string">
            <text:p>OMAIRA DEL CARMEN BRICEÑO GIL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51012">
            <text:p>14251012</text:p>
          </table:table-cell>
          <table:table-cell office:value-type="string">
            <text:p>RONNY DEL SOCORRO ESPINOZA LOP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59345">
            <text:p>14259345</text:p>
          </table:table-cell>
          <table:table-cell office:value-type="string">
            <text:p>ARELIS RAMIREZ FERNA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41875">
            <text:p>14341875</text:p>
          </table:table-cell>
          <table:table-cell office:value-type="string">
            <text:p>RAFAEL DOMINGO ALVARADO MEJI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014">
            <text:p>14433014</text:p>
          </table:table-cell>
          <table:table-cell office:value-type="string">
            <text:p>FATIMA DE LA PAZ LOPEZ RAMI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4760">
            <text:p>14434760</text:p>
          </table:table-cell>
          <table:table-cell office:value-type="string">
            <text:p>GRACIELA DEL CARMEN LUNA BRICEÑ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70201">
            <text:p>14570201</text:p>
          </table:table-cell>
          <table:table-cell office:value-type="string">
            <text:p>TANIA DEL VALLE ARO GONZAL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43408">
            <text:p>14743408</text:p>
          </table:table-cell>
          <table:table-cell office:value-type="string">
            <text:p>YOANIS ABONIA DE LAGUN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5093">
            <text:p>14865093</text:p>
          </table:table-cell>
          <table:table-cell office:value-type="string">
            <text:p>DILIA <text:s/>ROSA TORREZ DE PANQUEV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5274">
            <text:p>14865274</text:p>
          </table:table-cell>
          <table:table-cell office:value-type="string">
            <text:p>OSCAR OSWALDO ORTIZ BETANCOURT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5275">
            <text:p>14865275</text:p>
          </table:table-cell>
          <table:table-cell office:value-type="string">
            <text:p>NEILA ESPERANZA ORTIZ BETANCOURT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70059">
            <text:p>15270059</text:p>
          </table:table-cell>
          <table:table-cell office:value-type="string">
            <text:p>NANCI JOSEFINA FARIA ALVARAD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08616">
            <text:p>15308616</text:p>
          </table:table-cell>
          <table:table-cell office:value-type="string">
            <text:p>GERONIMA DEL VALLE VALERO JIMEN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30935">
            <text:p>15330935</text:p>
          </table:table-cell>
          <table:table-cell office:value-type="string">
            <text:p>EJILDA NAILET PEREZ <text:s/>GOM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50804">
            <text:p>15350804</text:p>
          </table:table-cell>
          <table:table-cell office:value-type="string">
            <text:p>ELIBETH DEL CARMEN COLMENARES CONTRE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4661">
            <text:p>15384661</text:p>
          </table:table-cell>
          <table:table-cell office:value-type="string">
            <text:p>DENNIS COROMOTO MENDOZ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828250">
            <text:p>15828250</text:p>
          </table:table-cell>
          <table:table-cell office:value-type="string">
            <text:p>NORMA DEL CARMEN ROMERO MEND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828507">
            <text:p>15828507</text:p>
          </table:table-cell>
          <table:table-cell office:value-type="string">
            <text:p>LISBETH ESPERANZA GARCIA ROJ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89867">
            <text:p>16189867</text:p>
          </table:table-cell>
          <table:table-cell office:value-type="string">
            <text:p>MARIA VERONICA MORENO BASTID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4823">
            <text:p>16634823</text:p>
          </table:table-cell>
          <table:table-cell office:value-type="string">
            <text:p>YIN RAFAELA COLMENA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5350">
            <text:p>16635350</text:p>
          </table:table-cell>
          <table:table-cell office:value-type="string">
            <text:p>HANNY COROMOTO PARAO SOS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6969">
            <text:p>16636969</text:p>
          </table:table-cell>
          <table:table-cell office:value-type="string">
            <text:p>LAURA EMILIA JIMENEZ RIV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4288">
            <text:p>17204288</text:p>
          </table:table-cell>
          <table:table-cell office:value-type="string">
            <text:p>LILIANA YAQUELIN MORENO PE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4547">
            <text:p>17204547</text:p>
          </table:table-cell>
          <table:table-cell office:value-type="string">
            <text:p>ELSI BRISEIDA FARIAS ALVARAD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15086">
            <text:p>17315086</text:p>
          </table:table-cell>
          <table:table-cell office:value-type="string">
            <text:p>MARIA DANIELA CONTRERAS PER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49562">
            <text:p>17549562</text:p>
          </table:table-cell>
          <table:table-cell office:value-type="string">
            <text:p>MARTHA ROSA AGUILAR CAMARG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5886">
            <text:p>17725886</text:p>
          </table:table-cell>
          <table:table-cell office:value-type="string">
            <text:p>RENSON ALI PEÑA CASTR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7772">
            <text:p>18117772</text:p>
          </table:table-cell>
          <table:table-cell office:value-type="string">
            <text:p>GONZALO <text:s/>RAFAEL ACEVEDO <text:s/>COLMENARE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8890">
            <text:p>18118890</text:p>
          </table:table-cell>
          <table:table-cell office:value-type="string">
            <text:p>ENAIL DEL REAL TORREALB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91603">
            <text:p>18191603</text:p>
          </table:table-cell>
          <table:table-cell office:value-type="string">
            <text:p>ELCIDA JOHANA NIEVES TREJO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086">
            <text:p>18225086</text:p>
          </table:table-cell>
          <table:table-cell office:value-type="string">
            <text:p>NELSON JOSE ZAMBRANO VICTOR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513">
            <text:p>18225513</text:p>
          </table:table-cell>
          <table:table-cell office:value-type="string">
            <text:p>YOHENY EVELIN CHACIN RATTE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90404">
            <text:p>18290404</text:p>
          </table:table-cell>
          <table:table-cell office:value-type="string">
            <text:p>DAINIS YURIBY SAEZ GUSMAN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8855">
            <text:p>18558855</text:p>
          </table:table-cell>
          <table:table-cell office:value-type="string">
            <text:p>MIGDALIS <text:s/>ADRIANA FERNANDEZ <text:s text:c="2"/>GIL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038">
            <text:p>18559038</text:p>
          </table:table-cell>
          <table:table-cell office:value-type="string">
            <text:p>OLGA DEL CARMEN ALBORNOZ DURAN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22812">
            <text:p>18922812</text:p>
          </table:table-cell>
          <table:table-cell office:value-type="string">
            <text:p>CRUZ ASDRUBAL RODRIGUEZ MARQU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33118">
            <text:p>19533118</text:p>
          </table:table-cell>
          <table:table-cell office:value-type="string">
            <text:p>YURMA <text:s/>MADELEINE COLINA MANZANILL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52398">
            <text:p>19952398</text:p>
          </table:table-cell>
          <table:table-cell office:value-type="string">
            <text:p>MAYRA ALEJANDRA ROJAS ANAYA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57429">
            <text:p>20157429</text:p>
          </table:table-cell>
          <table:table-cell office:value-type="string">
            <text:p>ZORAIDA NOHELY FARES SANCH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1136">
            <text:p>9361136</text:p>
          </table:table-cell>
          <table:table-cell office:value-type="string">
            <text:p>NANCY ELENA ABREU MOLIN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40076">
            <text:p>11840076</text:p>
          </table:table-cell>
          <table:table-cell office:value-type="string">
            <text:p>MARGARITA GUERRERO RAMIR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14914">
            <text:p>13014914</text:p>
          </table:table-cell>
          <table:table-cell office:value-type="string">
            <text:p>MIRIAM COROMOTO VARGAS GUERRER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70897">
            <text:p>13070897</text:p>
          </table:table-cell>
          <table:table-cell office:value-type="string">
            <text:p>EBINSON SOTO GUIZ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45507">
            <text:p>13545507</text:p>
          </table:table-cell>
          <table:table-cell office:value-type="string">
            <text:p>LUIS AURELIO LIMAS ANGUIT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1723">
            <text:p>14551723</text:p>
          </table:table-cell>
          <table:table-cell office:value-type="string">
            <text:p>YOSMAR SUAREZ ARIA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84878">
            <text:p>14784878</text:p>
          </table:table-cell>
          <table:table-cell office:value-type="string">
            <text:p>JESUS ORLANDO MOLINA OSORI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34202">
            <text:p>16334202</text:p>
          </table:table-cell>
          <table:table-cell office:value-type="string">
            <text:p>DORIS DEL SOCORRO MOLINA PERNI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772">
            <text:p>19057772</text:p>
          </table:table-cell>
          <table:table-cell office:value-type="string">
            <text:p>CLEIDYS KARINA SALAS GONZAL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9151">
            <text:p>16859151</text:p>
          </table:table-cell>
          <table:table-cell office:value-type="string">
            <text:p>RAFAEL ERASMO ZAMBRANO VIVA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09932">
            <text:p>17109932</text:p>
          </table:table-cell>
          <table:table-cell office:value-type="string">
            <text:p>ADRIAN ORTIZ ARDIL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77023">
            <text:p>19977023</text:p>
          </table:table-cell>
          <table:table-cell office:value-type="string">
            <text:p>DESIRE MATERLIN BARRIENTOS GIMENE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393001">
            <text:p>18393001</text:p>
          </table:table-cell>
          <table:table-cell office:value-type="string">
            <text:p>RAFAEL ALBERTO BARRAGAN HERNAD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6868">
            <text:p>17206868</text:p>
          </table:table-cell>
          <table:table-cell office:value-type="string">
            <text:p>WINLSON MANUEL CASTILLO GONZAL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353293">
            <text:p>18353293</text:p>
          </table:table-cell>
          <table:table-cell office:value-type="string">
            <text:p>KENNY WUILANDER GOMEZ PARAD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21610">
            <text:p>20121610</text:p>
          </table:table-cell>
          <table:table-cell office:value-type="string">
            <text:p>ALDEMAR ENRIQUE ZAMBRANO GOM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9201">
            <text:p>16859201</text:p>
          </table:table-cell>
          <table:table-cell office:value-type="string">
            <text:p>ALZURCE RIVERA MANUEL ALEJANDR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63054">
            <text:p>10163054</text:p>
          </table:table-cell>
          <table:table-cell office:value-type="string">
            <text:p>MAURO QUINTERO MONSALVE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410107">
            <text:p>16410107</text:p>
          </table:table-cell>
          <table:table-cell office:value-type="string">
            <text:p>YORLEY CAROLINA SANTOS QUINTERO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20665">
            <text:p>20120665</text:p>
          </table:table-cell>
          <table:table-cell office:value-type="string">
            <text:p>GENISIS YIBELY VILLARREAL ANGARITA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862198">
            <text:p>17862198</text:p>
          </table:table-cell>
          <table:table-cell office:value-type="string">
            <text:p>MARLY JOSEFINA VILLARREAL BARRIENTOS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66539">
            <text:p>15566539</text:p>
          </table:table-cell>
          <table:table-cell office:value-type="string">
            <text:p>HUGO ALEXANDER BOLAÑO SANCHEZ</text:p>
          </table:table-cell>
          <table:table-cell office:value-type="string">
            <text:p>LICENCIADO EN EDUCACION MENCION EDUCACION FISICA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59262">
            <text:p>4259262</text:p>
          </table:table-cell>
          <table:table-cell office:value-type="string">
            <text:p>DORIS DEL PILAR PARED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260583">
            <text:p>6260583</text:p>
          </table:table-cell>
          <table:table-cell office:value-type="string">
            <text:p>ROSA AMELIA LEAL VELAS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742260">
            <text:p>7742260</text:p>
          </table:table-cell>
          <table:table-cell office:value-type="string">
            <text:p>ROSA OMAIRA <text:s/>MILLAN DE ILLACONZ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941499">
            <text:p>7941499</text:p>
          </table:table-cell>
          <table:table-cell office:value-type="string">
            <text:p>JUDHIT DEL CARMEN CARMONA TE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672556">
            <text:p>8672556</text:p>
          </table:table-cell>
          <table:table-cell office:value-type="string">
            <text:p>MILAGROS JESUS TOVAR OCAN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097735">
            <text:p>9097735</text:p>
          </table:table-cell>
          <table:table-cell office:value-type="string">
            <text:p>JHONY ALBERTO GUERRERO MED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0611">
            <text:p>9180611</text:p>
          </table:table-cell>
          <table:table-cell office:value-type="string">
            <text:p>MARIA ANTONIA FERNANDEZ MARQU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3471">
            <text:p>9183471</text:p>
          </table:table-cell>
          <table:table-cell office:value-type="string">
            <text:p>FLORINDA DEL CARMEN CASTILLO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3496">
            <text:p>9183496</text:p>
          </table:table-cell>
          <table:table-cell office:value-type="string">
            <text:p>JOSE ERNESTO MENDEZ MO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3729">
            <text:p>9183729</text:p>
          </table:table-cell>
          <table:table-cell office:value-type="string">
            <text:p>NILCE ENCARNACION MARQUEZ DE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8709">
            <text:p>9268709</text:p>
          </table:table-cell>
          <table:table-cell office:value-type="string">
            <text:p>ZULEIMA MARGARITA MONTIL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6880">
            <text:p>9366880</text:p>
          </table:table-cell>
          <table:table-cell office:value-type="string">
            <text:p>ANA YRIS PEREZ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1266">
            <text:p>9381266</text:p>
          </table:table-cell>
          <table:table-cell office:value-type="string">
            <text:p>ALEIDA COROMOTO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8521">
            <text:p>9388521</text:p>
          </table:table-cell>
          <table:table-cell office:value-type="string">
            <text:p>FLOR MARIA VILLEGAS LA CRU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3475">
            <text:p>9983475</text:p>
          </table:table-cell>
          <table:table-cell office:value-type="string">
            <text:p>DELIA MIQUELANA CARMONA DE FREIT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5033">
            <text:p>9985033</text:p>
          </table:table-cell>
          <table:table-cell office:value-type="string">
            <text:p>MARISELA <text:s/>PEREZ BUSTAMA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5260">
            <text:p>9985260</text:p>
          </table:table-cell>
          <table:table-cell office:value-type="string">
            <text:p>JOSE RAMON MENDEZ HURT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6869">
            <text:p>9986869</text:p>
          </table:table-cell>
          <table:table-cell office:value-type="string">
            <text:p>DANNIS DEL VALLE FRIAS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9072">
            <text:p>9989072</text:p>
          </table:table-cell>
          <table:table-cell office:value-type="string">
            <text:p>ZULEIMA DEL CARMEN VERGARA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9852">
            <text:p>9989852</text:p>
          </table:table-cell>
          <table:table-cell office:value-type="string">
            <text:p>NORBERTO ALFONZO RODRIGUEZ BENCOM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0147">
            <text:p>9990147</text:p>
          </table:table-cell>
          <table:table-cell office:value-type="string">
            <text:p>LEIDI VICTORIA GONZALEZ AZUAJ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0915">
            <text:p>9990915</text:p>
          </table:table-cell>
          <table:table-cell office:value-type="string">
            <text:p>YENNY DEL CARMEN MEDINA DE ZAMBRA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14766">
            <text:p>10014766</text:p>
          </table:table-cell>
          <table:table-cell office:value-type="string">
            <text:p>SANTA SOBEYA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049">
            <text:p>10560049</text:p>
          </table:table-cell>
          <table:table-cell office:value-type="string">
            <text:p>XIOMARA AYARAHI NADAL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771">
            <text:p>10560771</text:p>
          </table:table-cell>
          <table:table-cell office:value-type="string">
            <text:p>GIORDANO ENRIQUE MOGOLLON AGUIL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5131">
            <text:p>10875131</text:p>
          </table:table-cell>
          <table:table-cell office:value-type="string">
            <text:p>NELY COROMOTO URBINA PEÑ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5568">
            <text:p>11185568</text:p>
          </table:table-cell>
          <table:table-cell office:value-type="string">
            <text:p>ALBA OSORIO QUINT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6669">
            <text:p>11186669</text:p>
          </table:table-cell>
          <table:table-cell office:value-type="string">
            <text:p>ORLEIDA MARIA DIAZ BECE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7250">
            <text:p>11187250</text:p>
          </table:table-cell>
          <table:table-cell office:value-type="string">
            <text:p>YRMA YSABEL BERVECIA FANDI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8721">
            <text:p>11188721</text:p>
          </table:table-cell>
          <table:table-cell office:value-type="string">
            <text:p>FREDDY RAMON MIRABAL BARAZAR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2376">
            <text:p>11192376</text:p>
          </table:table-cell>
          <table:table-cell office:value-type="string">
            <text:p>URIMARI DEL CARMEN PERALTA J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2793">
            <text:p>11192793</text:p>
          </table:table-cell>
          <table:table-cell office:value-type="string">
            <text:p>ZAIDA DEL CARMEN PARADA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1873">
            <text:p>11371873</text:p>
          </table:table-cell>
          <table:table-cell office:value-type="string">
            <text:p>MARIA ISOLINA PEREZ DE VEG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6982">
            <text:p>11706982</text:p>
          </table:table-cell>
          <table:table-cell office:value-type="string">
            <text:p>LAURI DEL VALLE MAYORCA TOR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5426">
            <text:p>11715426</text:p>
          </table:table-cell>
          <table:table-cell office:value-type="string">
            <text:p>NAYELITH GARRIDO DE SANCH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7377">
            <text:p>11717377</text:p>
          </table:table-cell>
          <table:table-cell office:value-type="string">
            <text:p>DILCIA TERESA BECERRA RINCON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7667">
            <text:p>11837667</text:p>
          </table:table-cell>
          <table:table-cell office:value-type="string">
            <text:p>IVAN DARIO CONTRERAS GUTIER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9929">
            <text:p>11839929</text:p>
          </table:table-cell>
          <table:table-cell office:value-type="string">
            <text:p>CARMEN JANEY PERNIA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992722">
            <text:p>11992722</text:p>
          </table:table-cell>
          <table:table-cell office:value-type="string">
            <text:p>MARIA MARGARITA <text:s/>LARA AREN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95131">
            <text:p>12195131</text:p>
          </table:table-cell>
          <table:table-cell office:value-type="string">
            <text:p>ROSA DEL CARMEN URBINA COI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1917">
            <text:p>12201917</text:p>
          </table:table-cell>
          <table:table-cell office:value-type="string">
            <text:p>JOSEFA CRISTINA CARBALLO DE CONTRE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5986">
            <text:p>12205986</text:p>
          </table:table-cell>
          <table:table-cell office:value-type="string">
            <text:p>ZORAIDA LUCIA ESCOB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4465">
            <text:p>12464465</text:p>
          </table:table-cell>
          <table:table-cell office:value-type="string">
            <text:p>EMILIA DEL CARMEN BRITO ALARC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76129">
            <text:p>12476129</text:p>
          </table:table-cell>
          <table:table-cell office:value-type="string">
            <text:p>DAICY YLENIA SEGOVIA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86295">
            <text:p>12486295</text:p>
          </table:table-cell>
          <table:table-cell office:value-type="string">
            <text:p>LUIS HERNANDO CONTRERAS M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25205">
            <text:p>12825205</text:p>
          </table:table-cell>
          <table:table-cell office:value-type="string">
            <text:p>ANA CLARITA SANCHEZ GALVI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9418">
            <text:p>12839418</text:p>
          </table:table-cell>
          <table:table-cell office:value-type="string">
            <text:p>RAMON ANTONIO RANGEL MORE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9468">
            <text:p>12839468</text:p>
          </table:table-cell>
          <table:table-cell office:value-type="string">
            <text:p>FREUDDYS TIBET DEL CARMEN GUERRA PERAZ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2840">
            <text:p>13062840</text:p>
          </table:table-cell>
          <table:table-cell office:value-type="string">
            <text:p>YENNYS DEL VALLE SANDOVAL DE PARED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665">
            <text:p>13063665</text:p>
          </table:table-cell>
          <table:table-cell office:value-type="string">
            <text:p>DILCIA COROMOTO TABORDA DE NUÑ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168568">
            <text:p>13168568</text:p>
          </table:table-cell>
          <table:table-cell office:value-type="string">
            <text:p>KARLINA DEL VALLE FIGUERA MOT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2208">
            <text:p>13212208</text:p>
          </table:table-cell>
          <table:table-cell office:value-type="string">
            <text:p>ANA ISABEL CARRERO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2624">
            <text:p>13212624</text:p>
          </table:table-cell>
          <table:table-cell office:value-type="string">
            <text:p>BARAJAS JENNY YAMILETH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155">
            <text:p>13213155</text:p>
          </table:table-cell>
          <table:table-cell office:value-type="string">
            <text:p>MIRLA YUSBEY CONTRERAS VAL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605">
            <text:p>13213605</text:p>
          </table:table-cell>
          <table:table-cell office:value-type="string">
            <text:p>LEIDA YASMILE DELGADO M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724">
            <text:p>13213724</text:p>
          </table:table-cell>
          <table:table-cell office:value-type="string">
            <text:p>LLIVY ELIZABETH CUADROS DUAR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38669">
            <text:p>13238669</text:p>
          </table:table-cell>
          <table:table-cell office:value-type="string">
            <text:p>ROSA DEL CARMEN GUEVARA ANDRA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8289">
            <text:p>13278289</text:p>
          </table:table-cell>
          <table:table-cell office:value-type="string">
            <text:p>MARIA RAMONA ZAMUDIO GOM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8446">
            <text:p>13278446</text:p>
          </table:table-cell>
          <table:table-cell office:value-type="string">
            <text:p>LISBETH DEL CARMEN VALERO PADR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80894">
            <text:p>13280894</text:p>
          </table:table-cell>
          <table:table-cell office:value-type="string">
            <text:p>FRANCELIS DEL CARMEN PIÑERO ALBAR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36480">
            <text:p>13636480</text:p>
          </table:table-cell>
          <table:table-cell office:value-type="string">
            <text:p>YENNIFFER CAROLINA HERNANDEZ QUINT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2203">
            <text:p>13882203</text:p>
          </table:table-cell>
          <table:table-cell office:value-type="string">
            <text:p>MARIA DE JESUS MONTECINO HENRI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3490">
            <text:p>13883490</text:p>
          </table:table-cell>
          <table:table-cell office:value-type="string">
            <text:p>CARMEN NOREIDA RANGEL BARRE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17914">
            <text:p>13917914</text:p>
          </table:table-cell>
          <table:table-cell office:value-type="string">
            <text:p>ROSA DELIA ACUÑA CRISTANCH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02650">
            <text:p>14002650</text:p>
          </table:table-cell>
          <table:table-cell office:value-type="string">
            <text:p>SOFIA MAIGUALIDA JIMENEZ ROM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02673">
            <text:p>14002673</text:p>
          </table:table-cell>
          <table:table-cell office:value-type="string">
            <text:p>MARIA TERESA MONZON DAVI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64908">
            <text:p>14264908</text:p>
          </table:table-cell>
          <table:table-cell office:value-type="string">
            <text:p>AUXILIADORA VERA MOLT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40192">
            <text:p>14340192</text:p>
          </table:table-cell>
          <table:table-cell office:value-type="string">
            <text:p>GLADYS YANETH ROJAS LOP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388">
            <text:p>14433388</text:p>
          </table:table-cell>
          <table:table-cell office:value-type="string">
            <text:p>YUNYS MARLENE SANDOVAL QUINT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599">
            <text:p>14433599</text:p>
          </table:table-cell>
          <table:table-cell office:value-type="string">
            <text:p>SANDRA JOSEFINA CASTRO LACRU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49245">
            <text:p>14549245</text:p>
          </table:table-cell>
          <table:table-cell office:value-type="string">
            <text:p>YELITZA CAROLINA ARTAHONA ALBAR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2575">
            <text:p>14662575</text:p>
          </table:table-cell>
          <table:table-cell office:value-type="string">
            <text:p>SANDRA COROMOTO RIVERO ROND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3561">
            <text:p>14663561</text:p>
          </table:table-cell>
          <table:table-cell office:value-type="string">
            <text:p>LUIS RAUL DOMINGUEZ F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24879">
            <text:p>14724879</text:p>
          </table:table-cell>
          <table:table-cell office:value-type="string">
            <text:p>ZENAIDA MORA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6040">
            <text:p>14866040</text:p>
          </table:table-cell>
          <table:table-cell office:value-type="string">
            <text:p>ARELIS RAFAELA GARRIDO GUILLE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6064">
            <text:p>14866064</text:p>
          </table:table-cell>
          <table:table-cell office:value-type="string">
            <text:p>ELSI YUDITH ZAMBRANO RIV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20653">
            <text:p>14920653</text:p>
          </table:table-cell>
          <table:table-cell office:value-type="string">
            <text:p>MAYRA ALEJANDRA MACHADO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565">
            <text:p>14933565</text:p>
          </table:table-cell>
          <table:table-cell office:value-type="string">
            <text:p>ROSVETL ALFREDO VILLASMIL PA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624">
            <text:p>14933624</text:p>
          </table:table-cell>
          <table:table-cell office:value-type="string">
            <text:p>MARIA MAURA MORON LINA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627">
            <text:p>14933627</text:p>
          </table:table-cell>
          <table:table-cell office:value-type="string">
            <text:p>ROSA MATILDE MORON LINA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72841">
            <text:p>15072841</text:p>
          </table:table-cell>
          <table:table-cell office:value-type="string">
            <text:p>GRABIELINA SARMIENTO VILLAMIZ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73153">
            <text:p>15073153</text:p>
          </table:table-cell>
          <table:table-cell office:value-type="string">
            <text:p>MARITZA BARRERA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0702">
            <text:p>15120702</text:p>
          </table:table-cell>
          <table:table-cell office:value-type="string">
            <text:p>ILVA VIANEY GONZALEZ DE UZCATEGUI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0819">
            <text:p>15120819</text:p>
          </table:table-cell>
          <table:table-cell office:value-type="string">
            <text:p>DULCE ESPERANZA MORENO SANCH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1320">
            <text:p>15121320</text:p>
          </table:table-cell>
          <table:table-cell office:value-type="string">
            <text:p>DARSY YARLEY LABRADOR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41857">
            <text:p>15241857</text:p>
          </table:table-cell>
          <table:table-cell office:value-type="string">
            <text:p>SUGEY SUSANA PINTO VIV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29941">
            <text:p>15329941</text:p>
          </table:table-cell>
          <table:table-cell office:value-type="string">
            <text:p>KARI ALEXANDRA BRICEÑO LOB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3090">
            <text:p>15463090</text:p>
          </table:table-cell>
          <table:table-cell office:value-type="string">
            <text:p>REINA ALEJANDRA VELAS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5727">
            <text:p>15535727</text:p>
          </table:table-cell>
          <table:table-cell office:value-type="string">
            <text:p>ANA IRIS MENDEZ ZO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5933">
            <text:p>15535933</text:p>
          </table:table-cell>
          <table:table-cell office:value-type="string">
            <text:p>YAJAIRA MIRLAY ESCALONA R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0334">
            <text:p>16070334</text:p>
          </table:table-cell>
          <table:table-cell office:value-type="string">
            <text:p>FREDDY FERNANDO RODRIGUEZ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1086">
            <text:p>16071086</text:p>
          </table:table-cell>
          <table:table-cell office:value-type="string">
            <text:p>MARISOL COROMOTO <text:s/>CONTRERAS LOP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1315">
            <text:p>16071315</text:p>
          </table:table-cell>
          <table:table-cell office:value-type="string">
            <text:p>ANGEL RONALDO MORENO TOR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1551">
            <text:p>16071551</text:p>
          </table:table-cell>
          <table:table-cell office:value-type="string">
            <text:p>GRISEL CAROLINA DUAR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1757">
            <text:p>16071757</text:p>
          </table:table-cell>
          <table:table-cell office:value-type="string">
            <text:p>GILBERT NOELVIS MENDEZ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15041">
            <text:p>16115041</text:p>
          </table:table-cell>
          <table:table-cell office:value-type="string">
            <text:p>CARMEN GREGORIA GARRIDO SANTA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26780">
            <text:p>16126780</text:p>
          </table:table-cell>
          <table:table-cell office:value-type="string">
            <text:p>JUANGLY ROSALY CAMPERO CALL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55100">
            <text:p>16155100</text:p>
          </table:table-cell>
          <table:table-cell office:value-type="string">
            <text:p>WILSON YOFREY PERAZA S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89191">
            <text:p>16189191</text:p>
          </table:table-cell>
          <table:table-cell office:value-type="string">
            <text:p>ALIDA YANELIS MONSALV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0355">
            <text:p>16190355</text:p>
          </table:table-cell>
          <table:table-cell office:value-type="string">
            <text:p>DEXY COROMOTO CABEZAS SEPULVED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281547">
            <text:p>16281547</text:p>
          </table:table-cell>
          <table:table-cell office:value-type="string">
            <text:p>PEDRO ANTONIO BLANCO POR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1398">
            <text:p>16371398</text:p>
          </table:table-cell>
          <table:table-cell office:value-type="string">
            <text:p>NOELIA DEL CARMEN GIL HOY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475000">
            <text:p>16475000</text:p>
          </table:table-cell>
          <table:table-cell office:value-type="string">
            <text:p>WILFREDO JOSE OSTOS DAVI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5779">
            <text:p>16515779</text:p>
          </table:table-cell>
          <table:table-cell office:value-type="string">
            <text:p>YULIAN ARELIS RODRIGUEZ PE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4202">
            <text:p>16634202</text:p>
          </table:table-cell>
          <table:table-cell office:value-type="string">
            <text:p>BELSY SIORE SANTANA LEA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4507">
            <text:p>16634507</text:p>
          </table:table-cell>
          <table:table-cell office:value-type="string">
            <text:p>YURBI ELIMAR MEJIAS ALVAR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6625">
            <text:p>16636625</text:p>
          </table:table-cell>
          <table:table-cell office:value-type="string">
            <text:p>REISYS NORELYS MIRELES PIÑ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7593">
            <text:p>16637593</text:p>
          </table:table-cell>
          <table:table-cell office:value-type="string">
            <text:p>NORAIMA DEL CARMEN ARAQUE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92369">
            <text:p>16792369</text:p>
          </table:table-cell>
          <table:table-cell office:value-type="string">
            <text:p>ROSSIANI DEL CARMEN ZORRILLA LEA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9697">
            <text:p>16859697</text:p>
          </table:table-cell>
          <table:table-cell office:value-type="string">
            <text:p>DEISY COROMOTO MOLINA MES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78978">
            <text:p>16978978</text:p>
          </table:table-cell>
          <table:table-cell office:value-type="string">
            <text:p>SENOBIA ALEJANDRA RANGEL MARTIN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79812">
            <text:p>16979812</text:p>
          </table:table-cell>
          <table:table-cell office:value-type="string">
            <text:p>YUSMELY JOSEFINA ROSENDO DIA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79912">
            <text:p>16979912</text:p>
          </table:table-cell>
          <table:table-cell office:value-type="string">
            <text:p>KLIBER FRANCISCO PINEDA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209">
            <text:p>16980209</text:p>
          </table:table-cell>
          <table:table-cell office:value-type="string">
            <text:p>ROSA DALIA TORO NUÑ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517">
            <text:p>16980517</text:p>
          </table:table-cell>
          <table:table-cell office:value-type="string">
            <text:p>ALYUALEX SIXLEA COLMENARES CONTRE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597">
            <text:p>16980597</text:p>
          </table:table-cell>
          <table:table-cell office:value-type="string">
            <text:p>GILBERLI ELVIRA PINEDA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005">
            <text:p>17169005</text:p>
          </table:table-cell>
          <table:table-cell office:value-type="string">
            <text:p>FEI CAROLINA MARQUEZ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006">
            <text:p>17169006</text:p>
          </table:table-cell>
          <table:table-cell office:value-type="string">
            <text:p>CLARA ISABEL AREVALO CALDER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272">
            <text:p>17169272</text:p>
          </table:table-cell>
          <table:table-cell office:value-type="string">
            <text:p>YERKIS LISBETH CASTILLO BARRI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580">
            <text:p>17169580</text:p>
          </table:table-cell>
          <table:table-cell office:value-type="string">
            <text:p>NORAIMA MOLINA BELANDR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58059">
            <text:p>17358059</text:p>
          </table:table-cell>
          <table:table-cell office:value-type="string">
            <text:p>KELY JOHANA ARGUELLO ARAG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76254">
            <text:p>17376254</text:p>
          </table:table-cell>
          <table:table-cell office:value-type="string">
            <text:p>MARYOLI ANDREINA GUARGUATI CERINZ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77820">
            <text:p>17377820</text:p>
          </table:table-cell>
          <table:table-cell office:value-type="string">
            <text:p>YOSMIN VIOLETA TORRES MED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50738">
            <text:p>17550738</text:p>
          </table:table-cell>
          <table:table-cell office:value-type="string">
            <text:p>INGRID XIOMARA LEDEZMA CORD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1500">
            <text:p>17661500</text:p>
          </table:table-cell>
          <table:table-cell office:value-type="string">
            <text:p>DORIS MAR PAEZ MONTIL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4957">
            <text:p>17664957</text:p>
          </table:table-cell>
          <table:table-cell office:value-type="string">
            <text:p>YULY CAROLINA QUINTERO VOLCAN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4098">
            <text:p>17724098</text:p>
          </table:table-cell>
          <table:table-cell office:value-type="string">
            <text:p>EUCARIS MAIDE MORA ESCALA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5352">
            <text:p>17725352</text:p>
          </table:table-cell>
          <table:table-cell office:value-type="string">
            <text:p>JERSON MOLINA ALARC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5844">
            <text:p>17725844</text:p>
          </table:table-cell>
          <table:table-cell office:value-type="string">
            <text:p>LUIGI LORENZO MELORO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6253">
            <text:p>17766253</text:p>
          </table:table-cell>
          <table:table-cell office:value-type="string">
            <text:p>ZAIDA MARIA RANGEL PA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494">
            <text:p>18045494</text:p>
          </table:table-cell>
          <table:table-cell office:value-type="string">
            <text:p>LUZ MARINA ROJ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899">
            <text:p>18045899</text:p>
          </table:table-cell>
          <table:table-cell office:value-type="string">
            <text:p>NAYLEE YADIRA MOLINA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6895">
            <text:p>18046895</text:p>
          </table:table-cell>
          <table:table-cell office:value-type="string">
            <text:p>ANA TIRDE HERNANDEZ CANCIN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6087">
            <text:p>18116087</text:p>
          </table:table-cell>
          <table:table-cell office:value-type="string">
            <text:p>MAGBIELIS PEÑA GUTIER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6743">
            <text:p>18116743</text:p>
          </table:table-cell>
          <table:table-cell office:value-type="string">
            <text:p>SOLANGEL CAROLINA FIGUEREDO HIDALG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8622">
            <text:p>18118622</text:p>
          </table:table-cell>
          <table:table-cell office:value-type="string">
            <text:p>JHONNATA JOSE RODRIGUEZ MONTOY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92494">
            <text:p>18192494</text:p>
          </table:table-cell>
          <table:table-cell office:value-type="string">
            <text:p>ANA MILEINY SANCHEZ PERN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4637">
            <text:p>18224637</text:p>
          </table:table-cell>
          <table:table-cell office:value-type="string">
            <text:p>KELLY KARINA MORENO PIMENTE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190">
            <text:p>18225190</text:p>
          </table:table-cell>
          <table:table-cell office:value-type="string">
            <text:p>DENNIS MAYURI PEREZ F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368">
            <text:p>18225368</text:p>
          </table:table-cell>
          <table:table-cell office:value-type="string">
            <text:p>ZAHIRATH GABRIELA <text:s/>QUINTANA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705">
            <text:p>18225705</text:p>
          </table:table-cell>
          <table:table-cell office:value-type="string">
            <text:p>GABRIELA ALEJANDRA PALENCIA SALAZAR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6364">
            <text:p>18226364</text:p>
          </table:table-cell>
          <table:table-cell office:value-type="string">
            <text:p>YENNI DELMIRA <text:s/>SARMIENTO GARRI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6548">
            <text:p>18226548</text:p>
          </table:table-cell>
          <table:table-cell office:value-type="string">
            <text:p>MARIBEL DEL VALLE VILLAMARIN MONSALV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88316">
            <text:p>18288316</text:p>
          </table:table-cell>
          <table:table-cell office:value-type="string">
            <text:p>SOANYEL MAGDALENA JUAREZ ARAUJ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90283">
            <text:p>18290283</text:p>
          </table:table-cell>
          <table:table-cell office:value-type="string">
            <text:p>DIANA CAROLINA NAVAS CARRER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5015">
            <text:p>18425015</text:p>
          </table:table-cell>
          <table:table-cell office:value-type="string">
            <text:p>MARIA SOLEDAD ZAMBRANO ORTEG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5684">
            <text:p>18425684</text:p>
          </table:table-cell>
          <table:table-cell office:value-type="string">
            <text:p>YELITZA COROMOTO LINARES C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103">
            <text:p>18559103</text:p>
          </table:table-cell>
          <table:table-cell office:value-type="string">
            <text:p>ALFREDO JAVIER DELG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224">
            <text:p>18559224</text:p>
          </table:table-cell>
          <table:table-cell office:value-type="string">
            <text:p>YECSI MARIA CABEZAS SEPULVED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708">
            <text:p>18559708</text:p>
          </table:table-cell>
          <table:table-cell office:value-type="string">
            <text:p>YORMARYS SARALYS COLMENARES PR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60872">
            <text:p>18560872</text:p>
          </table:table-cell>
          <table:table-cell office:value-type="string">
            <text:p>LEIDY ERNESTINA FERNANDEZ CHIQUI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70347">
            <text:p>18670347</text:p>
          </table:table-cell>
          <table:table-cell office:value-type="string">
            <text:p>ARNOLDO JOSE PEREZ CRESP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56689">
            <text:p>18856689</text:p>
          </table:table-cell>
          <table:table-cell office:value-type="string">
            <text:p>NUBIA DEL CARMEN PINZON DE PALACIO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6193">
            <text:p>18906193</text:p>
          </table:table-cell>
          <table:table-cell office:value-type="string">
            <text:p>CARLOS DANIEL PEREZ BUSTAMA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4810">
            <text:p>19024810</text:p>
          </table:table-cell>
          <table:table-cell office:value-type="string">
            <text:p>YOHANA KATIUSKA CORTES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0598">
            <text:p>19050598</text:p>
          </table:table-cell>
          <table:table-cell office:value-type="string">
            <text:p>DIANA CAROLINA RICO ROZ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250">
            <text:p>19057250</text:p>
          </table:table-cell>
          <table:table-cell office:value-type="string">
            <text:p>NERIS YOHANA <text:s/>MOLINA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938">
            <text:p>19057938</text:p>
          </table:table-cell>
          <table:table-cell office:value-type="string">
            <text:p>MAOLYS DEL CARMEN VIVAS R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944">
            <text:p>19243944</text:p>
          </table:table-cell>
          <table:table-cell office:value-type="string">
            <text:p>MAGDELY SILENIA VARILLAS PA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593">
            <text:p>19492593</text:p>
          </table:table-cell>
          <table:table-cell office:value-type="string">
            <text:p>ROSMARI CARRERO UZCATEGUI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20752">
            <text:p>19620752</text:p>
          </table:table-cell>
          <table:table-cell office:value-type="string">
            <text:p>ERIKA LISBETH PAEZ NUÑ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1268">
            <text:p>19631268</text:p>
          </table:table-cell>
          <table:table-cell office:value-type="string">
            <text:p>YANETH MARIBEL RONDON RODRIG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097">
            <text:p>19783097</text:p>
          </table:table-cell>
          <table:table-cell office:value-type="string">
            <text:p>MAGYURY ESTHER PEÑA GUTIER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1824">
            <text:p>19801824</text:p>
          </table:table-cell>
          <table:table-cell office:value-type="string">
            <text:p>KEILA YASMIR RODRIGUEZ GUE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2648">
            <text:p>20012648</text:p>
          </table:table-cell>
          <table:table-cell office:value-type="string">
            <text:p>MARIA GABRIELA SULBARA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80782">
            <text:p>19280782</text:p>
          </table:table-cell>
          <table:table-cell office:value-type="string">
            <text:p>RUSBENY YESENIA CARO FLO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509">
            <text:p>19429509</text:p>
          </table:table-cell>
          <table:table-cell office:value-type="string">
            <text:p>ANDIRA DEL MILAGRO GIL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409332">
            <text:p>20409332</text:p>
          </table:table-cell>
          <table:table-cell office:value-type="string">
            <text:p>ROSANGEL CAROLINA BRICEÑO GAMB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988">
            <text:p>19783988</text:p>
          </table:table-cell>
          <table:table-cell office:value-type="string">
            <text:p>MIRELBI YECCENIA FERNANDEZ DUQU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777">
            <text:p>19783777</text:p>
          </table:table-cell>
          <table:table-cell office:value-type="string">
            <text:p>GENESIS CAROLINA GARCIA BRICE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778">
            <text:p>19783778</text:p>
          </table:table-cell>
          <table:table-cell office:value-type="string">
            <text:p>MAURIS COROMOTO DUN POLANC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369">
            <text:p>19278369</text:p>
          </table:table-cell>
          <table:table-cell office:value-type="string">
            <text:p>EMILY DAYANA LINARES AZUAJ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417">
            <text:p>19278417</text:p>
          </table:table-cell>
          <table:table-cell office:value-type="string">
            <text:p>MARGARITA ANDREINA PRADA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295">
            <text:p>19278295</text:p>
          </table:table-cell>
          <table:table-cell office:value-type="string">
            <text:p>YURBIS CAROLINA LOZANO ARROY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335">
            <text:p>19278335</text:p>
          </table:table-cell>
          <table:table-cell office:value-type="string">
            <text:p>YULEIKAS VERENICE RAMIREZ ABREU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4468">
            <text:p>19024468</text:p>
          </table:table-cell>
          <table:table-cell office:value-type="string">
            <text:p>RUBI DEL CARMEN VASQUEZ ROND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71599">
            <text:p>19071599</text:p>
          </table:table-cell>
          <table:table-cell office:value-type="string">
            <text:p>YULESKA ERIMAR VIAN LINAR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71930">
            <text:p>19071930</text:p>
          </table:table-cell>
          <table:table-cell office:value-type="string">
            <text:p>YUDARIS NAIRALET TOVAR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6893">
            <text:p>20516893</text:p>
          </table:table-cell>
          <table:table-cell office:value-type="string">
            <text:p>VIVIANA ALEJANDRA VILLABONA GONZAL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913">
            <text:p>19783913</text:p>
          </table:table-cell>
          <table:table-cell office:value-type="string">
            <text:p>ARELIS JOSEFINA SANCHEZ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938">
            <text:p>19783938</text:p>
          </table:table-cell>
          <table:table-cell office:value-type="string">
            <text:p>MARIA DANIELA SULBARAN SARMIENT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4026">
            <text:p>19784026</text:p>
          </table:table-cell>
          <table:table-cell office:value-type="string">
            <text:p>MAIRA ALEJANDRA CAMACHO RAMIR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43629">
            <text:p>19343629</text:p>
          </table:table-cell>
          <table:table-cell office:value-type="string">
            <text:p>SCHEZNARDA IVETTE TORRES BLANC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330">
            <text:p>19278330</text:p>
          </table:table-cell>
          <table:table-cell office:value-type="string">
            <text:p>MAILY ESTHER OLIVO CHACI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2234">
            <text:p>20732234</text:p>
          </table:table-cell>
          <table:table-cell office:value-type="string">
            <text:p>MILAGROS DEL VALLE ARAQUE POVED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2791">
            <text:p>19632791</text:p>
          </table:table-cell>
          <table:table-cell office:value-type="string">
            <text:p>NANCY CAROLINA OCHOA OCHO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799">
            <text:p>19244799</text:p>
          </table:table-cell>
          <table:table-cell office:value-type="string">
            <text:p>MARIAN ELIZABETH FRIAS TRIBI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9532">
            <text:p>22689532</text:p>
          </table:table-cell>
          <table:table-cell office:value-type="string">
            <text:p>NOHEMI ELISSET PEDROZO DE PINZ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673548">
            <text:p>10673548</text:p>
          </table:table-cell>
          <table:table-cell office:value-type="string">
            <text:p>YASMINIA MAGDALENA REQUENA CORRE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493944">
            <text:p>11493944</text:p>
          </table:table-cell>
          <table:table-cell office:value-type="string">
            <text:p>NORY MAYERLYN RAMIREZ MARQU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46385">
            <text:p>10146385</text:p>
          </table:table-cell>
          <table:table-cell office:value-type="string">
            <text:p>MIRIAM ESPERANZA GAMEZ AYO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033240">
            <text:p>12033240</text:p>
          </table:table-cell>
          <table:table-cell office:value-type="string">
            <text:p>CARMEN TERESA SILVA CONTRER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14728">
            <text:p>12814728</text:p>
          </table:table-cell>
          <table:table-cell office:value-type="string">
            <text:p>BELKYS YAMILEY VELASCO ESCA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0796">
            <text:p>11370796</text:p>
          </table:table-cell>
          <table:table-cell office:value-type="string">
            <text:p>ANA JOSEFINA VIVAS MOL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6523">
            <text:p>20736523</text:p>
          </table:table-cell>
          <table:table-cell office:value-type="string">
            <text:p>ZORAIDA ISABEL ESPITIA VEG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200199">
            <text:p>6200199</text:p>
          </table:table-cell>
          <table:table-cell office:value-type="string">
            <text:p>JUDITH COROMOTO GUERRA FARI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7658">
            <text:p>22687658</text:p>
          </table:table-cell>
          <table:table-cell office:value-type="string">
            <text:p>ARELIS BULLOQUE CERVANT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99763">
            <text:p>20599763</text:p>
          </table:table-cell>
          <table:table-cell office:value-type="string">
            <text:p>SCARLATTE NAZARETH LOAIZA BETANCOURT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99586">
            <text:p>20099586</text:p>
          </table:table-cell>
          <table:table-cell office:value-type="string">
            <text:p>HAILEN YUDITH CALDERON HERRE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9116">
            <text:p>18839116</text:p>
          </table:table-cell>
          <table:table-cell office:value-type="string">
            <text:p>ROSMARY DEL CARMEN CARRILL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439489">
            <text:p>7439489</text:p>
          </table:table-cell>
          <table:table-cell office:value-type="string">
            <text:p>GRESIA DEL CARMEN CEBALLOS VILLEG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9750">
            <text:p>13279750</text:p>
          </table:table-cell>
          <table:table-cell office:value-type="string">
            <text:p>MARIA JOSEFINA MORENO APONTE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38547">
            <text:p>20238547</text:p>
          </table:table-cell>
          <table:table-cell office:value-type="string">
            <text:p>YELUBEL DEL CARMEN MOLINES GARC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7830">
            <text:p>19517830</text:p>
          </table:table-cell>
          <table:table-cell office:value-type="string">
            <text:p>MARIA DE LOURDES TORO CIVI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2469">
            <text:p>19192469</text:p>
          </table:table-cell>
          <table:table-cell office:value-type="string">
            <text:p>KATIUSKA CAROLINA FARIAS MEDI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5261">
            <text:p>19825261</text:p>
          </table:table-cell>
          <table:table-cell office:value-type="string">
            <text:p>DEXCY YAMILETH BAUTISTA REQUEN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719">
            <text:p>19783719</text:p>
          </table:table-cell>
          <table:table-cell office:value-type="string">
            <text:p>ARISMAL DEL CARMEN CAMPERO ALFONS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41841">
            <text:p>19541841</text:p>
          </table:table-cell>
          <table:table-cell office:value-type="string">
            <text:p>LEYDY DAYANA CHACON CHACON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95584">
            <text:p>19895584</text:p>
          </table:table-cell>
          <table:table-cell office:value-type="string">
            <text:p>ANNY KARINA VOLCANES VOLCANE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789">
            <text:p>19429789</text:p>
          </table:table-cell>
          <table:table-cell office:value-type="string">
            <text:p>VICTOR ALEJANDRO RIVERO LAGUAD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1870">
            <text:p>19491870</text:p>
          </table:table-cell>
          <table:table-cell office:value-type="string">
            <text:p>JESSIKA CARELIA <text:s/>DIAZ ME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775">
            <text:p>19619775</text:p>
          </table:table-cell>
          <table:table-cell office:value-type="string">
            <text:p>RINA FRANCHESCA RAMIREZ MORILL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49544">
            <text:p>19349544</text:p>
          </table:table-cell>
          <table:table-cell office:value-type="string">
            <text:p>EUNICE CAROLINA TREJO BRICEÑO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70023">
            <text:p>19070023</text:p>
          </table:table-cell>
          <table:table-cell office:value-type="string">
            <text:p>ANA ISABEL DUARTE VELANDR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70024">
            <text:p>19070024</text:p>
          </table:table-cell>
          <table:table-cell office:value-type="string">
            <text:p>ISMELDA DUARTE VELANDRI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6338">
            <text:p>18906338</text:p>
          </table:table-cell>
          <table:table-cell office:value-type="string">
            <text:p>ELEAZAR RAFAEL HURTADO URQUIOL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31010">
            <text:p>14731010</text:p>
          </table:table-cell>
          <table:table-cell office:value-type="string">
            <text:p>MARCOS JOSE RIVAS GUERR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634754">
            <text:p>12634754</text:p>
          </table:table-cell>
          <table:table-cell office:value-type="string">
            <text:p>LAUREN MARITZA CHACON NARVA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8199">
            <text:p>18838199</text:p>
          </table:table-cell>
          <table:table-cell office:value-type="string">
            <text:p>ANA JESSIKA VERGARA HERNANDEZ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8841">
            <text:p>18838841</text:p>
          </table:table-cell>
          <table:table-cell office:value-type="string">
            <text:p>CARLOS EDUARDO YEPEZ SILVA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4476">
            <text:p>16634476</text:p>
          </table:table-cell>
          <table:table-cell office:value-type="string">
            <text:p>CECILIA KATERY MEJIA ARI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65211">
            <text:p>18965211</text:p>
          </table:table-cell>
          <table:table-cell office:value-type="string">
            <text:p>LEYDA ROSA VALERO BASTIDAS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31576">
            <text:p>9231576</text:p>
          </table:table-cell>
          <table:table-cell office:value-type="string">
            <text:p>CHACON DE ACEVEDO ELIZABETH</text:p>
          </table:table-cell>
          <table:table-cell office:value-type="string">
            <text:p>LICENCIADO EN EDUCACION MENCION EDUCACION ESPE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173">
            <text:p>18045173</text:p>
          </table:table-cell>
          <table:table-cell office:value-type="string">
            <text:p>MIRIAM ELIZABETH MENDOZA USCATEGUI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24190">
            <text:p>14724190</text:p>
          </table:table-cell>
          <table:table-cell office:value-type="string">
            <text:p>ANA YAJAIRA PEREZ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4695">
            <text:p>12464695</text:p>
          </table:table-cell>
          <table:table-cell office:value-type="string">
            <text:p>NORIA BEATRIZ MOLINA DE MES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0905">
            <text:p>16070905</text:p>
          </table:table-cell>
          <table:table-cell office:value-type="string">
            <text:p>NADIA HEVELIN MOLINA BELANDR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0849">
            <text:p>9180849</text:p>
          </table:table-cell>
          <table:table-cell office:value-type="string">
            <text:p>DOMICIA TORRES GI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2345">
            <text:p>12462345</text:p>
          </table:table-cell>
          <table:table-cell office:value-type="string">
            <text:p>ELENA TORRES DE GUI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0068">
            <text:p>15120068</text:p>
          </table:table-cell>
          <table:table-cell office:value-type="string">
            <text:p>MARIA CARRILLO PA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711108">
            <text:p>15711108</text:p>
          </table:table-cell>
          <table:table-cell office:value-type="string">
            <text:p>LEYLA ESPERANZA MARTINEZ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172">
            <text:p>18045172</text:p>
          </table:table-cell>
          <table:table-cell office:value-type="string">
            <text:p>MILENI DEL CARMEN MENDOZA USCATEGUI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75673">
            <text:p>13675673</text:p>
          </table:table-cell>
          <table:table-cell office:value-type="string">
            <text:p>YSIDORA GUIZA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501">
            <text:p>17169501</text:p>
          </table:table-cell>
          <table:table-cell office:value-type="string">
            <text:p>GLEIDIMAR ANDRADE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475381">
            <text:p>17475381</text:p>
          </table:table-cell>
          <table:table-cell office:value-type="string">
            <text:p>FRANCY ELISMAR BRICEÑO TOR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4716">
            <text:p>18224716</text:p>
          </table:table-cell>
          <table:table-cell office:value-type="string">
            <text:p>DECCY IRAIMA PERN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249">
            <text:p>19057249</text:p>
          </table:table-cell>
          <table:table-cell office:value-type="string">
            <text:p>NORLEIDY YUBEISI MOLINA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6907">
            <text:p>8146907</text:p>
          </table:table-cell>
          <table:table-cell office:value-type="string">
            <text:p>NIDIA COROMOTO CAMACHO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77544">
            <text:p>17377544</text:p>
          </table:table-cell>
          <table:table-cell office:value-type="string">
            <text:p>YALENIS COROMOTO PEREZ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1241">
            <text:p>15671241</text:p>
          </table:table-cell>
          <table:table-cell office:value-type="string">
            <text:p>RUT SIMEY HERNAND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3259">
            <text:p>15463259</text:p>
          </table:table-cell>
          <table:table-cell office:value-type="string">
            <text:p>NELLY ISIDORA GONZALEZ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92659">
            <text:p>18892659</text:p>
          </table:table-cell>
          <table:table-cell office:value-type="string">
            <text:p>KARINA YAMILET ROMERO RIV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80607">
            <text:p>19280607</text:p>
          </table:table-cell>
          <table:table-cell office:value-type="string">
            <text:p>YESSICA ANDREIN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7405">
            <text:p>13947405</text:p>
          </table:table-cell>
          <table:table-cell office:value-type="string">
            <text:p>BELKIS COROMOTO BURGOS PADIL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00594">
            <text:p>13500594</text:p>
          </table:table-cell>
          <table:table-cell office:value-type="string">
            <text:p>MARITZA DEL CARMEN MEDRANO ROM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3206">
            <text:p>15463206</text:p>
          </table:table-cell>
          <table:table-cell office:value-type="string">
            <text:p>YHADARIS JOSEFA RODRIGUEZ URQUIO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1874">
            <text:p>18771874</text:p>
          </table:table-cell>
          <table:table-cell office:value-type="string">
            <text:p>ANDREINA DEL REAL <text:s/>GAL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832">
            <text:p>12551832</text:p>
          </table:table-cell>
          <table:table-cell office:value-type="string">
            <text:p>ELLEN BETINA NIEVES SO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91878">
            <text:p>14091878</text:p>
          </table:table-cell>
          <table:table-cell office:value-type="string">
            <text:p>ANA MAYLING MORENO CAMACH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25028">
            <text:p>15325028</text:p>
          </table:table-cell>
          <table:table-cell office:value-type="string">
            <text:p>REINA ALEJANDRA SERRANO MUÑO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708">
            <text:p>20011708</text:p>
          </table:table-cell>
          <table:table-cell office:value-type="string">
            <text:p>VIVIANA YULIMAR LOPEZ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0984">
            <text:p>17290984</text:p>
          </table:table-cell>
          <table:table-cell office:value-type="string">
            <text:p>MARIA ELENA HERNANDEZ NIE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40896">
            <text:p>14340896</text:p>
          </table:table-cell>
          <table:table-cell office:value-type="string">
            <text:p>MIRLA BEXSAIDA CAMACH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15656">
            <text:p>12815656</text:p>
          </table:table-cell>
          <table:table-cell office:value-type="string">
            <text:p>JENNY ZULAY RESTREP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0272">
            <text:p>4930272</text:p>
          </table:table-cell>
          <table:table-cell office:value-type="string">
            <text:p>ROSA MATILDE TORO DE SI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7380">
            <text:p>14867380</text:p>
          </table:table-cell>
          <table:table-cell office:value-type="string">
            <text:p>HEYSLER ENYD MORENO ESCALO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23570">
            <text:p>14623570</text:p>
          </table:table-cell>
          <table:table-cell office:value-type="string">
            <text:p>LILIBET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7941">
            <text:p>12837941</text:p>
          </table:table-cell>
          <table:table-cell office:value-type="string">
            <text:p>ZULAY DEL CARMEN MEJIAS RUI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08285">
            <text:p>14408285</text:p>
          </table:table-cell>
          <table:table-cell office:value-type="string">
            <text:p>MARICELA CARREÑO JAIM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487">
            <text:p>19429487</text:p>
          </table:table-cell>
          <table:table-cell office:value-type="string">
            <text:p>DEIMAR CAROLINA SARMIENTO VILLAMIZAR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923436">
            <text:p>7923436</text:p>
          </table:table-cell>
          <table:table-cell office:value-type="string">
            <text:p>ANA ESTHER MELENDEZ ROND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6770">
            <text:p>14866770</text:p>
          </table:table-cell>
          <table:table-cell office:value-type="string">
            <text:p>FRANCY LIZBEIDA ARAQUE SOS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13796">
            <text:p>14813796</text:p>
          </table:table-cell>
          <table:table-cell office:value-type="string">
            <text:p>LEIDA MARIA DUGARTE TER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1395">
            <text:p>11711395</text:p>
          </table:table-cell>
          <table:table-cell office:value-type="string">
            <text:p>SENOBIA DEL CARMEN HERNANDEZ GUE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88574">
            <text:p>19188574</text:p>
          </table:table-cell>
          <table:table-cell office:value-type="string">
            <text:p>YULIMAR DEL CARMEN VARGAS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69402">
            <text:p>15669402</text:p>
          </table:table-cell>
          <table:table-cell office:value-type="string">
            <text:p>CLARA SOLVEY RAMIREZ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654">
            <text:p>19882654</text:p>
          </table:table-cell>
          <table:table-cell office:value-type="string">
            <text:p>MILEIDY JOSEFINA VIDAL ME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8077">
            <text:p>19518077</text:p>
          </table:table-cell>
          <table:table-cell office:value-type="string">
            <text:p>ROSIRIS CAROLINA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690">
            <text:p>19882690</text:p>
          </table:table-cell>
          <table:table-cell office:value-type="string">
            <text:p>JOHANA BEATRIZ VITAL AZUAJ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83746">
            <text:p>11083746</text:p>
          </table:table-cell>
          <table:table-cell office:value-type="string">
            <text:p>ROSA MARIA VILLEGAS DE BERRI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1200">
            <text:p>17291200</text:p>
          </table:table-cell>
          <table:table-cell office:value-type="string">
            <text:p>MAIRA ALEJANDRA BURGOS A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731">
            <text:p>19882731</text:p>
          </table:table-cell>
          <table:table-cell office:value-type="string">
            <text:p>YESICA OMAIROL MIRELIS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83612">
            <text:p>13083612</text:p>
          </table:table-cell>
          <table:table-cell office:value-type="string">
            <text:p>NINOSCA YSOLINA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034458">
            <text:p>23034458</text:p>
          </table:table-cell>
          <table:table-cell office:value-type="string">
            <text:p>AURORA DEL VALLE TORREALBA ALE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663">
            <text:p>19882663</text:p>
          </table:table-cell>
          <table:table-cell office:value-type="string">
            <text:p>JOHANA YUSMERI FERNANDEZ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1902">
            <text:p>19191902</text:p>
          </table:table-cell>
          <table:table-cell office:value-type="string">
            <text:p>MARIA ZENAIDA COLMENAR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40390">
            <text:p>12240390</text:p>
          </table:table-cell>
          <table:table-cell office:value-type="string">
            <text:p>XIOMARA DEL CARMEN MEN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000281">
            <text:p>23000281</text:p>
          </table:table-cell>
          <table:table-cell office:value-type="string">
            <text:p>YOLANDA AYALA DE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7787">
            <text:p>12207787</text:p>
          </table:table-cell>
          <table:table-cell office:value-type="string">
            <text:p>NILYA NATALY RUI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50941">
            <text:p>19350941</text:p>
          </table:table-cell>
          <table:table-cell office:value-type="string">
            <text:p>MARIA GABRIELA RUI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438">
            <text:p>19243438</text:p>
          </table:table-cell>
          <table:table-cell office:value-type="string">
            <text:p>GENOVA ISAMAR CASTILL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0954">
            <text:p>15120954</text:p>
          </table:table-cell>
          <table:table-cell office:value-type="string">
            <text:p>YULITZA MARILIN CASTILLO MONTOY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793">
            <text:p>13213793</text:p>
          </table:table-cell>
          <table:table-cell office:value-type="string">
            <text:p>CECILIA COROMOTO SOTO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2975">
            <text:p>19802975</text:p>
          </table:table-cell>
          <table:table-cell office:value-type="string">
            <text:p>LISMARY DEL CARMEN RIVAS ZAMBR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58407">
            <text:p>23158407</text:p>
          </table:table-cell>
          <table:table-cell office:value-type="string">
            <text:p>DEYSY AYALA DE ESCALO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6643">
            <text:p>15536643</text:p>
          </table:table-cell>
          <table:table-cell office:value-type="string">
            <text:p>JOANA ELOISA PAREDES GUE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716">
            <text:p>13213716</text:p>
          </table:table-cell>
          <table:table-cell office:value-type="string">
            <text:p>YUSMARY JOSEFINA GARRIDO MIL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6351">
            <text:p>20736351</text:p>
          </table:table-cell>
          <table:table-cell office:value-type="string">
            <text:p>GUILLERMINA GUERRER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4098">
            <text:p>18424098</text:p>
          </table:table-cell>
          <table:table-cell office:value-type="string">
            <text:p>YUDELIS JOSEFA LEON SO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08953">
            <text:p>14408953</text:p>
          </table:table-cell>
          <table:table-cell office:value-type="string">
            <text:p>BERQUIS ZULAY SILVA HERED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79463">
            <text:p>11879463</text:p>
          </table:table-cell>
          <table:table-cell office:value-type="string">
            <text:p>MARIA VIRGINIA VAS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4700">
            <text:p>19024700</text:p>
          </table:table-cell>
          <table:table-cell office:value-type="string">
            <text:p>DEIGLIS ADRIANA MITCHELL PA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2985">
            <text:p>9992985</text:p>
          </table:table-cell>
          <table:table-cell office:value-type="string">
            <text:p>DILUBINA HERNANDEZ VIDA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49414">
            <text:p>19349414</text:p>
          </table:table-cell>
          <table:table-cell office:value-type="string">
            <text:p>AURIANNY NORELIS LUCENA ARAU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9590">
            <text:p>19279590</text:p>
          </table:table-cell>
          <table:table-cell office:value-type="string">
            <text:p>YESICA CAROLINA LEAL H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99705">
            <text:p>15399705</text:p>
          </table:table-cell>
          <table:table-cell office:value-type="string">
            <text:p>MARIA SABINA DEL CARMEN R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851">
            <text:p>19783851</text:p>
          </table:table-cell>
          <table:table-cell office:value-type="string">
            <text:p>YUSMELY SURAMA ARCILA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30260">
            <text:p>15330260</text:p>
          </table:table-cell>
          <table:table-cell office:value-type="string">
            <text:p>MARYURY DEL CARMEN FLORES BETANCOURT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78170">
            <text:p>16578170</text:p>
          </table:table-cell>
          <table:table-cell office:value-type="string">
            <text:p>VECZORY YUMAURY RODRIGUEZ ALCA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4038">
            <text:p>19784038</text:p>
          </table:table-cell>
          <table:table-cell office:value-type="string">
            <text:p>LISVETH CAROLINA LINARES CRESP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098">
            <text:p>18225098</text:p>
          </table:table-cell>
          <table:table-cell office:value-type="string">
            <text:p>LUZ MARINA CRESPO COLLANT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648">
            <text:p>20011648</text:p>
          </table:table-cell>
          <table:table-cell office:value-type="string">
            <text:p>NORAIMA DEL CARMEN BRICEÑO LI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1289">
            <text:p>11711289</text:p>
          </table:table-cell>
          <table:table-cell office:value-type="string">
            <text:p>DELIA DEL CARMEN BASTIDAS BE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6748">
            <text:p>16636748</text:p>
          </table:table-cell>
          <table:table-cell office:value-type="string">
            <text:p>YESIKA YOHELY CEIB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783843">
            <text:p>15783843</text:p>
          </table:table-cell>
          <table:table-cell office:value-type="string">
            <text:p>MARIA TERESA ROSALES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119700">
            <text:p>22119700</text:p>
          </table:table-cell>
          <table:table-cell office:value-type="string">
            <text:p>MARTHA ELENA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8679">
            <text:p>16858679</text:p>
          </table:table-cell>
          <table:table-cell office:value-type="string">
            <text:p>YADIRA ZULEIMA RANGEL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99456">
            <text:p>15999456</text:p>
          </table:table-cell>
          <table:table-cell office:value-type="string">
            <text:p>ENEDYS HERNANDEZ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6294">
            <text:p>20516294</text:p>
          </table:table-cell>
          <table:table-cell office:value-type="string">
            <text:p>GIANNINY YURLINEY MARQUEZ VELAZ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616">
            <text:p>19057616</text:p>
          </table:table-cell>
          <table:table-cell office:value-type="string">
            <text:p>CARMEN DARIANA HERRERA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6997">
            <text:p>14866997</text:p>
          </table:table-cell>
          <table:table-cell office:value-type="string">
            <text:p>DAINNY YERMALAY MARQUEZ VELAZ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4917">
            <text:p>16514917</text:p>
          </table:table-cell>
          <table:table-cell office:value-type="string">
            <text:p>BELKIS IRAIMA SOTO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886">
            <text:p>19243886</text:p>
          </table:table-cell>
          <table:table-cell office:value-type="string">
            <text:p>YULY MARLEY VARGAS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53931">
            <text:p>18953931</text:p>
          </table:table-cell>
          <table:table-cell office:value-type="string">
            <text:p>MARLI ROSAURA RANGEL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418">
            <text:p>19057418</text:p>
          </table:table-cell>
          <table:table-cell office:value-type="string">
            <text:p>ANGGY KATHERINE BETIN MONRROY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814627">
            <text:p>20814627</text:p>
          </table:table-cell>
          <table:table-cell office:value-type="string">
            <text:p>YESENIA PAOLA LARA DE LA CER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587">
            <text:p>19243587</text:p>
          </table:table-cell>
          <table:table-cell office:value-type="string">
            <text:p>RAIZA YERELYS RANGEL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48637">
            <text:p>18148637</text:p>
          </table:table-cell>
          <table:table-cell office:value-type="string">
            <text:p>YOLIMA YAJAIRA MOLINA LA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6831">
            <text:p>16636831</text:p>
          </table:table-cell>
          <table:table-cell office:value-type="string">
            <text:p>ANA JULIA ROA DE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095631">
            <text:p>6095631</text:p>
          </table:table-cell>
          <table:table-cell office:value-type="string">
            <text:p>GUILLERMINA TAMARA SOLORZANO DELG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784801">
            <text:p>15784801</text:p>
          </table:table-cell>
          <table:table-cell office:value-type="string">
            <text:p>YANITT DEL CARMEN RUIZ ALTUV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41799">
            <text:p>18641799</text:p>
          </table:table-cell>
          <table:table-cell office:value-type="string">
            <text:p>KEILA COROMOTO MOLINA RANG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1291">
            <text:p>19631291</text:p>
          </table:table-cell>
          <table:table-cell office:value-type="string">
            <text:p>YAJAIRA VARGAS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75271">
            <text:p>16575271</text:p>
          </table:table-cell>
          <table:table-cell office:value-type="string">
            <text:p>JASMIN DEL VALLE GUERRERO VELANDR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9343">
            <text:p>14179343</text:p>
          </table:table-cell>
          <table:table-cell office:value-type="string">
            <text:p>JACKELINE XIOMARA VILLAMIZAR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1318">
            <text:p>13211318</text:p>
          </table:table-cell>
          <table:table-cell office:value-type="string">
            <text:p>YOLIMAR MENDOZA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71906">
            <text:p>14371906</text:p>
          </table:table-cell>
          <table:table-cell office:value-type="string">
            <text:p>JUSTINA MONTES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691">
            <text:p>19492691</text:p>
          </table:table-cell>
          <table:table-cell office:value-type="string">
            <text:p>GLEYBER YGLED PEÑA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4822">
            <text:p>9184822</text:p>
          </table:table-cell>
          <table:table-cell office:value-type="string">
            <text:p>NANCY RONDON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24915">
            <text:p>14724915</text:p>
          </table:table-cell>
          <table:table-cell office:value-type="string">
            <text:p>ARALIS VARILLAS RIV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26558">
            <text:p>20226558</text:p>
          </table:table-cell>
          <table:table-cell office:value-type="string">
            <text:p>YEINIS YULIBETH HERNANDEZ MES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21243">
            <text:p>17321243</text:p>
          </table:table-cell>
          <table:table-cell office:value-type="string">
            <text:p>MARY YOLEIDA RIVAS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91340">
            <text:p>18191340</text:p>
          </table:table-cell>
          <table:table-cell office:value-type="string">
            <text:p>MAYELA JESUSA SANCHEZ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5994">
            <text:p>18425994</text:p>
          </table:table-cell>
          <table:table-cell office:value-type="string">
            <text:p>MARIA ANGELICA RAMIREZ NIEV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2805">
            <text:p>19802805</text:p>
          </table:table-cell>
          <table:table-cell office:value-type="string">
            <text:p>ARIANA YANURKA DURAN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4440">
            <text:p>17724440</text:p>
          </table:table-cell>
          <table:table-cell office:value-type="string">
            <text:p>EDIS COROMOTO RANGEL ALTUV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6787">
            <text:p>18046787</text:p>
          </table:table-cell>
          <table:table-cell office:value-type="string">
            <text:p>BELSY <text:s/>LILIANA ZUANARE ANGARIT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0295">
            <text:p>11370295</text:p>
          </table:table-cell>
          <table:table-cell office:value-type="string">
            <text:p>JULIO CESAR DURAN MANRRIQU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91603">
            <text:p>18191603</text:p>
          </table:table-cell>
          <table:table-cell office:value-type="string">
            <text:p>ELCIDA JOHANA NIEVES TREJ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0661">
            <text:p>16070661</text:p>
          </table:table-cell>
          <table:table-cell office:value-type="string">
            <text:p>LISBETH COROMOTO MARQUEZ CARR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79091">
            <text:p>10179091</text:p>
          </table:table-cell>
          <table:table-cell office:value-type="string">
            <text:p>MARIA LETICIA MONTILVA R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0721">
            <text:p>11710721</text:p>
          </table:table-cell>
          <table:table-cell office:value-type="string">
            <text:p>YOBEIDA IRAIDA PINO V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6063">
            <text:p>19826063</text:p>
          </table:table-cell>
          <table:table-cell office:value-type="string">
            <text:p>ELVIA ROSA CRUZ SANTIAG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1026">
            <text:p>16191026</text:p>
          </table:table-cell>
          <table:table-cell office:value-type="string">
            <text:p>ALEJANDRA CRISTINA CORREA BRAV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593">
            <text:p>16980593</text:p>
          </table:table-cell>
          <table:table-cell office:value-type="string">
            <text:p>ROSA VIRGINIA GARCIA MONTIL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1028">
            <text:p>16191028</text:p>
          </table:table-cell>
          <table:table-cell office:value-type="string">
            <text:p>ALEXANDER RAFAEL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50961">
            <text:p>19350961</text:p>
          </table:table-cell>
          <table:table-cell office:value-type="string">
            <text:p>NOHEMI HERNANDEZ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3426">
            <text:p>14933426</text:p>
          </table:table-cell>
          <table:table-cell office:value-type="string">
            <text:p>ROSALBA BRICEÑO ARAQU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9925">
            <text:p>11709925</text:p>
          </table:table-cell>
          <table:table-cell office:value-type="string">
            <text:p>SONIA DEL CARMEN MOLINA ZERP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3609">
            <text:p>11193609</text:p>
          </table:table-cell>
          <table:table-cell office:value-type="string">
            <text:p>MARISOL DEL CARMEN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662">
            <text:p>16980662</text:p>
          </table:table-cell>
          <table:table-cell office:value-type="string">
            <text:p>DANNY ALEXANDER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7353">
            <text:p>17767353</text:p>
          </table:table-cell>
          <table:table-cell office:value-type="string">
            <text:p>NINOSKA MARILYN ZAMBRANO ROND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116063">
            <text:p>22116063</text:p>
          </table:table-cell>
          <table:table-cell office:value-type="string">
            <text:p>YURMA DEL VALLE BURGOS GUE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4610">
            <text:p>10724610</text:p>
          </table:table-cell>
          <table:table-cell office:value-type="string">
            <text:p>MARIA JOSEFINA CASTELLANO MEJI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831366">
            <text:p>9831366</text:p>
          </table:table-cell>
          <table:table-cell office:value-type="string">
            <text:p>CAROLINE DEL VALLE GALLARDO HERR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95048">
            <text:p>14995048</text:p>
          </table:table-cell>
          <table:table-cell office:value-type="string">
            <text:p>LEIDE ZULENE SALAS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70923">
            <text:p>14570923</text:p>
          </table:table-cell>
          <table:table-cell office:value-type="string">
            <text:p>ANALIS COROMOTO LEAL SIVI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428">
            <text:p>17169428</text:p>
          </table:table-cell>
          <table:table-cell office:value-type="string">
            <text:p>NELSY NORELA ROJAS ESCALO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41042">
            <text:p>11841042</text:p>
          </table:table-cell>
          <table:table-cell office:value-type="string">
            <text:p>MARIA SELEUCIA MORA MALDON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411">
            <text:p>19244411</text:p>
          </table:table-cell>
          <table:table-cell office:value-type="string">
            <text:p>YESSICA MAILYN ANDRADES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59485">
            <text:p>17659485</text:p>
          </table:table-cell>
          <table:table-cell office:value-type="string">
            <text:p>YANNYS TELICEIDY LOP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357">
            <text:p>19056357</text:p>
          </table:table-cell>
          <table:table-cell office:value-type="string">
            <text:p>YENNY CAROLINA ALVAREZ COIR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445">
            <text:p>14550445</text:p>
          </table:table-cell>
          <table:table-cell office:value-type="string">
            <text:p>LUZ YEY HERRERA DE CAST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8568">
            <text:p>11838568</text:p>
          </table:table-cell>
          <table:table-cell office:value-type="string">
            <text:p>YOLEIMA DEL ROSARIO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848">
            <text:p>19244848</text:p>
          </table:table-cell>
          <table:table-cell office:value-type="string">
            <text:p>ALEJANDRA CAROLINA PLAZA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02229">
            <text:p>14602229</text:p>
          </table:table-cell>
          <table:table-cell office:value-type="string">
            <text:p>DALIRIS YOMARI GIL BARR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6429">
            <text:p>12206429</text:p>
          </table:table-cell>
          <table:table-cell office:value-type="string">
            <text:p>FANNY IZORA BRIZUELA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8897">
            <text:p>11838897</text:p>
          </table:table-cell>
          <table:table-cell office:value-type="string">
            <text:p>MARIA SIMONA DAVI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800">
            <text:p>19244800</text:p>
          </table:table-cell>
          <table:table-cell office:value-type="string">
            <text:p>DAIMILYTH DEL ROSARIO PEREZ BRICE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1546">
            <text:p>17291546</text:p>
          </table:table-cell>
          <table:table-cell office:value-type="string">
            <text:p>ZULAY BRICEÑO ANG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258">
            <text:p>19244258</text:p>
          </table:table-cell>
          <table:table-cell office:value-type="string">
            <text:p>BARBARA YULEIDA MATUTE GRIZAL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093454">
            <text:p>6093454</text:p>
          </table:table-cell>
          <table:table-cell office:value-type="string">
            <text:p>ANA ZORAIDA CONTRERAS DE ORTEG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6469">
            <text:p>14866469</text:p>
          </table:table-cell>
          <table:table-cell office:value-type="string">
            <text:p>GREGORIA ELADIA GUERRERO ME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113">
            <text:p>18225113</text:p>
          </table:table-cell>
          <table:table-cell office:value-type="string">
            <text:p>YEDILMA CAROLINA SALAZAR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72719">
            <text:p>15072719</text:p>
          </table:table-cell>
          <table:table-cell office:value-type="string">
            <text:p>IDA BETZABEH SUAR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73792">
            <text:p>15073792</text:p>
          </table:table-cell>
          <table:table-cell office:value-type="string">
            <text:p>OLGA NAYELITH CESAR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91671">
            <text:p>18891671</text:p>
          </table:table-cell>
          <table:table-cell office:value-type="string">
            <text:p>NELLY DEL CARMEN MEJIA VALLAD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1088">
            <text:p>14171088</text:p>
          </table:table-cell>
          <table:table-cell office:value-type="string">
            <text:p>YASMIRA DEL CARMEN FIGUEROA ANDA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4867">
            <text:p>18224867</text:p>
          </table:table-cell>
          <table:table-cell office:value-type="string">
            <text:p>YERLIS LILIANA UZCATEGUI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66502">
            <text:p>12166502</text:p>
          </table:table-cell>
          <table:table-cell office:value-type="string">
            <text:p>MELKIS YOLEIDA COLMENAREZ PARED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883">
            <text:p>14550883</text:p>
          </table:table-cell>
          <table:table-cell office:value-type="string">
            <text:p>JULEIMA DEL CARMEN CANTERO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653">
            <text:p>20011653</text:p>
          </table:table-cell>
          <table:table-cell office:value-type="string">
            <text:p>MARIBEL KARINA JARIGUI LI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69077">
            <text:p>15669077</text:p>
          </table:table-cell>
          <table:table-cell office:value-type="string">
            <text:p>ANA LUISA ROA PARED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0173">
            <text:p>17660173</text:p>
          </table:table-cell>
          <table:table-cell office:value-type="string">
            <text:p>MARIELY ANDREINA ARIAS AGUACH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976">
            <text:p>19783976</text:p>
          </table:table-cell>
          <table:table-cell office:value-type="string">
            <text:p>IRAIDA GUILLERMINA GUZMAN GUE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2884">
            <text:p>15462884</text:p>
          </table:table-cell>
          <table:table-cell office:value-type="string">
            <text:p>MARIA JHAQUELINE CAICEDO MEJ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769">
            <text:p>16980769</text:p>
          </table:table-cell>
          <table:table-cell office:value-type="string">
            <text:p>SIRLENI COROMOTO DELGADO F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106">
            <text:p>18045106</text:p>
          </table:table-cell>
          <table:table-cell office:value-type="string">
            <text:p>PERSEVERANDA GARCIA H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84515">
            <text:p>13084515</text:p>
          </table:table-cell>
          <table:table-cell office:value-type="string">
            <text:p>MARIZALET DEL VALLE PINEDA COLMENA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56180">
            <text:p>18856180</text:p>
          </table:table-cell>
          <table:table-cell office:value-type="string">
            <text:p>DORAIMA DEL CARMEN MOREN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9599">
            <text:p>22689599</text:p>
          </table:table-cell>
          <table:table-cell office:value-type="string">
            <text:p>MELVA ESTHER ARIAS CAST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91675">
            <text:p>18091675</text:p>
          </table:table-cell>
          <table:table-cell office:value-type="string">
            <text:p>ROSA CHACON ROSAL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291271">
            <text:p>6291271</text:p>
          </table:table-cell>
          <table:table-cell office:value-type="string">
            <text:p>MARLENY COROMOTO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50018">
            <text:p>20150018</text:p>
          </table:table-cell>
          <table:table-cell office:value-type="string">
            <text:p>MARIA DEL CARMEN SILVA VALDERRAM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083">
            <text:p>17169083</text:p>
          </table:table-cell>
          <table:table-cell office:value-type="string">
            <text:p>ERIKA BEATRIZ ALTUVE CARDEN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6991">
            <text:p>20736991</text:p>
          </table:table-cell>
          <table:table-cell office:value-type="string">
            <text:p>ANAOLE MORA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59525">
            <text:p>14259525</text:p>
          </table:table-cell>
          <table:table-cell office:value-type="string">
            <text:p>WILMA ZULEYMA PULI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99129">
            <text:p>9399129</text:p>
          </table:table-cell>
          <table:table-cell office:value-type="string">
            <text:p>LUCY MARGARITA CONTRERAS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59554">
            <text:p>14259554</text:p>
          </table:table-cell>
          <table:table-cell office:value-type="string">
            <text:p>SANDRA ESPERANZA VALERO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25429">
            <text:p>12825429</text:p>
          </table:table-cell>
          <table:table-cell office:value-type="string">
            <text:p>MARIA DIOLANDA MORA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568">
            <text:p>19057568</text:p>
          </table:table-cell>
          <table:table-cell office:value-type="string">
            <text:p>NORYELI DEL CARMEN PEREIRA SAL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53282">
            <text:p>18953282</text:p>
          </table:table-cell>
          <table:table-cell office:value-type="string">
            <text:p>XIOMARA ALCIRA ACEVEDO BOT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4962">
            <text:p>10724962</text:p>
          </table:table-cell>
          <table:table-cell office:value-type="string">
            <text:p>ANA LUISA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8545">
            <text:p>10728545</text:p>
          </table:table-cell>
          <table:table-cell office:value-type="string">
            <text:p>MARIA TOMASA BRACAMONTE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264425">
            <text:p>14264425</text:p>
          </table:table-cell>
          <table:table-cell office:value-type="string">
            <text:p>MARIA ERZULY CONTRERAS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69002">
            <text:p>14569002</text:p>
          </table:table-cell>
          <table:table-cell office:value-type="string">
            <text:p>YOLANDA CAROLIN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7235">
            <text:p>18117235</text:p>
          </table:table-cell>
          <table:table-cell office:value-type="string">
            <text:p>JOEMISSEL DEL CARMEN VIDAL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69009">
            <text:p>18669009</text:p>
          </table:table-cell>
          <table:table-cell office:value-type="string">
            <text:p>MARIA EUGENIA TRUJ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384">
            <text:p>19069384</text:p>
          </table:table-cell>
          <table:table-cell office:value-type="string">
            <text:p>KARELYS DEL CARMEN GONZALEZ RIV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3240">
            <text:p>19613240</text:p>
          </table:table-cell>
          <table:table-cell office:value-type="string">
            <text:p>NAILI DEL CARMEN YEPEZ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68682">
            <text:p>21168682</text:p>
          </table:table-cell>
          <table:table-cell office:value-type="string">
            <text:p>DAICELYS DAYANA PALACIOS VAL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034435">
            <text:p>23034435</text:p>
          </table:table-cell>
          <table:table-cell office:value-type="string">
            <text:p>YEXIMAR DAILY HENRIQUEZ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5357172">
            <text:p>25357172</text:p>
          </table:table-cell>
          <table:table-cell office:value-type="string">
            <text:p>GREYS ANDREINA NIETO R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46715">
            <text:p>15546715</text:p>
          </table:table-cell>
          <table:table-cell office:value-type="string">
            <text:p>MARIA PATRICIA LOPEZ AREVA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67657">
            <text:p>14467657</text:p>
          </table:table-cell>
          <table:table-cell office:value-type="string">
            <text:p>ARACELYS DESANTIAGO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644767">
            <text:p>11644767</text:p>
          </table:table-cell>
          <table:table-cell office:value-type="string">
            <text:p>LEIDY YOLANDA ZAPATA FERNÑ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401614">
            <text:p>11401614</text:p>
          </table:table-cell>
          <table:table-cell office:value-type="string">
            <text:p>JANETH CAROLINA JAIME RUMB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49055">
            <text:p>18849055</text:p>
          </table:table-cell>
          <table:table-cell office:value-type="string">
            <text:p>OLEYMI DAYANA ESCALONA REV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9558">
            <text:p>13949558</text:p>
          </table:table-cell>
          <table:table-cell office:value-type="string">
            <text:p>LILIBE DEL VALLE BAR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2673">
            <text:p>19192673</text:p>
          </table:table-cell>
          <table:table-cell office:value-type="string">
            <text:p>MILAGROS DEL VALLE PI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11358">
            <text:p>11811358</text:p>
          </table:table-cell>
          <table:table-cell office:value-type="string">
            <text:p>YUDIT RAMONA JASP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770602">
            <text:p>12770602</text:p>
          </table:table-cell>
          <table:table-cell office:value-type="string">
            <text:p>MEGUY YUSMILI LEAÑEZ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40060">
            <text:p>13540060</text:p>
          </table:table-cell>
          <table:table-cell office:value-type="string">
            <text:p>DUBRASKA MARIELA APONTE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424193">
            <text:p>16424193</text:p>
          </table:table-cell>
          <table:table-cell office:value-type="string">
            <text:p>OLEMI RAMONA ESCALONA REV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766260">
            <text:p>12766260</text:p>
          </table:table-cell>
          <table:table-cell office:value-type="string">
            <text:p>LILIBET DEL VALLE LORETO SERRA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424192">
            <text:p>16424192</text:p>
          </table:table-cell>
          <table:table-cell office:value-type="string">
            <text:p>OMELY MARIA ESCALONA REV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40356">
            <text:p>16640356</text:p>
          </table:table-cell>
          <table:table-cell office:value-type="string">
            <text:p>YASMINA CARIDAD JASPE BLAN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617383">
            <text:p>10617383</text:p>
          </table:table-cell>
          <table:table-cell office:value-type="string">
            <text:p>KATHIUSKA DE LOURDES SAVERY OCH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08960">
            <text:p>15008960</text:p>
          </table:table-cell>
          <table:table-cell office:value-type="string">
            <text:p>CARMEN MARITZA CARRASQUEL JASP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20085">
            <text:p>13820085</text:p>
          </table:table-cell>
          <table:table-cell office:value-type="string">
            <text:p>DEYSI MIGDALIA JASP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70926">
            <text:p>14070926</text:p>
          </table:table-cell>
          <table:table-cell office:value-type="string">
            <text:p>ISAMAR DEL CARMEN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4922">
            <text:p>18224922</text:p>
          </table:table-cell>
          <table:table-cell office:value-type="string">
            <text:p>YHOANNA DEL VALLE ARAQUE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4436">
            <text:p>19024436</text:p>
          </table:table-cell>
          <table:table-cell office:value-type="string">
            <text:p>ARIANNY JACKELINE VELAZQUEZ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5655">
            <text:p>17205655</text:p>
          </table:table-cell>
          <table:table-cell office:value-type="string">
            <text:p>MARIA ALEJANDRA RUZA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8440">
            <text:p>11708440</text:p>
          </table:table-cell>
          <table:table-cell office:value-type="string">
            <text:p>BELKIS ODILIA RO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49489">
            <text:p>15149489</text:p>
          </table:table-cell>
          <table:table-cell office:value-type="string">
            <text:p>MAGDELYS PAREDES SEPULVE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10585">
            <text:p>15210585</text:p>
          </table:table-cell>
          <table:table-cell office:value-type="string">
            <text:p>JHANNA YALEIDYS SUAREZ GUE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2837">
            <text:p>11712837</text:p>
          </table:table-cell>
          <table:table-cell office:value-type="string">
            <text:p>YELITZA JOSEFINA MONTILLA PARED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383">
            <text:p>18225383</text:p>
          </table:table-cell>
          <table:table-cell office:value-type="string">
            <text:p>YUSMARY YUREMI RODRIGUEZ RIV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91899">
            <text:p>16791899</text:p>
          </table:table-cell>
          <table:table-cell office:value-type="string">
            <text:p>YANDRY YELITZA URQUIOLA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18181">
            <text:p>17618181</text:p>
          </table:table-cell>
          <table:table-cell office:value-type="string">
            <text:p>LISMARY SERRANO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51076">
            <text:p>19951076</text:p>
          </table:table-cell>
          <table:table-cell office:value-type="string">
            <text:p>AIDA DIOCELI BA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1496">
            <text:p>19631496</text:p>
          </table:table-cell>
          <table:table-cell office:value-type="string">
            <text:p>MARYURY DAYANA GARCIA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56650">
            <text:p>18856650</text:p>
          </table:table-cell>
          <table:table-cell office:value-type="string">
            <text:p>MIGUEL ANDRES TIRADO DUR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9022">
            <text:p>9369022</text:p>
          </table:table-cell>
          <table:table-cell office:value-type="string">
            <text:p>MARLENY BUSTAMANTE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254">
            <text:p>19492254</text:p>
          </table:table-cell>
          <table:table-cell office:value-type="string">
            <text:p>NORMA CAROLINA AYAL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1518">
            <text:p>14551518</text:p>
          </table:table-cell>
          <table:table-cell office:value-type="string">
            <text:p>LEIDA MIRLEY CONTRERAS BARC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3198">
            <text:p>20733198</text:p>
          </table:table-cell>
          <table:table-cell office:value-type="string">
            <text:p>YELIBET SALAZAR SOL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908">
            <text:p>19492908</text:p>
          </table:table-cell>
          <table:table-cell office:value-type="string">
            <text:p>DEISY EDIMAR PEREZ GI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33954">
            <text:p>16333954</text:p>
          </table:table-cell>
          <table:table-cell office:value-type="string">
            <text:p>XIOMARA REY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69043">
            <text:p>16669043</text:p>
          </table:table-cell>
          <table:table-cell office:value-type="string">
            <text:p>GLENDIS NAILET DURAN SAND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56872">
            <text:p>15156872</text:p>
          </table:table-cell>
          <table:table-cell office:value-type="string">
            <text:p>LUZ MARINA ARCHILA CARDEN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9446">
            <text:p>16859446</text:p>
          </table:table-cell>
          <table:table-cell office:value-type="string">
            <text:p>YAMILETH REY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4374">
            <text:p>9364374</text:p>
          </table:table-cell>
          <table:table-cell office:value-type="string">
            <text:p>MARIA HILDYS TEQUITA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72444">
            <text:p>14472444</text:p>
          </table:table-cell>
          <table:table-cell office:value-type="string">
            <text:p>MARIA HERMELINDA FERREIRA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89948">
            <text:p>17989948</text:p>
          </table:table-cell>
          <table:table-cell office:value-type="string">
            <text:p>MARLY CAROLINA BUITRAGO TOR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2208">
            <text:p>20732208</text:p>
          </table:table-cell>
          <table:table-cell office:value-type="string">
            <text:p>MAIRA ALEJANDRA DURAN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83718">
            <text:p>15283718</text:p>
          </table:table-cell>
          <table:table-cell office:value-type="string">
            <text:p>EMILSE DEL VALLE CONTRERAS HERNA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20974">
            <text:p>19620974</text:p>
          </table:table-cell>
          <table:table-cell office:value-type="string">
            <text:p>MARIANGEL QUINTERO CAST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69524">
            <text:p>15669524</text:p>
          </table:table-cell>
          <table:table-cell office:value-type="string">
            <text:p>INGRID YAJAIRA JAIMES PERALT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2154">
            <text:p>19632154</text:p>
          </table:table-cell>
          <table:table-cell office:value-type="string">
            <text:p>YESSICA ANDREINA SALCEDO CAST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5407">
            <text:p>16515407</text:p>
          </table:table-cell>
          <table:table-cell office:value-type="string">
            <text:p>ANA IRIS DAVILA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86179">
            <text:p>19486179</text:p>
          </table:table-cell>
          <table:table-cell office:value-type="string">
            <text:p>YURI CAROLINA PAREDES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303382">
            <text:p>13303382</text:p>
          </table:table-cell>
          <table:table-cell office:value-type="string">
            <text:p>EVELYN YANETH DIAZ BAS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536">
            <text:p>19056536</text:p>
          </table:table-cell>
          <table:table-cell office:value-type="string">
            <text:p>ANDRILY RULEY PEREZ RUJ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7500">
            <text:p>20517500</text:p>
          </table:table-cell>
          <table:table-cell office:value-type="string">
            <text:p>MARBELIS KATHERIN DIAZ ANDRAD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326">
            <text:p>19882326</text:p>
          </table:table-cell>
          <table:table-cell office:value-type="string">
            <text:p>DANYERIS DEL CARMEN DELGADO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321">
            <text:p>19783321</text:p>
          </table:table-cell>
          <table:table-cell office:value-type="string">
            <text:p>ANA MARIA DIAZ PEÑ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38949">
            <text:p>15438949</text:p>
          </table:table-cell>
          <table:table-cell office:value-type="string">
            <text:p>MISLEIDIS COROMOTO DIAZ BAS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6126">
            <text:p>18226126</text:p>
          </table:table-cell>
          <table:table-cell office:value-type="string">
            <text:p>YUDITH MARIA CAMACHO ESTUPIÑA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70002">
            <text:p>17170002</text:p>
          </table:table-cell>
          <table:table-cell office:value-type="string">
            <text:p>NORA SANDOVAL PIN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1514">
            <text:p>14551514</text:p>
          </table:table-cell>
          <table:table-cell office:value-type="string">
            <text:p>LENIS KARINA USECHE DE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50650">
            <text:p>19350650</text:p>
          </table:table-cell>
          <table:table-cell office:value-type="string">
            <text:p>FATIMA MARISAUDY DOS SANTOS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1781">
            <text:p>19801781</text:p>
          </table:table-cell>
          <table:table-cell office:value-type="string">
            <text:p>YENIFER ADRIANA LAMUS SILV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2405">
            <text:p>10562405</text:p>
          </table:table-cell>
          <table:table-cell office:value-type="string">
            <text:p>FRANCISCA DE PAULA QUINTERO ANG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5984">
            <text:p>10555984</text:p>
          </table:table-cell>
          <table:table-cell office:value-type="string">
            <text:p>YOMAIRA TIBISAY RONDON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7009">
            <text:p>13947009</text:p>
          </table:table-cell>
          <table:table-cell office:value-type="string">
            <text:p>NANCY YAMILER FRIAS MENDO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8263">
            <text:p>17768263</text:p>
          </table:table-cell>
          <table:table-cell office:value-type="string">
            <text:p>KARINA MADELEY RODRIGUEZ FREIT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1736">
            <text:p>17291736</text:p>
          </table:table-cell>
          <table:table-cell office:value-type="string">
            <text:p>KATTY KARINA FRANCO GOM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1348">
            <text:p>17291348</text:p>
          </table:table-cell>
          <table:table-cell office:value-type="string">
            <text:p>DEXI MARIA CRESPO VILOR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8985">
            <text:p>11708985</text:p>
          </table:table-cell>
          <table:table-cell office:value-type="string">
            <text:p>YALENNY ELIZABETH MOLINA LOP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183">
            <text:p>18559183</text:p>
          </table:table-cell>
          <table:table-cell office:value-type="string">
            <text:p>DILIANA FRANYELIS ESCALONA LIM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516">
            <text:p>16980516</text:p>
          </table:table-cell>
          <table:table-cell office:value-type="string">
            <text:p>EVELIA DEL CARMEN ZAPATA NUÑ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69081">
            <text:p>14569081</text:p>
          </table:table-cell>
          <table:table-cell office:value-type="string">
            <text:p>KENEIDYS DEL CARMEN TOVAR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20829">
            <text:p>14520829</text:p>
          </table:table-cell>
          <table:table-cell office:value-type="string">
            <text:p>NANCY MARISOL CA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99825">
            <text:p>17699825</text:p>
          </table:table-cell>
          <table:table-cell office:value-type="string">
            <text:p>MARY JANNETH ALVARADO BRICE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25679">
            <text:p>15925679</text:p>
          </table:table-cell>
          <table:table-cell office:value-type="string">
            <text:p>INGRIS ELISABETH CASTILLO BRAC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0117">
            <text:p>18420117</text:p>
          </table:table-cell>
          <table:table-cell office:value-type="string">
            <text:p>ANGGY MARYHER ROJAS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2778">
            <text:p>13882778</text:p>
          </table:table-cell>
          <table:table-cell office:value-type="string">
            <text:p>ROSA BELLIKZA SOSA HERR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2185">
            <text:p>14662185</text:p>
          </table:table-cell>
          <table:table-cell office:value-type="string">
            <text:p>LUZ DEL VALLE CANELONES BAL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67005">
            <text:p>14067005</text:p>
          </table:table-cell>
          <table:table-cell office:value-type="string">
            <text:p>EVITALIA DEL CARMEN VELA DE PRAD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3851">
            <text:p>16073851</text:p>
          </table:table-cell>
          <table:table-cell office:value-type="string">
            <text:p>MARIA ZULEIMA VIERA LACRU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27485">
            <text:p>16127485</text:p>
          </table:table-cell>
          <table:table-cell office:value-type="string">
            <text:p>KEILA DORALIS GALLAR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453">
            <text:p>12551453</text:p>
          </table:table-cell>
          <table:table-cell office:value-type="string">
            <text:p>NORIS MORELA ARI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9311">
            <text:p>12839311</text:p>
          </table:table-cell>
          <table:table-cell office:value-type="string">
            <text:p>AURA MARINA CAMACHO BA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1981">
            <text:p>19881981</text:p>
          </table:table-cell>
          <table:table-cell office:value-type="string">
            <text:p>NAIDA YANIRETH CARO GOM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3825">
            <text:p>10053825</text:p>
          </table:table-cell>
          <table:table-cell office:value-type="string">
            <text:p>ALBA LUZ DIAZ LISC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08514">
            <text:p>12808514</text:p>
          </table:table-cell>
          <table:table-cell office:value-type="string">
            <text:p>YANELY FELICIA PERALTA RAM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93585">
            <text:p>16793585</text:p>
          </table:table-cell>
          <table:table-cell office:value-type="string">
            <text:p>YLIANA MAYBELI CAST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11670">
            <text:p>14711670</text:p>
          </table:table-cell>
          <table:table-cell office:value-type="string">
            <text:p>KEINA YOVANA EXPOSITO PA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13300">
            <text:p>15613300</text:p>
          </table:table-cell>
          <table:table-cell office:value-type="string">
            <text:p>BETZAIDA BELITZA BRIZUELA CORT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30089">
            <text:p>19430089</text:p>
          </table:table-cell>
          <table:table-cell office:value-type="string">
            <text:p>YULIAN ANABEL SALCEDO MONTOY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8649">
            <text:p>18558649</text:p>
          </table:table-cell>
          <table:table-cell office:value-type="string">
            <text:p>YURIS EVELYN BESCANZA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13326">
            <text:p>14813326</text:p>
          </table:table-cell>
          <table:table-cell office:value-type="string">
            <text:p>MARIA DEL ROSARIO ZAPATA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8958">
            <text:p>11708958</text:p>
          </table:table-cell>
          <table:table-cell office:value-type="string">
            <text:p>CARMEN SOCORRO MORENO FLO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88367">
            <text:p>17988367</text:p>
          </table:table-cell>
          <table:table-cell office:value-type="string">
            <text:p>KARILES YULIBETH MONTOYA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8129">
            <text:p>12838129</text:p>
          </table:table-cell>
          <table:table-cell office:value-type="string">
            <text:p>MARIANELA MOLINA PIRE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09768">
            <text:p>14309768</text:p>
          </table:table-cell>
          <table:table-cell office:value-type="string">
            <text:p>CELIA ROSA AVILA DELG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4058">
            <text:p>16634058</text:p>
          </table:table-cell>
          <table:table-cell office:value-type="string">
            <text:p>ADRIANA CAROLINA GONZALEZ CASTILL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6234">
            <text:p>15536234</text:p>
          </table:table-cell>
          <table:table-cell office:value-type="string">
            <text:p>MARYURYS THAIDY ESCALONA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49545">
            <text:p>14549545</text:p>
          </table:table-cell>
          <table:table-cell office:value-type="string">
            <text:p>NEYLA KARINA PASTRAN BARRI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744">
            <text:p>16980744</text:p>
          </table:table-cell>
          <table:table-cell office:value-type="string">
            <text:p>ALBA YALESMIR MORENO PIMENTE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9120">
            <text:p>18839120</text:p>
          </table:table-cell>
          <table:table-cell office:value-type="string">
            <text:p>NANYERY BRAYERY GIL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17510">
            <text:p>10117510</text:p>
          </table:table-cell>
          <table:table-cell office:value-type="string">
            <text:p>ISABEL CRISTINA ARENAS DE MONSALV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88295">
            <text:p>18288295</text:p>
          </table:table-cell>
          <table:table-cell office:value-type="string">
            <text:p>DAYANA KARINA HERNANDEZ TIMAUR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7334">
            <text:p>15537334</text:p>
          </table:table-cell>
          <table:table-cell office:value-type="string">
            <text:p>MERY TAIDE BLANCO RIV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12505">
            <text:p>14712505</text:p>
          </table:table-cell>
          <table:table-cell office:value-type="string">
            <text:p>DURBIS YAKELIN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92168">
            <text:p>15492168</text:p>
          </table:table-cell>
          <table:table-cell office:value-type="string">
            <text:p>YARUSKA SIKIU FLORES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1242">
            <text:p>15461242</text:p>
          </table:table-cell>
          <table:table-cell office:value-type="string">
            <text:p>YULIBETH DEL VALLE PEREZ CANELON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3661">
            <text:p>15383661</text:p>
          </table:table-cell>
          <table:table-cell office:value-type="string">
            <text:p>MARILAND GUIZA BUSTAMAN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230">
            <text:p>17169230</text:p>
          </table:table-cell>
          <table:table-cell office:value-type="string">
            <text:p>YARLIN NOHEMI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114">
            <text:p>19244114</text:p>
          </table:table-cell>
          <table:table-cell office:value-type="string">
            <text:p>ALIX YUDITH MARQUEZ ROJ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5524">
            <text:p>9365524</text:p>
          </table:table-cell>
          <table:table-cell office:value-type="string">
            <text:p>MARIA DEL CARMEN MENDEZ MO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8088">
            <text:p>12208088</text:p>
          </table:table-cell>
          <table:table-cell office:value-type="string">
            <text:p>ARELIS GUTIERREZ PULI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07583">
            <text:p>11107583</text:p>
          </table:table-cell>
          <table:table-cell office:value-type="string">
            <text:p>LUCY ESTHER ROMERO DE POLENTI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5671">
            <text:p>17725671</text:p>
          </table:table-cell>
          <table:table-cell office:value-type="string">
            <text:p>MARIBEL MENDEZ MORE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9616">
            <text:p>9369616</text:p>
          </table:table-cell>
          <table:table-cell office:value-type="string">
            <text:p>CARMEN ELICEA ZAMBRANO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4141">
            <text:p>19244141</text:p>
          </table:table-cell>
          <table:table-cell office:value-type="string">
            <text:p>KIMBERLY SERRANO MARTIN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2751">
            <text:p>19612751</text:p>
          </table:table-cell>
          <table:table-cell office:value-type="string">
            <text:p>MARIA RAQUEL MERCHAN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6011">
            <text:p>20516011</text:p>
          </table:table-cell>
          <table:table-cell office:value-type="string">
            <text:p>MARBELIS OLIMAR SALAS URIB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24484">
            <text:p>18124484</text:p>
          </table:table-cell>
          <table:table-cell office:value-type="string">
            <text:p>IDELYS YAJAIRA GAVIDIA PLAZ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955">
            <text:p>19056955</text:p>
          </table:table-cell>
          <table:table-cell office:value-type="string">
            <text:p>MIRIAN CASTELLANOS PE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20454">
            <text:p>20520454</text:p>
          </table:table-cell>
          <table:table-cell office:value-type="string">
            <text:p>MARIA GABRIELA RAMIREZ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2911">
            <text:p>20602911</text:p>
          </table:table-cell>
          <table:table-cell office:value-type="string">
            <text:p>ELIZABETH PEREZ BUSTAMAN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33647">
            <text:p>16333647</text:p>
          </table:table-cell>
          <table:table-cell office:value-type="string">
            <text:p>YERIKA MARILYN ALBORNO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545">
            <text:p>18045545</text:p>
          </table:table-cell>
          <table:table-cell office:value-type="string">
            <text:p>NOHELIA RIVAS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7368">
            <text:p>19057368</text:p>
          </table:table-cell>
          <table:table-cell office:value-type="string">
            <text:p>YENNY SILENE MARQUEZ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8530">
            <text:p>16858530</text:p>
          </table:table-cell>
          <table:table-cell office:value-type="string">
            <text:p>BELGIKA YANETH GUERRERO MEND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345">
            <text:p>18045345</text:p>
          </table:table-cell>
          <table:table-cell office:value-type="string">
            <text:p>MARISOL ZAMBRAN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900">
            <text:p>19243900</text:p>
          </table:table-cell>
          <table:table-cell office:value-type="string">
            <text:p>ADELA EDELMIRA ESCALONA DE SANCH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2089">
            <text:p>13212089</text:p>
          </table:table-cell>
          <table:table-cell office:value-type="string">
            <text:p>OMAIRA CONTRERAS CONTRE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732281">
            <text:p>20732281</text:p>
          </table:table-cell>
          <table:table-cell office:value-type="string">
            <text:p>DARCYN HERMINIA GUTIERREZ JURA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734">
            <text:p>19243734</text:p>
          </table:table-cell>
          <table:table-cell office:value-type="string">
            <text:p>NEIDY YOMARLY GARCIA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15982">
            <text:p>17115982</text:p>
          </table:table-cell>
          <table:table-cell office:value-type="string">
            <text:p>YURIS AQUILIMAR GARCIA MA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8961">
            <text:p>9988961</text:p>
          </table:table-cell>
          <table:table-cell office:value-type="string">
            <text:p>MARIA YOLANDA RANGEL ALBORNO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58949">
            <text:p>17358949</text:p>
          </table:table-cell>
          <table:table-cell office:value-type="string">
            <text:p>YUZMARI COROMOTO CARRERO PAR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7139">
            <text:p>11837139</text:p>
          </table:table-cell>
          <table:table-cell office:value-type="string">
            <text:p>MABEL AMERICA SEPULVEDA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1534">
            <text:p>16071534</text:p>
          </table:table-cell>
          <table:table-cell office:value-type="string">
            <text:p>LUZ MARY PRASCA LOP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8809">
            <text:p>16858809</text:p>
          </table:table-cell>
          <table:table-cell office:value-type="string">
            <text:p>YELY COROMOTO RONDON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6912">
            <text:p>22686912</text:p>
          </table:table-cell>
          <table:table-cell office:value-type="string">
            <text:p>NUBIA ZUJEL VILLAMIZAR FONSEC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50164">
            <text:p>20150164</text:p>
          </table:table-cell>
          <table:table-cell office:value-type="string">
            <text:p>ANA KEILY ESCALONA NI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466403">
            <text:p>9466403</text:p>
          </table:table-cell>
          <table:table-cell office:value-type="string">
            <text:p>NANCY MIRELLA RAMI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1162">
            <text:p>19801162</text:p>
          </table:table-cell>
          <table:table-cell office:value-type="string">
            <text:p>BRICEIDA MORENO DUGAR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1340">
            <text:p>13211340</text:p>
          </table:table-cell>
          <table:table-cell office:value-type="string">
            <text:p>ORALIA CONTRERAS RODRIG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1655">
            <text:p>19801655</text:p>
          </table:table-cell>
          <table:table-cell office:value-type="string">
            <text:p>ANA LIDIA MOLINA ACEVED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1429">
            <text:p>19631429</text:p>
          </table:table-cell>
          <table:table-cell office:value-type="string">
            <text:p>ROLAYNE DEL CARMEN PADILLA PERN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60268">
            <text:p>16960268</text:p>
          </table:table-cell>
          <table:table-cell office:value-type="string">
            <text:p>YESIKA ESLENDY CORREA SANDOVAL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55545">
            <text:p>9955545</text:p>
          </table:table-cell>
          <table:table-cell office:value-type="string">
            <text:p>YAMILEY CHACON BARRIEN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2201">
            <text:p>12462201</text:p>
          </table:table-cell>
          <table:table-cell office:value-type="string">
            <text:p>NEIDA CECILIA ALBARRACIN JAIM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17751">
            <text:p>12517751</text:p>
          </table:table-cell>
          <table:table-cell office:value-type="string">
            <text:p>MARIBEL DEL CARMEN RUIZ NOV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99210">
            <text:p>14099210</text:p>
          </table:table-cell>
          <table:table-cell office:value-type="string">
            <text:p>CARMEN AUDEY BARRIEN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03207">
            <text:p>17503207</text:p>
          </table:table-cell>
          <table:table-cell office:value-type="string">
            <text:p>DIANA CAROLINA ARCINIEGAS GUTIERR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30132">
            <text:p>17930132</text:p>
          </table:table-cell>
          <table:table-cell office:value-type="string">
            <text:p>MARLY JOSEFINA CONTRERAS GARC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53073">
            <text:p>19353073</text:p>
          </table:table-cell>
          <table:table-cell office:value-type="string">
            <text:p>SAIDA BEATRIZ PEREZ CAMARG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429">
            <text:p>19492429</text:p>
          </table:table-cell>
          <table:table-cell office:value-type="string">
            <text:p>KARLA ANDREINA <text:s/>QUINTERO PINT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25053">
            <text:p>20225053</text:p>
          </table:table-cell>
          <table:table-cell office:value-type="string">
            <text:p>MARIA JOHANA MENDOZA QUINTER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27302">
            <text:p>12227302</text:p>
          </table:table-cell>
          <table:table-cell office:value-type="string">
            <text:p>OMAIRA ACOSTA PORR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998">
            <text:p>19492998</text:p>
          </table:table-cell>
          <table:table-cell office:value-type="string">
            <text:p>MAYERLY MONTAÑEZ VARG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71822">
            <text:p>10171822</text:p>
          </table:table-cell>
          <table:table-cell office:value-type="string">
            <text:p>MARIBEL <text:s/>ACEVEDO VER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495570">
            <text:p>11495570</text:p>
          </table:table-cell>
          <table:table-cell office:value-type="string">
            <text:p>JUANA DEL CARMEN GIMENES DE BARRIENTO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76311">
            <text:p>10176311</text:p>
          </table:table-cell>
          <table:table-cell office:value-type="string">
            <text:p>BLANCA NEIDA BARRIENTOS COLMENARE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07969">
            <text:p>14707969</text:p>
          </table:table-cell>
          <table:table-cell office:value-type="string">
            <text:p>ZULAY CAROLINA PEREIRA BOHORQU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79987">
            <text:p>16779987</text:p>
          </table:table-cell>
          <table:table-cell office:value-type="string">
            <text:p>OMAIRA YANET GUARGUATI CALDERON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5165">
            <text:p>12555165</text:p>
          </table:table-cell>
          <table:table-cell office:value-type="string">
            <text:p>CARMEN OFELINA FERNANDEZ MEJIAS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91188">
            <text:p>18091188</text:p>
          </table:table-cell>
          <table:table-cell office:value-type="string">
            <text:p>SANDRA MILENA QUINTANA NIÑO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8231">
            <text:p>16858231</text:p>
          </table:table-cell>
          <table:table-cell office:value-type="string">
            <text:p>NUBIA JUDICTH MOLINA MOLIN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00438">
            <text:p>16300438</text:p>
          </table:table-cell>
          <table:table-cell office:value-type="string">
            <text:p>AXA MASSIEL LEAL RO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55864">
            <text:p>14955864</text:p>
          </table:table-cell>
          <table:table-cell office:value-type="string">
            <text:p>JENNY KATIUSKA SALAS ESTARIT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77978">
            <text:p>17677978</text:p>
          </table:table-cell>
          <table:table-cell office:value-type="string">
            <text:p>KARINA DEL VALLE CONTRERAS DUARTE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24325">
            <text:p>12824325</text:p>
          </table:table-cell>
          <table:table-cell office:value-type="string">
            <text:p>CARME ARELYS CORREA GONZALEZ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18260">
            <text:p>17618260</text:p>
          </table:table-cell>
          <table:table-cell office:value-type="string">
            <text:p>ANA MARIA DURAN TAPI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87192">
            <text:p>19187192</text:p>
          </table:table-cell>
          <table:table-cell office:value-type="string">
            <text:p>CARILYN MARYELIN ANDRADE CHINCHILLA</text:p>
          </table:table-cell>
          <table:table-cell office:value-type="string">
            <text:p>LICENCIADO EN EDUCACION MENCION EN EDUCACION INI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31795">
            <text:p>13831795</text:p>
          </table:table-cell>
          <table:table-cell office:value-type="string">
            <text:p>YRAIMA MOLINA PEREI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82694">
            <text:p>13682694</text:p>
          </table:table-cell>
          <table:table-cell office:value-type="string">
            <text:p>CARLOS JAVIER CAMACHO FANDIÑ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5362">
            <text:p>9385362</text:p>
          </table:table-cell>
          <table:table-cell office:value-type="string">
            <text:p>VIRGILIA CANDELARIA PADRON SOLORZA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2114">
            <text:p>11192114</text:p>
          </table:table-cell>
          <table:table-cell office:value-type="string">
            <text:p>FRANCIA ELENA GUARIN ARI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27626">
            <text:p>16027626</text:p>
          </table:table-cell>
          <table:table-cell office:value-type="string">
            <text:p>HENRRY BARAJAS PEÑALO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80425">
            <text:p>19280425</text:p>
          </table:table-cell>
          <table:table-cell office:value-type="string">
            <text:p>DOMINGO ALBERTO VELAZQUEZ MARQ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633155">
            <text:p>12633155</text:p>
          </table:table-cell>
          <table:table-cell office:value-type="string">
            <text:p>DEISY CAROLINA PATIÑO OSTO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1364">
            <text:p>16371364</text:p>
          </table:table-cell>
          <table:table-cell office:value-type="string">
            <text:p>ARHIRYS DEL CARMEN SEQUERA TOR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2944">
            <text:p>15462944</text:p>
          </table:table-cell>
          <table:table-cell office:value-type="string">
            <text:p>ANAKARY DEL VALLE QUINTERO MARQ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20575">
            <text:p>14920575</text:p>
          </table:table-cell>
          <table:table-cell office:value-type="string">
            <text:p>YENNIS YESENIA FERNANDEZ CHAVIER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1255">
            <text:p>16191255</text:p>
          </table:table-cell>
          <table:table-cell office:value-type="string">
            <text:p>MARIA ELVIRA ROND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5278">
            <text:p>16635278</text:p>
          </table:table-cell>
          <table:table-cell office:value-type="string">
            <text:p>ERIK DAVID BLANCO ALTUV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83092">
            <text:p>8183092</text:p>
          </table:table-cell>
          <table:table-cell office:value-type="string">
            <text:p>YAMILE COROMOTO CASTILLO GOM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0108">
            <text:p>12200108</text:p>
          </table:table-cell>
          <table:table-cell office:value-type="string">
            <text:p>ELENA GREGORIA DELGADO LOP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7822">
            <text:p>18117822</text:p>
          </table:table-cell>
          <table:table-cell office:value-type="string">
            <text:p>ALBER GREGORIO ESCALONA CAMACH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96127">
            <text:p>12196127</text:p>
          </table:table-cell>
          <table:table-cell office:value-type="string">
            <text:p>YENNIS FRANYULIS GOM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5197">
            <text:p>19825197</text:p>
          </table:table-cell>
          <table:table-cell office:value-type="string">
            <text:p>TAMARA THAYLY MORA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9425">
            <text:p>9269425</text:p>
          </table:table-cell>
          <table:table-cell office:value-type="string">
            <text:p>BELKIS MORABIA RODRIGUEZ ALDA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68304">
            <text:p>15168304</text:p>
          </table:table-cell>
          <table:table-cell office:value-type="string">
            <text:p>GLEIDYS GILMAR LAMED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053">
            <text:p>14433053</text:p>
          </table:table-cell>
          <table:table-cell office:value-type="string">
            <text:p>MIREYA JOSEFINA APONTE TERA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915280">
            <text:p>7915280</text:p>
          </table:table-cell>
          <table:table-cell office:value-type="string">
            <text:p>NERY VIOLETA SALAS AREVA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2878">
            <text:p>14932878</text:p>
          </table:table-cell>
          <table:table-cell office:value-type="string">
            <text:p>DIANNERIZ DEL VALLE PEÑALVER HERED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24167">
            <text:p>19024167</text:p>
          </table:table-cell>
          <table:table-cell office:value-type="string">
            <text:p>MAGALIS DEL VALLE RODRIGUEZ MO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67316">
            <text:p>15967316</text:p>
          </table:table-cell>
          <table:table-cell office:value-type="string">
            <text:p>DANNELIS DEL CARMEN MONTOYA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78998">
            <text:p>16978998</text:p>
          </table:table-cell>
          <table:table-cell office:value-type="string">
            <text:p>KARINA MARIVIC MONTOYA RIV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3028">
            <text:p>14433028</text:p>
          </table:table-cell>
          <table:table-cell office:value-type="string">
            <text:p>YETSIRAT LISBETH RODRIGUEZ ROM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2392">
            <text:p>19192392</text:p>
          </table:table-cell>
          <table:table-cell office:value-type="string">
            <text:p>DANIELA CAROLINA RODRIGUEZ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36670">
            <text:p>19236670</text:p>
          </table:table-cell>
          <table:table-cell office:value-type="string">
            <text:p>LUCIRY DEL CARMEN ZAMBRANO YZAR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19839">
            <text:p>17519839</text:p>
          </table:table-cell>
          <table:table-cell office:value-type="string">
            <text:p>YSAIDA MARGARITA CASTILLO BALDA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728">
            <text:p>13063728</text:p>
          </table:table-cell>
          <table:table-cell office:value-type="string">
            <text:p>NURIS MEDONIA MORENO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37241">
            <text:p>15237241</text:p>
          </table:table-cell>
          <table:table-cell office:value-type="string">
            <text:p>MAGDALENA COROMOTO CASTILLO ANDAZO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37240">
            <text:p>15237240</text:p>
          </table:table-cell>
          <table:table-cell office:value-type="string">
            <text:p>MARIELA COROMOTO CASTILLO ANDAZO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89023">
            <text:p>18289023</text:p>
          </table:table-cell>
          <table:table-cell office:value-type="string">
            <text:p>ANA LISBETH RODRIGUEZ PEÑ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921315">
            <text:p>10921315</text:p>
          </table:table-cell>
          <table:table-cell office:value-type="string">
            <text:p>JOSE GREGORIO TERAN GUEVA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269">
            <text:p>13063269</text:p>
          </table:table-cell>
          <table:table-cell office:value-type="string">
            <text:p>YUSMARY JOSEFINA CASTILLO DE NARANJ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76252">
            <text:p>2476252</text:p>
          </table:table-cell>
          <table:table-cell office:value-type="string">
            <text:p>JOSE FRANCISCO HERRE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9478">
            <text:p>18559478</text:p>
          </table:table-cell>
          <table:table-cell office:value-type="string">
            <text:p>ANA MARIA ZUÑIGA PERO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8530">
            <text:p>11188530</text:p>
          </table:table-cell>
          <table:table-cell office:value-type="string">
            <text:p>EUDELINA DEL CARMEN DIAZ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4762">
            <text:p>18224762</text:p>
          </table:table-cell>
          <table:table-cell office:value-type="string">
            <text:p>YENNY YUSBELI FAUDITO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90819">
            <text:p>18990819</text:p>
          </table:table-cell>
          <table:table-cell office:value-type="string">
            <text:p>YONEIRA DEL CARMEN SILVA ROSAL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39941">
            <text:p>20239941</text:p>
          </table:table-cell>
          <table:table-cell office:value-type="string">
            <text:p>MARIA FRANCISCA BARCO GUALDR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9813">
            <text:p>10729813</text:p>
          </table:table-cell>
          <table:table-cell office:value-type="string">
            <text:p>NORIS MORA PAR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0085">
            <text:p>11710085</text:p>
          </table:table-cell>
          <table:table-cell office:value-type="string">
            <text:p>FRAN WILMAR PACHECO ALBARRA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39550">
            <text:p>13039550</text:p>
          </table:table-cell>
          <table:table-cell office:value-type="string">
            <text:p>TEDDY JOSE CABRERA RO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45806">
            <text:p>13245806</text:p>
          </table:table-cell>
          <table:table-cell office:value-type="string">
            <text:p>ANUBIS MARGARITA VILLASANA ALVARA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549662">
            <text:p>17549662</text:p>
          </table:table-cell>
          <table:table-cell office:value-type="string">
            <text:p>WILMER JOSE MEJIAS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16833">
            <text:p>17616833</text:p>
          </table:table-cell>
          <table:table-cell office:value-type="string">
            <text:p>MARIA JACKELINE GARCIA PIMENT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6448">
            <text:p>17766448</text:p>
          </table:table-cell>
          <table:table-cell office:value-type="string">
            <text:p>ANA MARIBEL MONTOLLA VILLEG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8214">
            <text:p>17768214</text:p>
          </table:table-cell>
          <table:table-cell office:value-type="string">
            <text:p>ARNOLDO ESTEBAN OSMA ARROY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5999">
            <text:p>18225999</text:p>
          </table:table-cell>
          <table:table-cell office:value-type="string">
            <text:p>RAFAEL RAMON CARRILLO COLMENAR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546">
            <text:p>19069546</text:p>
          </table:table-cell>
          <table:table-cell office:value-type="string">
            <text:p>ORLANDO ANTONIO BRITO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29909">
            <text:p>19429909</text:p>
          </table:table-cell>
          <table:table-cell office:value-type="string">
            <text:p>EFRAIN JOSE ALMAO PER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3218">
            <text:p>19613218</text:p>
          </table:table-cell>
          <table:table-cell office:value-type="string">
            <text:p>ORIANA NORELVIS RUMBOS GUE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3331">
            <text:p>19613331</text:p>
          </table:table-cell>
          <table:table-cell office:value-type="string">
            <text:p>MARIA YOLANDA MONTOLLA VILLEG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729">
            <text:p>19882729</text:p>
          </table:table-cell>
          <table:table-cell office:value-type="string">
            <text:p>GLADYS BALBINA TORRES TOR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175">
            <text:p>20011175</text:p>
          </table:table-cell>
          <table:table-cell office:value-type="string">
            <text:p>ESTEFANY ANDREINA PACHECO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39475">
            <text:p>20239475</text:p>
          </table:table-cell>
          <table:table-cell office:value-type="string">
            <text:p>LILIANA DEL CARMEN TOVAR SAAVED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6170">
            <text:p>22686170</text:p>
          </table:table-cell>
          <table:table-cell office:value-type="string">
            <text:p>IVANOZHKA GREGORIA MILANES MILAN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010212">
            <text:p>12010212</text:p>
          </table:table-cell>
          <table:table-cell office:value-type="string">
            <text:p>MIRIAN MARY MORI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004174">
            <text:p>17004174</text:p>
          </table:table-cell>
          <table:table-cell office:value-type="string">
            <text:p>HILDA MILAGRO GONZALEZ ARI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328">
            <text:p>19069328</text:p>
          </table:table-cell>
          <table:table-cell office:value-type="string">
            <text:p>LINA GLADIXA GOYO COLMENAREZ 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85182">
            <text:p>15685182</text:p>
          </table:table-cell>
          <table:table-cell office:value-type="string">
            <text:p>LUZ URANIA VARGAS FIGUER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4543">
            <text:p>18424543</text:p>
          </table:table-cell>
          <table:table-cell office:value-type="string">
            <text:p>ROSMEIDY MOLINA MO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20883">
            <text:p>19620883</text:p>
          </table:table-cell>
          <table:table-cell office:value-type="string">
            <text:p>DONNY DAVID MAYA OSORI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5265">
            <text:p>12555265</text:p>
          </table:table-cell>
          <table:table-cell office:value-type="string">
            <text:p>PEDRO JOSE TAPIA ESPINO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91525">
            <text:p>18291525</text:p>
          </table:table-cell>
          <table:table-cell office:value-type="string">
            <text:p>ROSMARY ISBELLA VERENZUELA SEGU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37360">
            <text:p>13237360</text:p>
          </table:table-cell>
          <table:table-cell office:value-type="string">
            <text:p>YANIRA ZULEICA CARPIO OCH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76780">
            <text:p>12476780</text:p>
          </table:table-cell>
          <table:table-cell office:value-type="string">
            <text:p>JOSEFA RAFAELA CORTEZ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1281">
            <text:p>15461281</text:p>
          </table:table-cell>
          <table:table-cell office:value-type="string">
            <text:p>RAIZA ELIZABETH CARPIO OCH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93043">
            <text:p>11793043</text:p>
          </table:table-cell>
          <table:table-cell office:value-type="string">
            <text:p>YUDIHT OROZCO ZAPAT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530996">
            <text:p>9530996</text:p>
          </table:table-cell>
          <table:table-cell office:value-type="string">
            <text:p>CATALINA DE JESUS MELENDEZ DE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75903">
            <text:p>12475903</text:p>
          </table:table-cell>
          <table:table-cell office:value-type="string">
            <text:p>YANIRA JOSEFINA TORRES LUG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564722">
            <text:p>7564722</text:p>
          </table:table-cell>
          <table:table-cell office:value-type="string">
            <text:p>MARIA CANDELARIA LUGO DE APO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95781">
            <text:p>11795781</text:p>
          </table:table-cell>
          <table:table-cell office:value-type="string">
            <text:p>AURA VIOLETA PARRA TOLE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033866">
            <text:p>7033866</text:p>
          </table:table-cell>
          <table:table-cell office:value-type="string">
            <text:p>MARIA CAROLINA PEREZ BRI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5377">
            <text:p>17165377</text:p>
          </table:table-cell>
          <table:table-cell office:value-type="string">
            <text:p>YOSCARLYS CAROLINA PAEZ HERRE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9056">
            <text:p>13949056</text:p>
          </table:table-cell>
          <table:table-cell office:value-type="string">
            <text:p>RAMON YSRRAEL OCHOA NADI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628435">
            <text:p>8628435</text:p>
          </table:table-cell>
          <table:table-cell office:value-type="string">
            <text:p>CORINA ANTONIA CORTEZ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44376">
            <text:p>16144376</text:p>
          </table:table-cell>
          <table:table-cell office:value-type="string">
            <text:p>ANGELICA YAMILETH GARCIA HURTA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990210">
            <text:p>12990210</text:p>
          </table:table-cell>
          <table:table-cell office:value-type="string">
            <text:p>LUIS ARTURO MENDOZA AULAR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39530">
            <text:p>13639530</text:p>
          </table:table-cell>
          <table:table-cell office:value-type="string">
            <text:p>ERIKA YECENIA HERRERA HERNA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4982">
            <text:p>17164982</text:p>
          </table:table-cell>
          <table:table-cell office:value-type="string">
            <text:p>MILITZA CAROLINA ALV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43547">
            <text:p>19943547</text:p>
          </table:table-cell>
          <table:table-cell office:value-type="string">
            <text:p>JESUS GREGORIO MORA FAGU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37554">
            <text:p>17937554</text:p>
          </table:table-cell>
          <table:table-cell office:value-type="string">
            <text:p>DEVORA ELIZABETH OCHOA ZAPAT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37557">
            <text:p>17937557</text:p>
          </table:table-cell>
          <table:table-cell office:value-type="string">
            <text:p>FRANCYS YUDIT OROPEZA MELE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03649">
            <text:p>17703649</text:p>
          </table:table-cell>
          <table:table-cell office:value-type="string">
            <text:p>YUSNEIDI YAQUELIN BATISTA SEI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06294">
            <text:p>18406294</text:p>
          </table:table-cell>
          <table:table-cell office:value-type="string">
            <text:p>SANTA JESUS CORREA GUTIERR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632599">
            <text:p>8632599</text:p>
          </table:table-cell>
          <table:table-cell office:value-type="string">
            <text:p>MARY YSABEL GALINDEZ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60211">
            <text:p>11760211</text:p>
          </table:table-cell>
          <table:table-cell office:value-type="string">
            <text:p>MAIRA MERCEDES SEI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04259">
            <text:p>20004259</text:p>
          </table:table-cell>
          <table:table-cell office:value-type="string">
            <text:p>LIGIA DEL CARMEN CALDERON GUADARISM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88390">
            <text:p>10788390</text:p>
          </table:table-cell>
          <table:table-cell office:value-type="string">
            <text:p>MARIA ELENA GRATERO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40252">
            <text:p>13640252</text:p>
          </table:table-cell>
          <table:table-cell office:value-type="string">
            <text:p>RAIZA NAZARET ULACIO ARVE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874381">
            <text:p>9874381</text:p>
          </table:table-cell>
          <table:table-cell office:value-type="string">
            <text:p>ALBA YURETLLY CARRIZALEZ TOR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9635">
            <text:p>18909635</text:p>
          </table:table-cell>
          <table:table-cell office:value-type="string">
            <text:p>LILIANA LISETH OJED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77677">
            <text:p>12477677</text:p>
          </table:table-cell>
          <table:table-cell office:value-type="string">
            <text:p>DORIS EDITH FIGUEREDO CORD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00022">
            <text:p>15100022</text:p>
          </table:table-cell>
          <table:table-cell office:value-type="string">
            <text:p>YRIMAR FIGUEREDO DE MOREN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47510">
            <text:p>13047510</text:p>
          </table:table-cell>
          <table:table-cell office:value-type="string">
            <text:p>MARIA HIDELCIRA CISNEROS DAZ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69676">
            <text:p>18469676</text:p>
          </table:table-cell>
          <table:table-cell office:value-type="string">
            <text:p>ADRINA ALIANA SALAS TAP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9498">
            <text:p>18909498</text:p>
          </table:table-cell>
          <table:table-cell office:value-type="string">
            <text:p>ALBIS GRICELIS MENA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27420">
            <text:p>15627420</text:p>
          </table:table-cell>
          <table:table-cell office:value-type="string">
            <text:p>LOURDES YAMILET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8897">
            <text:p>18908897</text:p>
          </table:table-cell>
          <table:table-cell office:value-type="string">
            <text:p>YOSMAR ALEXANDER ORTIZ GARRI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327467">
            <text:p>18327467</text:p>
          </table:table-cell>
          <table:table-cell office:value-type="string">
            <text:p>DERVIS CONSEPCION BRIZUELA OLIV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94599">
            <text:p>13594599</text:p>
          </table:table-cell>
          <table:table-cell office:value-type="string">
            <text:p>ROSA MARIA COLMENARES NOGUE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950593">
            <text:p>20950593</text:p>
          </table:table-cell>
          <table:table-cell office:value-type="string">
            <text:p>YESSICA MARIANNI ESPINOLA APO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268815">
            <text:p>10268815</text:p>
          </table:table-cell>
          <table:table-cell office:value-type="string">
            <text:p>SANTOS RAMON APO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49723">
            <text:p>18849723</text:p>
          </table:table-cell>
          <table:table-cell office:value-type="string">
            <text:p>MARIELI EMILETH MICHELENA FLOR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36767">
            <text:p>13536767</text:p>
          </table:table-cell>
          <table:table-cell office:value-type="string">
            <text:p>YAMILETH ELIZABETH DE LA HOZ DE RODRIGU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18721">
            <text:p>6518721</text:p>
          </table:table-cell>
          <table:table-cell office:value-type="string">
            <text:p>MANUEL ANTONIO GARCIA GONZAL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86894">
            <text:p>15686894</text:p>
          </table:table-cell>
          <table:table-cell office:value-type="string">
            <text:p>MARIA DEL CARMEN GONZALEZ CONTRER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41599">
            <text:p>11841599</text:p>
          </table:table-cell>
          <table:table-cell office:value-type="string">
            <text:p>BLANCA YELITZA PEÑA DE ACEVE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436">
            <text:p>13213436</text:p>
          </table:table-cell>
          <table:table-cell office:value-type="string">
            <text:p>MARCOS ALEXANDER PRATO BUSTAMANT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3473">
            <text:p>9183473</text:p>
          </table:table-cell>
          <table:table-cell office:value-type="string">
            <text:p>EDGAR OZCAR SOTO SO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2355">
            <text:p>9182355</text:p>
          </table:table-cell>
          <table:table-cell office:value-type="string">
            <text:p>DILIA MARIA HERNANDEZ DE SO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5268">
            <text:p>15535268</text:p>
          </table:table-cell>
          <table:table-cell office:value-type="string">
            <text:p>YEISMY YIRLEY PEREZ MARTI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58080">
            <text:p>17358080</text:p>
          </table:table-cell>
          <table:table-cell office:value-type="string">
            <text:p>SULAY SOTO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1432">
            <text:p>15121432</text:p>
          </table:table-cell>
          <table:table-cell office:value-type="string">
            <text:p>DOMINICA MENDEZ MO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754">
            <text:p>19492754</text:p>
          </table:table-cell>
          <table:table-cell office:value-type="string">
            <text:p>KEILI JOSEFINA GIL SEGU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70314">
            <text:p>17170314</text:p>
          </table:table-cell>
          <table:table-cell office:value-type="string">
            <text:p>YOVANY PEREIRA PEREIR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70967">
            <text:p>17170967</text:p>
          </table:table-cell>
          <table:table-cell office:value-type="string">
            <text:p>ROMER ELANDER MOLINA PAB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045577">
            <text:p>18045577</text:p>
          </table:table-cell>
          <table:table-cell office:value-type="string">
            <text:p>ARGENIS RODRIGO RIVAS MOLI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24965">
            <text:p>14724965</text:p>
          </table:table-cell>
          <table:table-cell office:value-type="string">
            <text:p>RIGOBERTO RAMIREZ MOLI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370">
            <text:p>19056370</text:p>
          </table:table-cell>
          <table:table-cell office:value-type="string">
            <text:p>YULY RAQUEL RAMIREZ VARG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26244">
            <text:p>20226244</text:p>
          </table:table-cell>
          <table:table-cell office:value-type="string">
            <text:p>JOSE LEONARDO RODRIGUEZ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24185">
            <text:p>14724185</text:p>
          </table:table-cell>
          <table:table-cell office:value-type="string">
            <text:p>MIGUEL ANGEL AYALA HEV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675">
            <text:p>19056675</text:p>
          </table:table-cell>
          <table:table-cell office:value-type="string">
            <text:p>OLGA VANESSA RONDON JARAMILL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58760">
            <text:p>17358760</text:p>
          </table:table-cell>
          <table:table-cell office:value-type="string">
            <text:p>DEYSI DEL CARMEN RONDON ROND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9304">
            <text:p>20519304</text:p>
          </table:table-cell>
          <table:table-cell office:value-type="string">
            <text:p>YESIKA YESSENIA LOPEZ NADAL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58759">
            <text:p>17358759</text:p>
          </table:table-cell>
          <table:table-cell office:value-type="string">
            <text:p>JAVIEL RONDON RONDON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68478">
            <text:p>23168478</text:p>
          </table:table-cell>
          <table:table-cell office:value-type="string">
            <text:p>ANA MERCEDES PARADA 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4991">
            <text:p>15534991</text:p>
          </table:table-cell>
          <table:table-cell office:value-type="string">
            <text:p>ZAIRA JANEY RAMIREZ RO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8074">
            <text:p>9368074</text:p>
          </table:table-cell>
          <table:table-cell office:value-type="string">
            <text:p>ANA ISABEL MONCADA DE CONTRER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561250">
            <text:p>23561250</text:p>
          </table:table-cell>
          <table:table-cell office:value-type="string">
            <text:p>MIGUEL ANTONIO SANCHEZ QUINT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74830">
            <text:p>16574830</text:p>
          </table:table-cell>
          <table:table-cell office:value-type="string">
            <text:p>JHONATTAN BAUDILIO MORENO RANGEL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75101">
            <text:p>16575101</text:p>
          </table:table-cell>
          <table:table-cell office:value-type="string">
            <text:p>JAVIER ALEXANDER GARCIA QUINT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9413">
            <text:p>11839413</text:p>
          </table:table-cell>
          <table:table-cell office:value-type="string">
            <text:p>NORAIMA RAMIREZ ROJ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3401">
            <text:p>14663401</text:p>
          </table:table-cell>
          <table:table-cell office:value-type="string">
            <text:p>ELENA UZCATEGUI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4544">
            <text:p>12464544</text:p>
          </table:table-cell>
          <table:table-cell office:value-type="string">
            <text:p>OMAIRA DE JESUS PERNIA RO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1011">
            <text:p>19631011</text:p>
          </table:table-cell>
          <table:table-cell office:value-type="string">
            <text:p>NELSY CAROLINA PARRA ALTUVE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56647">
            <text:p>19056647</text:p>
          </table:table-cell>
          <table:table-cell office:value-type="string">
            <text:p>MARYOLY LOPEZ GARC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522">
            <text:p>17169522</text:p>
          </table:table-cell>
          <table:table-cell office:value-type="string">
            <text:p>IRAIDES ROA SALA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24027">
            <text:p>14724027</text:p>
          </table:table-cell>
          <table:table-cell office:value-type="string">
            <text:p>MARISOL MOLINA MOLIN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33634">
            <text:p>16333634</text:p>
          </table:table-cell>
          <table:table-cell office:value-type="string">
            <text:p>SANDRA YADELSY SALAS DE GARRI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1009">
            <text:p>14551009</text:p>
          </table:table-cell>
          <table:table-cell office:value-type="string">
            <text:p>DELSI JOSEFINA QUINTER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01042">
            <text:p>19801042</text:p>
          </table:table-cell>
          <table:table-cell office:value-type="string">
            <text:p>JOEL ENRIQUE BARON HERNAN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794410">
            <text:p>22794410</text:p>
          </table:table-cell>
          <table:table-cell office:value-type="string">
            <text:p>JULIO JAUREGUI CAMACH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11145">
            <text:p>9211145</text:p>
          </table:table-cell>
          <table:table-cell office:value-type="string">
            <text:p>CARMEN JUDITH ALBARRACIN DE JIME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2428">
            <text:p>19492428</text:p>
          </table:table-cell>
          <table:table-cell office:value-type="string">
            <text:p>BLANCA YORLEY VILLARREAL JAIMES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216184">
            <text:p>7216184</text:p>
          </table:table-cell>
          <table:table-cell office:value-type="string">
            <text:p>JESUS MAXIMINO PARAHUATY ALVARAD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28248">
            <text:p>16528248</text:p>
          </table:table-cell>
          <table:table-cell office:value-type="string">
            <text:p>YANNY SOLIBER CASTILLO TAPIA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56384">
            <text:p>18856384</text:p>
          </table:table-cell>
          <table:table-cell office:value-type="string">
            <text:p>YOHANA CAROLINA VILLARRUEL JIMEN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58079">
            <text:p>17358079</text:p>
          </table:table-cell>
          <table:table-cell office:value-type="string">
            <text:p>ZAIRA SOTO SANCH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87112">
            <text:p>12887112</text:p>
          </table:table-cell>
          <table:table-cell office:value-type="string">
            <text:p>NATHALIE JOSE CABELLO BERMUDEZ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0110">
            <text:p>15670110</text:p>
          </table:table-cell>
          <table:table-cell office:value-type="string">
            <text:p>MORENO MORENO SONIA COROMOTO</text:p>
          </table:table-cell>
          <table:table-cell office:value-type="string">
            <text:p>LICENCIADO EN EDU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718">
            <text:p>13063718</text:p>
          </table:table-cell>
          <table:table-cell office:value-type="string">
            <text:p>ALEXANDER NEPTALI SANCHEZ CARMO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7538">
            <text:p>13947538</text:p>
          </table:table-cell>
          <table:table-cell office:value-type="string">
            <text:p>BARBARA ELENA CASTILLO CASTILL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60210">
            <text:p>17660210</text:p>
          </table:table-cell>
          <table:table-cell office:value-type="string">
            <text:p>MARIA ELENA <text:s/>MORA MEND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78863">
            <text:p>19278863</text:p>
          </table:table-cell>
          <table:table-cell office:value-type="string">
            <text:p>ADOLFO JOSE HERNANDEZ AGUILAR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7419">
            <text:p>17767419</text:p>
          </table:table-cell>
          <table:table-cell office:value-type="string">
            <text:p>MARIA DEBORA RIVAS QUEVED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5457">
            <text:p>8145457</text:p>
          </table:table-cell>
          <table:table-cell office:value-type="string">
            <text:p>JULIO ARNOLDO MENDEZ RANGEL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824964">
            <text:p>24824964</text:p>
          </table:table-cell>
          <table:table-cell office:value-type="string">
            <text:p>DIANA ROSA ORTIZ RODRIGU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59052">
            <text:p>17659052</text:p>
          </table:table-cell>
          <table:table-cell office:value-type="string">
            <text:p>ESPERANZA DEL VALLE QUINTERO COLLANT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3474">
            <text:p>15383474</text:p>
          </table:table-cell>
          <table:table-cell office:value-type="string">
            <text:p>CARMEN ELENA BURGOS PE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7194">
            <text:p>9997194</text:p>
          </table:table-cell>
          <table:table-cell office:value-type="string">
            <text:p>CORINA GUILLEN RODRIGU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0666">
            <text:p>20100666</text:p>
          </table:table-cell>
          <table:table-cell office:value-type="string">
            <text:p>NEIKER EDUARDO VILLAMIZAR FLORE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4883">
            <text:p>12554883</text:p>
          </table:table-cell>
          <table:table-cell office:value-type="string">
            <text:p>MIRIAN ALEIDA CARRASCO DIA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2561">
            <text:p>14932561</text:p>
          </table:table-cell>
          <table:table-cell office:value-type="string">
            <text:p>KATY ANDREA CASTILLA AREN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031277">
            <text:p>23031277</text:p>
          </table:table-cell>
          <table:table-cell office:value-type="string">
            <text:p>KRISMAR ANDREA MEZA RAMIREZ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59346">
            <text:p>21159346</text:p>
          </table:table-cell>
          <table:table-cell office:value-type="string">
            <text:p>LIGIA MARINA COLMENAREZ PALMA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002206">
            <text:p>17002206</text:p>
          </table:table-cell>
          <table:table-cell office:value-type="string">
            <text:p>LUIS ENRIQUE COLMENAREZ ROJA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072">
            <text:p>11714072</text:p>
          </table:table-cell>
          <table:table-cell office:value-type="string">
            <text:p>ADONAY RAMON POLANC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448">
            <text:p>19193448</text:p>
          </table:table-cell>
          <table:table-cell office:value-type="string">
            <text:p>JOSE JAVIER ESPINOZA CAR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09023">
            <text:p>15309023</text:p>
          </table:table-cell>
          <table:table-cell office:value-type="string">
            <text:p>LUIS ALEXIS GAMBOA CAMPO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5041781">
            <text:p>25041781</text:p>
          </table:table-cell>
          <table:table-cell office:value-type="string">
            <text:p>JOHANIS MARIA ZARANTE BURGOS</text:p>
          </table:table-cell>
          <table:table-cell office:value-type="string">
            <text:p>TECNICO SUPERIOR UNIVERSITARIO EN EVALUAC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1965">
            <text:p>20601965</text:p>
          </table:table-cell>
          <table:table-cell office:value-type="string">
            <text:p>EDIMARY ALEJANDRA PIÑERO BASTIDAS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1667">
            <text:p>1721667</text:p>
          </table:table-cell>
          <table:table-cell office:value-type="string">
            <text:p>JESUS RAFAEL OVALLES LOPEZ</text:p>
          </table:table-cell>
          <table:table-cell office:value-type="string">
            <text:p>LICENCIADO EN GESTION AMBIENT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2721">
            <text:p>8132721</text:p>
          </table:table-cell>
          <table:table-cell office:value-type="string">
            <text:p>IRMA ALBERTINA SANTIAGO SUPERL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46737">
            <text:p>15546737</text:p>
          </table:table-cell>
          <table:table-cell office:value-type="string">
            <text:p>ESTHER YURAIMA GONZALEZ ALV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3497">
            <text:p>14663497</text:p>
          </table:table-cell>
          <table:table-cell office:value-type="string">
            <text:p>LIZ MARY RATT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24253">
            <text:p>17724253</text:p>
          </table:table-cell>
          <table:table-cell office:value-type="string">
            <text:p>YOLIMAR SANCHEZ MOL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71999">
            <text:p>16071999</text:p>
          </table:table-cell>
          <table:table-cell office:value-type="string">
            <text:p>ANA MARITZA PINTO MARTIN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42242">
            <text:p>16042242</text:p>
          </table:table-cell>
          <table:table-cell office:value-type="string">
            <text:p>MARTINEZ BETANCOURT YULIA DEL CARME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067112">
            <text:p>8067112</text:p>
          </table:table-cell>
          <table:table-cell office:value-type="string">
            <text:p>JOSEFINA DEL CARMEN REGALADO DE VARE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5746">
            <text:p>12205746</text:p>
          </table:table-cell>
          <table:table-cell office:value-type="string">
            <text:p>MAGALYS COROMOTO PACHECO ALBAR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10342">
            <text:p>15010342</text:p>
          </table:table-cell>
          <table:table-cell office:value-type="string">
            <text:p>MILEIDY MARGARITA FERRER RINC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4395">
            <text:p>10874395</text:p>
          </table:table-cell>
          <table:table-cell office:value-type="string">
            <text:p>TERESA DEL CARMEN RUJAN DE RO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95972">
            <text:p>12195972</text:p>
          </table:table-cell>
          <table:table-cell office:value-type="string">
            <text:p>GLADYS MARIA ROJ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93541">
            <text:p>18993541</text:p>
          </table:table-cell>
          <table:table-cell office:value-type="string">
            <text:p>CARMEN TERESA MONTILLA DE SILV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7772">
            <text:p>12207772</text:p>
          </table:table-cell>
          <table:table-cell office:value-type="string">
            <text:p>DIONICIA DEL CARMEN MOLINA COLMEN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04597">
            <text:p>17304597</text:p>
          </table:table-cell>
          <table:table-cell office:value-type="string">
            <text:p>YANNERIS COROMOTO GRATEROL ALBA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82380">
            <text:p>19882380</text:p>
          </table:table-cell>
          <table:table-cell office:value-type="string">
            <text:p>EDWARD ELY VERA VILLE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61398">
            <text:p>20161398</text:p>
          </table:table-cell>
          <table:table-cell office:value-type="string">
            <text:p>YENNI RUSBELI LAYA CONTRER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524">
            <text:p>19069524</text:p>
          </table:table-cell>
          <table:table-cell office:value-type="string">
            <text:p>DANIELA YANEY BAPTISTA DIA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409657">
            <text:p>20409657</text:p>
          </table:table-cell>
          <table:table-cell office:value-type="string">
            <text:p>YENNYS YANKARYS BRIZUELA CARRASQU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4586">
            <text:p>12464586</text:p>
          </table:table-cell>
          <table:table-cell office:value-type="string">
            <text:p>CARMEN ALICIA CALVO CHAUSTR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0664">
            <text:p>15670664</text:p>
          </table:table-cell>
          <table:table-cell office:value-type="string">
            <text:p>YOLIMAR MARIA VILLAMIZAR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997">
            <text:p>19069997</text:p>
          </table:table-cell>
          <table:table-cell office:value-type="string">
            <text:p>YEAN PABLO ALARCON TO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99755">
            <text:p>20099755</text:p>
          </table:table-cell>
          <table:table-cell office:value-type="string">
            <text:p>JUANA DEL CARMEN RAMIREZ R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237164">
            <text:p>10237164</text:p>
          </table:table-cell>
          <table:table-cell office:value-type="string">
            <text:p>YURAIMA DEL CARMEN NIÑO SANJU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963895">
            <text:p>20963895</text:p>
          </table:table-cell>
          <table:table-cell office:value-type="string">
            <text:p>YANETH DEL CARMEN MOLINA RONDO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54049">
            <text:p>23154049</text:p>
          </table:table-cell>
          <table:table-cell office:value-type="string">
            <text:p>NELLY AURORA COTAMO BOAD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430">
            <text:p>20011430</text:p>
          </table:table-cell>
          <table:table-cell office:value-type="string">
            <text:p>JOHANA CAROLINA VERGARA VILLAMIZAR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964732">
            <text:p>20964732</text:p>
          </table:table-cell>
          <table:table-cell office:value-type="string">
            <text:p>INDRIS YANETH CONTRERAS MONT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99806">
            <text:p>20599806</text:p>
          </table:table-cell>
          <table:table-cell office:value-type="string">
            <text:p>ANDREINA DEL VALLE VELAZQUEZ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65584">
            <text:p>18465584</text:p>
          </table:table-cell>
          <table:table-cell office:value-type="string">
            <text:p>YNDIRA DE LOS ANGELES CALDERON BECER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518867">
            <text:p>20518867</text:p>
          </table:table-cell>
          <table:table-cell office:value-type="string">
            <text:p>LEIBIS ANDREINA ESCORCHA MOLI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1210">
            <text:p>14171210</text:p>
          </table:table-cell>
          <table:table-cell office:value-type="string">
            <text:p>DULCE MARIA JUSTO PACHEC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6352">
            <text:p>11186352</text:p>
          </table:table-cell>
          <table:table-cell office:value-type="string">
            <text:p>SIRIA GREGORIA ROJAS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74871">
            <text:p>16574871</text:p>
          </table:table-cell>
          <table:table-cell office:value-type="string">
            <text:p>GLEYSI ENERI SALCEDO NI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32516">
            <text:p>14932516</text:p>
          </table:table-cell>
          <table:table-cell office:value-type="string">
            <text:p>NADIA CLAIBEL CASTILLO SALCE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2498">
            <text:p>13882498</text:p>
          </table:table-cell>
          <table:table-cell office:value-type="string">
            <text:p>IRIS SULAY SEGOVIA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2451">
            <text:p>15462451</text:p>
          </table:table-cell>
          <table:table-cell office:value-type="string">
            <text:p>ELXIS MAYERLIS DIOSES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408870">
            <text:p>20408870</text:p>
          </table:table-cell>
          <table:table-cell office:value-type="string">
            <text:p>YHON MANUEL MORENO ALBORNO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5444">
            <text:p>8145444</text:p>
          </table:table-cell>
          <table:table-cell office:value-type="string">
            <text:p>GLEDIS ANADINA LINARES SANTAMAR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6875">
            <text:p>9366875</text:p>
          </table:table-cell>
          <table:table-cell office:value-type="string">
            <text:p>MARIA YOLANDA MORE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02616">
            <text:p>14002616</text:p>
          </table:table-cell>
          <table:table-cell office:value-type="string">
            <text:p>AUDY ORTIZ SU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10500">
            <text:p>10710500</text:p>
          </table:table-cell>
          <table:table-cell office:value-type="string">
            <text:p>ADELINA SANCHEZ GUTIER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866015">
            <text:p>20866015</text:p>
          </table:table-cell>
          <table:table-cell office:value-type="string">
            <text:p>LUIS ALBERTO RAMIREZ BRICEÑ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5033839">
            <text:p>25033839</text:p>
          </table:table-cell>
          <table:table-cell office:value-type="string">
            <text:p>ISABEL CRISTINA MORENO DE ZAPA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41763">
            <text:p>14341763</text:p>
          </table:table-cell>
          <table:table-cell office:value-type="string">
            <text:p>SANDRA ELENA PER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8357">
            <text:p>9988357</text:p>
          </table:table-cell>
          <table:table-cell office:value-type="string">
            <text:p>COSME JOSE BECERRA GAMBO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437">
            <text:p>11191437</text:p>
          </table:table-cell>
          <table:table-cell office:value-type="string">
            <text:p>NANCY COROMOTO VEG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2838">
            <text:p>19612838</text:p>
          </table:table-cell>
          <table:table-cell office:value-type="string">
            <text:p>MARLY ANDREINA MONTILLA RANGEL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1406">
            <text:p>20101406</text:p>
          </table:table-cell>
          <table:table-cell office:value-type="string">
            <text:p>FEVER SARAY EREGUA ACOST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5102">
            <text:p>16515102</text:p>
          </table:table-cell>
          <table:table-cell office:value-type="string">
            <text:p>LENNY LISBETH ARJ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8223">
            <text:p>18838223</text:p>
          </table:table-cell>
          <table:table-cell office:value-type="string">
            <text:p>SIULDREIT LUISIRIS SILVA PER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95259">
            <text:p>15295259</text:p>
          </table:table-cell>
          <table:table-cell office:value-type="string">
            <text:p>YUSMARY COROMOTO PARRA BALDERRAM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8809">
            <text:p>11708809</text:p>
          </table:table-cell>
          <table:table-cell office:value-type="string">
            <text:p>MIRLA JAQUELINE QUINTERO PARED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90226">
            <text:p>17690226</text:p>
          </table:table-cell>
          <table:table-cell office:value-type="string">
            <text:p>KEYBERLIN DESSYRE <text:s/>HERNANDEZ ROJ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8854">
            <text:p>19518854</text:p>
          </table:table-cell>
          <table:table-cell office:value-type="string">
            <text:p>ALBA MARINA MOTA DUGART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99354">
            <text:p>20099354</text:p>
          </table:table-cell>
          <table:table-cell office:value-type="string">
            <text:p>DARIANA DIAZ HERNAND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1172">
            <text:p>18771172</text:p>
          </table:table-cell>
          <table:table-cell office:value-type="string">
            <text:p>DAYERLYN DILIMAR PACHECO MARR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56615">
            <text:p>11756615</text:p>
          </table:table-cell>
          <table:table-cell office:value-type="string">
            <text:p>JUANA MARIA GAVIDIA JU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408432">
            <text:p>20408432</text:p>
          </table:table-cell>
          <table:table-cell office:value-type="string">
            <text:p>YESSICA LISBETH PACHECO MARRER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1467">
            <text:p>13061467</text:p>
          </table:table-cell>
          <table:table-cell office:value-type="string">
            <text:p>ROSIBEL DAYRI TERAN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3402">
            <text:p>9383402</text:p>
          </table:table-cell>
          <table:table-cell office:value-type="string">
            <text:p>ZENAIDA COROMOTO PRADA TAP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501648">
            <text:p>13501648</text:p>
          </table:table-cell>
          <table:table-cell office:value-type="string">
            <text:p>YRENE DEL SOCORRO RIVAS RIV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82815">
            <text:p>6582815</text:p>
          </table:table-cell>
          <table:table-cell office:value-type="string">
            <text:p>ADDA FELIBERTA RODRIGUEZ PIC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98115">
            <text:p>10798115</text:p>
          </table:table-cell>
          <table:table-cell office:value-type="string">
            <text:p>MARIA ELENA RU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021933">
            <text:p>8021933</text:p>
          </table:table-cell>
          <table:table-cell office:value-type="string">
            <text:p>NELLY MARINA SANTANA DE MORAL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27383">
            <text:p>16127383</text:p>
          </table:table-cell>
          <table:table-cell office:value-type="string">
            <text:p>YENNI CAROLINA TORRES ARAUJ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407455">
            <text:p>9407455</text:p>
          </table:table-cell>
          <table:table-cell office:value-type="string">
            <text:p>MILAGRO DEL CARMEN NIEVES GARC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60302">
            <text:p>23160302</text:p>
          </table:table-cell>
          <table:table-cell office:value-type="string">
            <text:p>ANA CELIA GARAVI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14471">
            <text:p>14814471</text:p>
          </table:table-cell>
          <table:table-cell office:value-type="string">
            <text:p>SUARY DEL VALLE ARROYO ALTUV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2609">
            <text:p>8142609</text:p>
          </table:table-cell>
          <table:table-cell office:value-type="string">
            <text:p>CARMEN EMPERATRIZ DELG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1644">
            <text:p>4931644</text:p>
          </table:table-cell>
          <table:table-cell office:value-type="string">
            <text:p>MARIA ELIZABETH LARRART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1341">
            <text:p>13061341</text:p>
          </table:table-cell>
          <table:table-cell office:value-type="string">
            <text:p>GLADYS MARITZA MEND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9081">
            <text:p>10559081</text:p>
          </table:table-cell>
          <table:table-cell office:value-type="string">
            <text:p>WEXSAIDA GUAMILETT JIMENEZ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2397">
            <text:p>20012397</text:p>
          </table:table-cell>
          <table:table-cell office:value-type="string">
            <text:p>MIGLEDIS LISBETH CARRIZO PRAD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940903">
            <text:p>7940903</text:p>
          </table:table-cell>
          <table:table-cell office:value-type="string">
            <text:p>CELINA AMIRCA ESPINOZ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6121">
            <text:p>18906121</text:p>
          </table:table-cell>
          <table:table-cell office:value-type="string">
            <text:p>YANETZY ALIDA ROMERO GONZAL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558112">
            <text:p>18558112</text:p>
          </table:table-cell>
          <table:table-cell office:value-type="string">
            <text:p>MAYRA ALEJANDRA BESCANZA GALLAR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1716">
            <text:p>11711716</text:p>
          </table:table-cell>
          <table:table-cell office:value-type="string">
            <text:p>ZIOLIS YUNEIRA HERRERA PULI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965037">
            <text:p>20965037</text:p>
          </table:table-cell>
          <table:table-cell office:value-type="string">
            <text:p>MARYELIN IRIANA SANDOVAL MAC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6764">
            <text:p>9366764</text:p>
          </table:table-cell>
          <table:table-cell office:value-type="string">
            <text:p>MARIA AIDA BELANDRIA VEG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29760">
            <text:p>15329760</text:p>
          </table:table-cell>
          <table:table-cell office:value-type="string">
            <text:p>LUZ ELENA GOMEZ VE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68047">
            <text:p>17768047</text:p>
          </table:table-cell>
          <table:table-cell office:value-type="string">
            <text:p>ANA GREGORIA TORRES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89932">
            <text:p>16189932</text:p>
          </table:table-cell>
          <table:table-cell office:value-type="string">
            <text:p>MARINA DEL CARMEN VILLA VE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1080">
            <text:p>12201080</text:p>
          </table:table-cell>
          <table:table-cell office:value-type="string">
            <text:p>YAMIRA TIBISAY VALDIVIESO ARTAH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070623">
            <text:p>11070623</text:p>
          </table:table-cell>
          <table:table-cell office:value-type="string">
            <text:p>GILBERTO DE JESUS SILVA MONT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73879">
            <text:p>19573879</text:p>
          </table:table-cell>
          <table:table-cell office:value-type="string">
            <text:p>SANDRA ELOISA GRATEROL ALBARAD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6600">
            <text:p>10726600</text:p>
          </table:table-cell>
          <table:table-cell office:value-type="string">
            <text:p>CARMEN MARIA GONZALEZ DE LINAR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7010">
            <text:p>11717010</text:p>
          </table:table-cell>
          <table:table-cell office:value-type="string">
            <text:p>DIOFELIS MARIBEL RODRIGUEZ PE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985356">
            <text:p>14985356</text:p>
          </table:table-cell>
          <table:table-cell office:value-type="string">
            <text:p>RONALD ERICSSON OCHOA CARDEN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2488">
            <text:p>11712488</text:p>
          </table:table-cell>
          <table:table-cell office:value-type="string">
            <text:p>DIGNA ROSA MEJIAS CARMO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1338">
            <text:p>15121338</text:p>
          </table:table-cell>
          <table:table-cell office:value-type="string">
            <text:p>YAKELIN RUEDAS RAMI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2158">
            <text:p>15672158</text:p>
          </table:table-cell>
          <table:table-cell office:value-type="string">
            <text:p>IRIS DEL VALLE MARQUEZ LINAR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7588">
            <text:p>15537588</text:p>
          </table:table-cell>
          <table:table-cell office:value-type="string">
            <text:p>ANA YSABEL SAVEDRA MEN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83340">
            <text:p>13983340</text:p>
          </table:table-cell>
          <table:table-cell office:value-type="string">
            <text:p>JOSEFA ERNESTA LOPEZ AREVAL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768867">
            <text:p>8768867</text:p>
          </table:table-cell>
          <table:table-cell office:value-type="string">
            <text:p>JUSTINA ANTONIA BRIZUELA DE SANCH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104254">
            <text:p>13104254</text:p>
          </table:table-cell>
          <table:table-cell office:value-type="string">
            <text:p>JOSE LISANDRO HERRERA RENGIF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965775">
            <text:p>11965775</text:p>
          </table:table-cell>
          <table:table-cell office:value-type="string">
            <text:p>DEIDCIS MARCIEL CANCIN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321582">
            <text:p>17321582</text:p>
          </table:table-cell>
          <table:table-cell office:value-type="string">
            <text:p>MARIA EMILCE GARCIA ARELLAN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1347">
            <text:p>9381347</text:p>
          </table:table-cell>
          <table:table-cell office:value-type="string">
            <text:p>MARTIZA RAMONA MONTILL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131872">
            <text:p>3131872</text:p>
          </table:table-cell>
          <table:table-cell office:value-type="string">
            <text:p>ESTEBAN RIV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38475">
            <text:p>15438475</text:p>
          </table:table-cell>
          <table:table-cell office:value-type="string">
            <text:p>JAZMIN <text:s/>DIAZ DE SUPERLANO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784910">
            <text:p>15784910</text:p>
          </table:table-cell>
          <table:table-cell office:value-type="string">
            <text:p>DANNY DEL CARMEN <text:s/>DUGARTE TREJO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80622">
            <text:p>16580622</text:p>
          </table:table-cell>
          <table:table-cell office:value-type="string">
            <text:p>NARDIS YOJANA <text:s/>CONTRERAS CANCIN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91554">
            <text:p>16791554</text:p>
          </table:table-cell>
          <table:table-cell office:value-type="string">
            <text:p>ALJANY JOHANA <text:s/>SANCH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80491">
            <text:p>16980491</text:p>
          </table:table-cell>
          <table:table-cell office:value-type="string">
            <text:p>DEXY CAROLINA QUINTERO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59343">
            <text:p>17659343</text:p>
          </table:table-cell>
          <table:table-cell office:value-type="string">
            <text:p>JEJEI MARBELIA MAKELIN BETANCOURT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7826">
            <text:p>18117826</text:p>
          </table:table-cell>
          <table:table-cell office:value-type="string">
            <text:p>JESUS JAVIER RAMIREZ VALLADARE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5805">
            <text:p>18425805</text:p>
          </table:table-cell>
          <table:table-cell office:value-type="string">
            <text:p>ANDRY YOTSINET RODRIGUEZ RUI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5634">
            <text:p>19825634</text:p>
          </table:table-cell>
          <table:table-cell office:value-type="string">
            <text:p>ELIMAR ROSAURA GOMEZ MONTILLA 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11096">
            <text:p>20011096</text:p>
          </table:table-cell>
          <table:table-cell office:value-type="string">
            <text:p>MARIA TRINIDAD MORA MOR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83844">
            <text:p>13683844</text:p>
          </table:table-cell>
          <table:table-cell office:value-type="string">
            <text:p>RENE JOSE JIMENEZ AR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869579">
            <text:p>20869579</text:p>
          </table:table-cell>
          <table:table-cell office:value-type="string">
            <text:p>MANUELA ELEIDA RODRIGUEZ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157">
            <text:p>14550157</text:p>
          </table:table-cell>
          <table:table-cell office:value-type="string">
            <text:p>MARIA YAMILER MORILLO RUS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196">
            <text:p>11714196</text:p>
          </table:table-cell>
          <table:table-cell office:value-type="string">
            <text:p>AMADORA DEL CARMEN CARBALLO FRIAS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30187">
            <text:p>14130187</text:p>
          </table:table-cell>
          <table:table-cell office:value-type="string">
            <text:p>MARIA EURALIA COLLANTES DE MES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8372">
            <text:p>11838372</text:p>
          </table:table-cell>
          <table:table-cell office:value-type="string">
            <text:p>ROSALBA PERNIA BUSTAMANTE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41531">
            <text:p>3941531</text:p>
          </table:table-cell>
          <table:table-cell office:value-type="string">
            <text:p>CARLOS JOSE PERNIA</text:p>
          </table:table-cell>
          <table:table-cell office:value-type="string">
            <text:p>TECNICO SUPERIOR UNIVERSITARIO EN PLANIFICACION DE PROGRAMAS SOCIOCOMUNITARIOS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546295">
            <text:p>8546295</text:p>
          </table:table-cell>
          <table:table-cell office:value-type="string">
            <text:p>LINA MICHELL ROJAS APARICI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6832">
            <text:p>4926832</text:p>
          </table:table-cell>
          <table:table-cell office:value-type="string">
            <text:p>OMAIRA CASTILLO DAVI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66568">
            <text:p>1266568</text:p>
          </table:table-cell>
          <table:table-cell office:value-type="string">
            <text:p>CECILIO ANTONIO TORREALB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4372">
            <text:p>9384372</text:p>
          </table:table-cell>
          <table:table-cell office:value-type="string">
            <text:p>LUIS ANTONIO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507">
            <text:p>11716507</text:p>
          </table:table-cell>
          <table:table-cell office:value-type="string">
            <text:p>LIZBETH RANGEL MAR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3280">
            <text:p>9983280</text:p>
          </table:table-cell>
          <table:table-cell office:value-type="string">
            <text:p>AGRIPINA MENDEZ ZAMBR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2622">
            <text:p>9382622</text:p>
          </table:table-cell>
          <table:table-cell office:value-type="string">
            <text:p>MARIA ADELMIRA RODRIGUEZ MERCA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7648">
            <text:p>9987648</text:p>
          </table:table-cell>
          <table:table-cell office:value-type="string">
            <text:p>PILAR YANET RUBIO ALBORN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76712">
            <text:p>10576712</text:p>
          </table:table-cell>
          <table:table-cell office:value-type="string">
            <text:p>MIRLA CAROLINA REYES GONZAL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23037">
            <text:p>11823037</text:p>
          </table:table-cell>
          <table:table-cell office:value-type="string">
            <text:p>CULFIA AMALIECE CRAV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8617">
            <text:p>13278617</text:p>
          </table:table-cell>
          <table:table-cell office:value-type="string">
            <text:p>ISIDRO JOSE FARFAN HIDALG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71567">
            <text:p>14071567</text:p>
          </table:table-cell>
          <table:table-cell office:value-type="string">
            <text:p>ANA SABRINA AZCANIO LOP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6163">
            <text:p>9986163</text:p>
          </table:table-cell>
          <table:table-cell office:value-type="string">
            <text:p>ZULEIMA RAMONA CANALES DIA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78155">
            <text:p>2478155</text:p>
          </table:table-cell>
          <table:table-cell office:value-type="string">
            <text:p>MARIA EUSTELIA RIVERO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81414">
            <text:p>6581414</text:p>
          </table:table-cell>
          <table:table-cell office:value-type="string">
            <text:p>EUDOCIA DEL CARMEN MARTEZ RUBI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643096">
            <text:p>9643096</text:p>
          </table:table-cell>
          <table:table-cell office:value-type="string">
            <text:p>JACKELINE ELENA FLORES PRIET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83175">
            <text:p>8183175</text:p>
          </table:table-cell>
          <table:table-cell office:value-type="string">
            <text:p>NELVA NICOLASA BARR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89208">
            <text:p>17989208</text:p>
          </table:table-cell>
          <table:table-cell office:value-type="string">
            <text:p>YAMILETH JOSEFINA VALERO BARRI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8470">
            <text:p>12838470</text:p>
          </table:table-cell>
          <table:table-cell office:value-type="string">
            <text:p>OLGA LUCIA MONTIL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2007">
            <text:p>14662007</text:p>
          </table:table-cell>
          <table:table-cell office:value-type="string">
            <text:p>ANA GREGORIA CALDERON SA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29076">
            <text:p>15329076</text:p>
          </table:table-cell>
          <table:table-cell office:value-type="string">
            <text:p>ROSA MERCEDES PAREDES BASTID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5103">
            <text:p>11715103</text:p>
          </table:table-cell>
          <table:table-cell office:value-type="string">
            <text:p>CARMEN YOSELIS HERNANDEZ HOY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9495">
            <text:p>4929495</text:p>
          </table:table-cell>
          <table:table-cell office:value-type="string">
            <text:p>HAIDEE SOCORRO SOT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91265">
            <text:p>6591265</text:p>
          </table:table-cell>
          <table:table-cell office:value-type="string">
            <text:p>CARMEN NOEMI BASTIDAS DE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1866">
            <text:p>14171866</text:p>
          </table:table-cell>
          <table:table-cell office:value-type="string">
            <text:p>YICPSI MARGARITA MORE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29037">
            <text:p>12229037</text:p>
          </table:table-cell>
          <table:table-cell office:value-type="string">
            <text:p>YVON TRINIDAD GUERRERO ALTUV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25765">
            <text:p>12825765</text:p>
          </table:table-cell>
          <table:table-cell office:value-type="string">
            <text:p>ZORAIDA MOLINA GONZAL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184976">
            <text:p>13184976</text:p>
          </table:table-cell>
          <table:table-cell office:value-type="string">
            <text:p>YTALA AMALIA URBINA URBIN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534382">
            <text:p>15534382</text:p>
          </table:table-cell>
          <table:table-cell office:value-type="string">
            <text:p>ZAIDA COROMOTO CONTRERAS VILLAMIZAR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5539">
            <text:p>9365539</text:p>
          </table:table-cell>
          <table:table-cell office:value-type="string">
            <text:p>ANADELY BARRETO GUTIER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424943">
            <text:p>18424943</text:p>
          </table:table-cell>
          <table:table-cell office:value-type="string">
            <text:p>KARELLY MOLINA MO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683843">
            <text:p>7683843</text:p>
          </table:table-cell>
          <table:table-cell office:value-type="string">
            <text:p>RAITZA MARIA BRICEÑO ANGARIT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8337">
            <text:p>10558337</text:p>
          </table:table-cell>
          <table:table-cell office:value-type="string">
            <text:p>MARIA DEL ROSARIO BRICEÑ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71324">
            <text:p>11371324</text:p>
          </table:table-cell>
          <table:table-cell office:value-type="string">
            <text:p>IVONNE YOLEIVA NAVA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97269">
            <text:p>11397269</text:p>
          </table:table-cell>
          <table:table-cell office:value-type="string">
            <text:p>SILVIA DEL CARMEN VASQUEZ PAR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7361">
            <text:p>9987361</text:p>
          </table:table-cell>
          <table:table-cell office:value-type="string">
            <text:p>JOSE ELIAS DUGARTE PEÑ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384467">
            <text:p>6384467</text:p>
          </table:table-cell>
          <table:table-cell office:value-type="string">
            <text:p>OMAIRA INES CONTRERAS DE VEG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33245">
            <text:p>10133245</text:p>
          </table:table-cell>
          <table:table-cell office:value-type="string">
            <text:p>NELKIS DIAMIDES MARTIN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748274">
            <text:p>8748274</text:p>
          </table:table-cell>
          <table:table-cell office:value-type="string">
            <text:p>MILAGROS DEL VALLE GONZAL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6546">
            <text:p>11186546</text:p>
          </table:table-cell>
          <table:table-cell office:value-type="string">
            <text:p>MILAGRO DEL VALLE PEÑA TO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3490">
            <text:p>10873490</text:p>
          </table:table-cell>
          <table:table-cell office:value-type="string">
            <text:p>ANA GREGORIA SILV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155">
            <text:p>12551155</text:p>
          </table:table-cell>
          <table:table-cell office:value-type="string">
            <text:p>MIGLEY MORESBI MONTERO YAJUR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4354">
            <text:p>15384354</text:p>
          </table:table-cell>
          <table:table-cell office:value-type="string">
            <text:p>FANNY DEL VALLE GODOY PEÑ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4769">
            <text:p>4264769</text:p>
          </table:table-cell>
          <table:table-cell office:value-type="string">
            <text:p>MARTINA DEL CARMEN BRICEÑ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662019">
            <text:p>14662019</text:p>
          </table:table-cell>
          <table:table-cell office:value-type="string">
            <text:p>YANETH DEL VALLE MAMBEL DE VEG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90273">
            <text:p>3590273</text:p>
          </table:table-cell>
          <table:table-cell office:value-type="string">
            <text:p>JUAN BAUTISTA RIV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435121">
            <text:p>13435121</text:p>
          </table:table-cell>
          <table:table-cell office:value-type="string">
            <text:p>LISBENY DEL CARMEN PARADAS TOVAR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8564">
            <text:p>13278564</text:p>
          </table:table-cell>
          <table:table-cell office:value-type="string">
            <text:p>VIVEKA DEL MAR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1576">
            <text:p>12551576</text:p>
          </table:table-cell>
          <table:table-cell office:value-type="string">
            <text:p>REYNA DEL CARMEN YAN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4083">
            <text:p>11714083</text:p>
          </table:table-cell>
          <table:table-cell office:value-type="string">
            <text:p>CORINA DEL ROSARIO GUERRERO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6924">
            <text:p>9266924</text:p>
          </table:table-cell>
          <table:table-cell office:value-type="string">
            <text:p>CESAR AUGUSTO CARDENAS LARRAR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4649">
            <text:p>4924649</text:p>
          </table:table-cell>
          <table:table-cell office:value-type="string">
            <text:p>CARMEN XIOMARA LUQU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3243">
            <text:p>4263243</text:p>
          </table:table-cell>
          <table:table-cell office:value-type="string">
            <text:p>PEDRO PABLO ROA TOR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79195">
            <text:p>16979195</text:p>
          </table:table-cell>
          <table:table-cell office:value-type="string">
            <text:p>AURORA DEL CARMEN YAN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70755">
            <text:p>21170755</text:p>
          </table:table-cell>
          <table:table-cell office:value-type="string">
            <text:p>ELIDA ROSA YANEZ ANDRAD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70809">
            <text:p>8170809</text:p>
          </table:table-cell>
          <table:table-cell office:value-type="string">
            <text:p>MAURO ATONIO DUN VELAS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498323">
            <text:p>7498323</text:p>
          </table:table-cell>
          <table:table-cell office:value-type="string">
            <text:p>MARLENE COROMOTO PEROZO GRIMA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44696">
            <text:p>4244696</text:p>
          </table:table-cell>
          <table:table-cell office:value-type="string">
            <text:p>PEDRO ELIAS MENDOZA BASTID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34590">
            <text:p>15434590</text:p>
          </table:table-cell>
          <table:table-cell office:value-type="string">
            <text:p>YANIRIS PACHECO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14898">
            <text:p>9214898</text:p>
          </table:table-cell>
          <table:table-cell office:value-type="string">
            <text:p>ALEJANDRINA DEL ROSARIO <text:s/>MENDEZ PEREI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321">
            <text:p>11716321</text:p>
          </table:table-cell>
          <table:table-cell office:value-type="string">
            <text:p>BETZAIDA YELITZA PARGAS VAL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39883">
            <text:p>12239883</text:p>
          </table:table-cell>
          <table:table-cell office:value-type="string">
            <text:p>ROSAURA RAMOS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2254">
            <text:p>10562254</text:p>
          </table:table-cell>
          <table:table-cell office:value-type="string">
            <text:p>AIDEE DE LA COROMOTO PALACI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907">
            <text:p>19193907</text:p>
          </table:table-cell>
          <table:table-cell office:value-type="string">
            <text:p>YAMAIRA DEL CARMEN FERNANDEZ ARAUJ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33325">
            <text:p>14333325</text:p>
          </table:table-cell>
          <table:table-cell office:value-type="string">
            <text:p>MARYELI RAMONA CARO H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7875">
            <text:p>13947875</text:p>
          </table:table-cell>
          <table:table-cell office:value-type="string">
            <text:p>YADIRA DEL CARMEN VARGAS F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31875">
            <text:p>14731875</text:p>
          </table:table-cell>
          <table:table-cell office:value-type="string">
            <text:p>CORINA EDILCIA ESCALONA VAL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0508">
            <text:p>10050508</text:p>
          </table:table-cell>
          <table:table-cell office:value-type="string">
            <text:p>JUAN VICTOR PEREZ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3530">
            <text:p>12553530</text:p>
          </table:table-cell>
          <table:table-cell office:value-type="string">
            <text:p>ELSIS ZULEIMA GUEVARA CAMACH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69574">
            <text:p>14569574</text:p>
          </table:table-cell>
          <table:table-cell office:value-type="string">
            <text:p>YIRIS DEL CARMEN PINEDA FRI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638481">
            <text:p>16638481</text:p>
          </table:table-cell>
          <table:table-cell office:value-type="string">
            <text:p>NORELIS ARACELIS DEL VALLE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37241">
            <text:p>12237241</text:p>
          </table:table-cell>
          <table:table-cell office:value-type="string">
            <text:p>MARTHA ARACELY MANZANILLA MANZANIL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69156">
            <text:p>19069156</text:p>
          </table:table-cell>
          <table:table-cell office:value-type="string">
            <text:p>NORELVIS GREGORIA SERRANO F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56439">
            <text:p>9256439</text:p>
          </table:table-cell>
          <table:table-cell office:value-type="string">
            <text:p>YRAIMA MARIELA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9959">
            <text:p>10729959</text:p>
          </table:table-cell>
          <table:table-cell office:value-type="string">
            <text:p>MARIA FLORINA ORTEGANO CASTELLAN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009625">
            <text:p>12009625</text:p>
          </table:table-cell>
          <table:table-cell office:value-type="string">
            <text:p>HAIDEE MARGARITA TORRES MONTIL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53767">
            <text:p>9253767</text:p>
          </table:table-cell>
          <table:table-cell office:value-type="string">
            <text:p>MARIA EDILIA VETANCOURT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322">
            <text:p>11716322</text:p>
          </table:table-cell>
          <table:table-cell office:value-type="string">
            <text:p>AQNES DEL ROSARIO BALBUENA DE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404209">
            <text:p>11404209</text:p>
          </table:table-cell>
          <table:table-cell office:value-type="string">
            <text:p>MARISELA <text:s/>BRICEÑO CONTRER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96582">
            <text:p>12896582</text:p>
          </table:table-cell>
          <table:table-cell office:value-type="string">
            <text:p>MARINA GUILLERMINA CASTELLANO MUJIC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066616">
            <text:p>8066616</text:p>
          </table:table-cell>
          <table:table-cell office:value-type="string">
            <text:p>HOLANDA DEL CARMEN CHAVEZ GIL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99939">
            <text:p>11399939</text:p>
          </table:table-cell>
          <table:table-cell office:value-type="string">
            <text:p>DARY DEL ROSARIO PARED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57363">
            <text:p>9257363</text:p>
          </table:table-cell>
          <table:table-cell office:value-type="string">
            <text:p>YOLANDA CRISTINA LE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1800">
            <text:p>13061800</text:p>
          </table:table-cell>
          <table:table-cell office:value-type="string">
            <text:p>YACELYS RUMALDA CASTILLO MARCHA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054166">
            <text:p>8054166</text:p>
          </table:table-cell>
          <table:table-cell office:value-type="string">
            <text:p>MARIA FELIPA COLME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009498">
            <text:p>12009498</text:p>
          </table:table-cell>
          <table:table-cell office:value-type="string">
            <text:p>DIGNA MACRINA PEREZ GO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70280">
            <text:p>14570280</text:p>
          </table:table-cell>
          <table:table-cell office:value-type="string">
            <text:p>JAVIER FRANCISCO MEJI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39303">
            <text:p>20239303</text:p>
          </table:table-cell>
          <table:table-cell office:value-type="string">
            <text:p>ALBA MARINA ESCALONA MARTIN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1444">
            <text:p>16191444</text:p>
          </table:table-cell>
          <table:table-cell office:value-type="string">
            <text:p>JOSE LUIS FIGUEREDO COLME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36275">
            <text:p>12236275</text:p>
          </table:table-cell>
          <table:table-cell office:value-type="string">
            <text:p>ELIAS DE JESUS FIGUEREDO COLMENA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67834">
            <text:p>14067834</text:p>
          </table:table-cell>
          <table:table-cell office:value-type="string">
            <text:p>ADELIS RAMON GIL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92278">
            <text:p>3592278</text:p>
          </table:table-cell>
          <table:table-cell office:value-type="string">
            <text:p>OLINDA MARGARITA TREJ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14903">
            <text:p>13014903</text:p>
          </table:table-cell>
          <table:table-cell office:value-type="string">
            <text:p>JOSE EDGAR ZAMBR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6582">
            <text:p>9986582</text:p>
          </table:table-cell>
          <table:table-cell office:value-type="string">
            <text:p>WILMA MARITZA VAS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7295">
            <text:p>12207295</text:p>
          </table:table-cell>
          <table:table-cell office:value-type="string">
            <text:p>MARIA ERMINDA BASTIDAS RODRIG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118">
            <text:p>10560118</text:p>
          </table:table-cell>
          <table:table-cell office:value-type="string">
            <text:p>NORMA DEL CARMEN CASTILLO JIMEN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8728">
            <text:p>9388728</text:p>
          </table:table-cell>
          <table:table-cell office:value-type="string">
            <text:p>LUDSMIDA YAMILE BARRI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396">
            <text:p>14550396</text:p>
          </table:table-cell>
          <table:table-cell office:value-type="string">
            <text:p>NARLYS ISABEL PAEZ CALDER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434491">
            <text:p>14434491</text:p>
          </table:table-cell>
          <table:table-cell office:value-type="string">
            <text:p>MARIA ABIGAIL CASTILLO DUGAR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0537">
            <text:p>11710537</text:p>
          </table:table-cell>
          <table:table-cell office:value-type="string">
            <text:p>NELLY JUDITH PAEZ BA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9189">
            <text:p>10559189</text:p>
          </table:table-cell>
          <table:table-cell office:value-type="string">
            <text:p>MARIA CECILIA HIDALGO CRAV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9183">
            <text:p>11189183</text:p>
          </table:table-cell>
          <table:table-cell office:value-type="string">
            <text:p>LISBETH DEL VALLE FLO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9091">
            <text:p>11709091</text:p>
          </table:table-cell>
          <table:table-cell office:value-type="string">
            <text:p>CARMEN ELIGIA BASTIDAS APON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28774">
            <text:p>3928774</text:p>
          </table:table-cell>
          <table:table-cell office:value-type="string">
            <text:p>MARIO ENRIQUE PEÑA PIREL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75255">
            <text:p>10175255</text:p>
          </table:table-cell>
          <table:table-cell office:value-type="string">
            <text:p>ISLEY VILLAMIZAR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738703">
            <text:p>13738703</text:p>
          </table:table-cell>
          <table:table-cell office:value-type="string">
            <text:p>CRISTINA DEL CARMEN OLIVA ROND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4832">
            <text:p>8144832</text:p>
          </table:table-cell>
          <table:table-cell office:value-type="string">
            <text:p>YURAIMA DEL VALLE AGUILAR RUI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3324">
            <text:p>9263324</text:p>
          </table:table-cell>
          <table:table-cell office:value-type="string">
            <text:p>LIRIO LEONOR ESCOBAR BOCAN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906812">
            <text:p>2906812</text:p>
          </table:table-cell>
          <table:table-cell office:value-type="string">
            <text:p>HORTENSIA RAMONA LICCIEN DE ABSAL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75038">
            <text:p>13675038</text:p>
          </table:table-cell>
          <table:table-cell office:value-type="string">
            <text:p>ROSA ANGELINA VELANDRIA PRAD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3354">
            <text:p>13883354</text:p>
          </table:table-cell>
          <table:table-cell office:value-type="string">
            <text:p>NORIS DEL CARMEN PERAZA SAL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341625">
            <text:p>14341625</text:p>
          </table:table-cell>
          <table:table-cell office:value-type="string">
            <text:p>MARIBEL ZUÑIGA BANQU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8049">
            <text:p>10558049</text:p>
          </table:table-cell>
          <table:table-cell office:value-type="string">
            <text:p>RITA MENDOZA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828049">
            <text:p>15828049</text:p>
          </table:table-cell>
          <table:table-cell office:value-type="string">
            <text:p>NANCY CRISALIDA HENRRIQUEZ SAL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457913">
            <text:p>8457913</text:p>
          </table:table-cell>
          <table:table-cell office:value-type="string">
            <text:p>HELMA MAGDALENA GUEVARA GOLIND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138462">
            <text:p>7138462</text:p>
          </table:table-cell>
          <table:table-cell office:value-type="string">
            <text:p>ILSE YANET MATA DE RUI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1783">
            <text:p>16371783</text:p>
          </table:table-cell>
          <table:table-cell office:value-type="string">
            <text:p>IRMIS MARIUSKA SANCHEZ LOP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4686">
            <text:p>8144686</text:p>
          </table:table-cell>
          <table:table-cell office:value-type="string">
            <text:p>YUSMINA DEL PILAR CALDER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554208">
            <text:p>11554208</text:p>
          </table:table-cell>
          <table:table-cell office:value-type="string">
            <text:p>ANA JUDITH MELE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132535">
            <text:p>10132535</text:p>
          </table:table-cell>
          <table:table-cell office:value-type="string">
            <text:p>DIGNA ESTELA EREGUA DE MORAL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49443">
            <text:p>14549443</text:p>
          </table:table-cell>
          <table:table-cell office:value-type="string">
            <text:p>ANACELIS DEL CARMEN ALPARADA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3964">
            <text:p>11713964</text:p>
          </table:table-cell>
          <table:table-cell office:value-type="string">
            <text:p>EDILIA HERIBERTA CONTRER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2760">
            <text:p>12552760</text:p>
          </table:table-cell>
          <table:table-cell office:value-type="string">
            <text:p>JUANA TIBISAY MONTILLA ROJ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6034">
            <text:p>12206034</text:p>
          </table:table-cell>
          <table:table-cell office:value-type="string">
            <text:p>MAIGUALIDA DEL CARMEN ESPINOZA DE LOP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9158">
            <text:p>12839158</text:p>
          </table:table-cell>
          <table:table-cell office:value-type="string">
            <text:p>EGDA JOSEFINA ORTIZ LIZCA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042452">
            <text:p>14042452</text:p>
          </table:table-cell>
          <table:table-cell office:value-type="string">
            <text:p>MARLE MARILYN VELAZQUEZ PEÑ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2827">
            <text:p>8142827</text:p>
          </table:table-cell>
          <table:table-cell office:value-type="string">
            <text:p>ALBINA RAMONA HERNANDEZ DIA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4113">
            <text:p>11194113</text:p>
          </table:table-cell>
          <table:table-cell office:value-type="string">
            <text:p>MARIA HILARIA GONZALEZ VI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4612">
            <text:p>9984612</text:p>
          </table:table-cell>
          <table:table-cell office:value-type="string">
            <text:p>JAVIER ALFONSO CABEZ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12520">
            <text:p>14712520</text:p>
          </table:table-cell>
          <table:table-cell office:value-type="string">
            <text:p>SURINETH DEL VALLE MEDINA GALLAR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204">
            <text:p>11716204</text:p>
          </table:table-cell>
          <table:table-cell office:value-type="string">
            <text:p>SILVIA TERESA BARRIOS LI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5730">
            <text:p>10555730</text:p>
          </table:table-cell>
          <table:table-cell office:value-type="string">
            <text:p>AURORA MAGALY MORA H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72645">
            <text:p>15072645</text:p>
          </table:table-cell>
          <table:table-cell office:value-type="string">
            <text:p>MARIA CONSUELO GONZALEZ VI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3089">
            <text:p>4263089</text:p>
          </table:table-cell>
          <table:table-cell office:value-type="string">
            <text:p>MARIA LINA ARO CRESP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965098">
            <text:p>8965098</text:p>
          </table:table-cell>
          <table:table-cell office:value-type="string">
            <text:p>PEDRO EMILIO RANGEL CEBALL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09048">
            <text:p>15309048</text:p>
          </table:table-cell>
          <table:table-cell office:value-type="string">
            <text:p>ALEXANDER GAMBOA CAMP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7590">
            <text:p>8147590</text:p>
          </table:table-cell>
          <table:table-cell office:value-type="string">
            <text:p>FRANCISCA ULINDA VARGAS GAM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08168">
            <text:p>1608168</text:p>
          </table:table-cell>
          <table:table-cell office:value-type="string">
            <text:p>MARIA ANDREA COLMENARES DE CHIRINO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392469">
            <text:p>10392469</text:p>
          </table:table-cell>
          <table:table-cell office:value-type="string">
            <text:p>ENEIDA DEL VALLE ALFONZO HERR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4674">
            <text:p>15384674</text:p>
          </table:table-cell>
          <table:table-cell office:value-type="string">
            <text:p>ZAIRA CAROLINA PEREZ MENDOZ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9249">
            <text:p>8149249</text:p>
          </table:table-cell>
          <table:table-cell office:value-type="string">
            <text:p>GREGORIA MARIA OCANTO ROJ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407001">
            <text:p>9407001</text:p>
          </table:table-cell>
          <table:table-cell office:value-type="string">
            <text:p>FERNANDO DAVID ZAPATA CARVAJAL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6685">
            <text:p>9986685</text:p>
          </table:table-cell>
          <table:table-cell office:value-type="string">
            <text:p>JULIO CESAR AVENDAÑ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30983">
            <text:p>12430983</text:p>
          </table:table-cell>
          <table:table-cell office:value-type="string">
            <text:p>MARIA FELICITA OLIVAREZ NIET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9896">
            <text:p>10559896</text:p>
          </table:table-cell>
          <table:table-cell office:value-type="string">
            <text:p>JOSE GREGORIO LE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39995">
            <text:p>12239995</text:p>
          </table:table-cell>
          <table:table-cell office:value-type="string">
            <text:p>MAGALYS DEL CARMEN RODRIGUEZ MONAG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2769">
            <text:p>9262769</text:p>
          </table:table-cell>
          <table:table-cell office:value-type="string">
            <text:p>BELKIS MARGARITA FLORES HERED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2613">
            <text:p>10052613</text:p>
          </table:table-cell>
          <table:table-cell office:value-type="string">
            <text:p>ROSA AMERICA MUÑOZ NOGUER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1113">
            <text:p>10051113</text:p>
          </table:table-cell>
          <table:table-cell office:value-type="string">
            <text:p>ROSA ESPERANZA LEO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151320">
            <text:p>3151320</text:p>
          </table:table-cell>
          <table:table-cell office:value-type="string">
            <text:p>REYNA BELANDRIA DE FREIT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0006">
            <text:p>4930006</text:p>
          </table:table-cell>
          <table:table-cell office:value-type="string">
            <text:p>ADELINA DEL CARMEN RAMI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31514">
            <text:p>9231514</text:p>
          </table:table-cell>
          <table:table-cell office:value-type="string">
            <text:p>LUIS ALBERTO BECERRA CAST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4489">
            <text:p>9264489</text:p>
          </table:table-cell>
          <table:table-cell office:value-type="string">
            <text:p>LIVIA DEL CARMEN VILLAFAÑE TOR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8054">
            <text:p>10558054</text:p>
          </table:table-cell>
          <table:table-cell office:value-type="string">
            <text:p>ITALA MARIA HERNA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5236">
            <text:p>11715236</text:p>
          </table:table-cell>
          <table:table-cell office:value-type="string">
            <text:p>LISBETH DEL VALLE CASTILLO GARRI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093355">
            <text:p>15093355</text:p>
          </table:table-cell>
          <table:table-cell office:value-type="string">
            <text:p>CLAUDINA DEL CARMEN FERNANDEZ FIGUERE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8206">
            <text:p>10058206</text:p>
          </table:table-cell>
          <table:table-cell office:value-type="string">
            <text:p>EMERITA DEL CARMEN BRICEÑO RIV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94923">
            <text:p>2494923</text:p>
          </table:table-cell>
          <table:table-cell office:value-type="string">
            <text:p>AUDELIA DE JESUS PACHEC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05461">
            <text:p>13605461</text:p>
          </table:table-cell>
          <table:table-cell office:value-type="string">
            <text:p>MAITA VILLANUEVA SOBEIDA YAMILEHT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371774">
            <text:p>16371774</text:p>
          </table:table-cell>
          <table:table-cell office:value-type="string">
            <text:p>MARBELIS DEL ROSARIO APONTE TERAN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118966">
            <text:p>18118966</text:p>
          </table:table-cell>
          <table:table-cell office:value-type="string">
            <text:p>YOLIS CAROLINA RODRIGUEZ CARMON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0962">
            <text:p>17290962</text:p>
          </table:table-cell>
          <table:table-cell office:value-type="string">
            <text:p>MARIA ELENA COLMENAREZ VILLEG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42501">
            <text:p>4242501</text:p>
          </table:table-cell>
          <table:table-cell office:value-type="string">
            <text:p>CANDIDA ROSA PACHEC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90188">
            <text:p>17290188</text:p>
          </table:table-cell>
          <table:table-cell office:value-type="string">
            <text:p>YONEIDA LEILIBETH CARO RIVER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1240">
            <text:p>15671240</text:p>
          </table:table-cell>
          <table:table-cell office:value-type="string">
            <text:p>EBDUVIZ JOSEFINA SEQUERA PE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63194">
            <text:p>15463194</text:p>
          </table:table-cell>
          <table:table-cell office:value-type="string">
            <text:p>YOLANDA MARIA ESCOBAR COLMENAR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71727">
            <text:p>19071727</text:p>
          </table:table-cell>
          <table:table-cell office:value-type="string">
            <text:p>YURBELIS THAIS RIVA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4460">
            <text:p>15384460</text:p>
          </table:table-cell>
          <table:table-cell office:value-type="string">
            <text:p>NANCY COROMOTO MORILLO ARAUJ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3532">
            <text:p>19193532</text:p>
          </table:table-cell>
          <table:table-cell office:value-type="string">
            <text:p>MAYRA COROMOTO APONTE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68746">
            <text:p>15968746</text:p>
          </table:table-cell>
          <table:table-cell office:value-type="string">
            <text:p>MARIA INES MORENO MOREN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6983">
            <text:p>12836983</text:p>
          </table:table-cell>
          <table:table-cell office:value-type="string">
            <text:p>ARELYS DEL VALLE PEREZ COLMENARES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555649">
            <text:p>12555649</text:p>
          </table:table-cell>
          <table:table-cell office:value-type="string">
            <text:p>NEIDA LUSMILA CORDERO ME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63721">
            <text:p>13063721</text:p>
          </table:table-cell>
          <table:table-cell office:value-type="string">
            <text:p>CARMEN INES CHACON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68178">
            <text:p>15968178</text:p>
          </table:table-cell>
          <table:table-cell office:value-type="string">
            <text:p>SOLIMAR LEON ORTI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58207">
            <text:p>4258207</text:p>
          </table:table-cell>
          <table:table-cell office:value-type="string">
            <text:p>GLADYS ANTONIA FERNANDEZ ROSARI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612">
            <text:p>14550612</text:p>
          </table:table-cell>
          <table:table-cell office:value-type="string">
            <text:p>MIRLA MARGARITA IZARRA MENDOZ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8773">
            <text:p>8148773</text:p>
          </table:table-cell>
          <table:table-cell office:value-type="string">
            <text:p>HILDA MARIA LOZADA ALVARAD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4700">
            <text:p>10564700</text:p>
          </table:table-cell>
          <table:table-cell office:value-type="string">
            <text:p>MAIGUALIDA LICE BARCO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671895">
            <text:p>15671895</text:p>
          </table:table-cell>
          <table:table-cell office:value-type="string">
            <text:p>ANA DEL VALLE CORDERO MENDEZ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058">
            <text:p>11191058</text:p>
          </table:table-cell>
          <table:table-cell office:value-type="string">
            <text:p>YOLEIDA RAMONA <text:s/>GAINZA GARCIA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2687502">
            <text:p>22687502</text:p>
          </table:table-cell>
          <table:table-cell office:value-type="string">
            <text:p>ANGELA ZULIMA <text:s/>VALENCIA DE SUÑIGA </text:p>
          </table:table-cell>
          <table:table-cell office:value-type="string">
            <text:p>LICENCIADO EN GESTION SOCIAL DEL DESARROLLO LOC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25647">
            <text:p>20225647</text:p>
          </table:table-cell>
          <table:table-cell office:value-type="string">
            <text:p>JOSE LEODAN LOBO ALBARRAN 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5091">
            <text:p>17165091</text:p>
          </table:table-cell>
          <table:table-cell office:value-type="string">
            <text:p>MANUEL DAVID MADER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4114860">
            <text:p>24114860</text:p>
          </table:table-cell>
          <table:table-cell office:value-type="string">
            <text:p>NELLYS CAROLINA MEJIAS AZUAJE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8699">
            <text:p>19518699</text:p>
          </table:table-cell>
          <table:table-cell office:value-type="string">
            <text:p>ROSA KARINA AGUILAR MILAN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866171">
            <text:p>20866171</text:p>
          </table:table-cell>
          <table:table-cell office:value-type="string">
            <text:p>YANNETH MARGARITA TERAN GOM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226371">
            <text:p>10226371</text:p>
          </table:table-cell>
          <table:table-cell office:value-type="string">
            <text:p>CONSUELO SUSANA PARRA AVENDAÑ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59021">
            <text:p>21159021</text:p>
          </table:table-cell>
          <table:table-cell office:value-type="string">
            <text:p>ROSA AMELIA SERENO PERAZ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1596">
            <text:p>20101596</text:p>
          </table:table-cell>
          <table:table-cell office:value-type="string">
            <text:p>VANESA CAROLINA VILLEGAS PIÑER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1749">
            <text:p>20601749</text:p>
          </table:table-cell>
          <table:table-cell office:value-type="string">
            <text:p>MILAGROS DEL VALLE CASTELLANOS ALVARAD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99276">
            <text:p>20099276</text:p>
          </table:table-cell>
          <table:table-cell office:value-type="string">
            <text:p>DILVIA JOSEFINA TAP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337022">
            <text:p>19337022</text:p>
          </table:table-cell>
          <table:table-cell office:value-type="string">
            <text:p>NEIMAR DEL CARMEN GALLARDO CHINCHILL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223442">
            <text:p>16223442</text:p>
          </table:table-cell>
          <table:table-cell office:value-type="string">
            <text:p>YSBELIA MARIVIN GUEVARA DE VALLADARE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032696">
            <text:p>23032696</text:p>
          </table:table-cell>
          <table:table-cell office:value-type="string">
            <text:p>OMAIRA ROSA MARQUEZ HIDALG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6322">
            <text:p>8136322</text:p>
          </table:table-cell>
          <table:table-cell office:value-type="string">
            <text:p>PONCIANO ANTONIO UNDA SILV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9766">
            <text:p>11189766</text:p>
          </table:table-cell>
          <table:table-cell office:value-type="string">
            <text:p>GLORIA ELIZABETH JIMENEZ SANCH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555829">
            <text:p>9555829</text:p>
          </table:table-cell>
          <table:table-cell office:value-type="string">
            <text:p>JESUS ALFREDO OSUNA VARGA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36521">
            <text:p>172036521</text:p>
          </table:table-cell>
          <table:table-cell office:value-type="string">
            <text:p>YASMARY DEL VALLE SUAR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623649">
            <text:p>18623649</text:p>
          </table:table-cell>
          <table:table-cell office:value-type="string">
            <text:p>DANIEL GREGORIO UZCATEGUI HERNAND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588">
            <text:p>19783588</text:p>
          </table:table-cell>
          <table:table-cell office:value-type="string">
            <text:p>DAYARI SORELY PAEZ ALVAREZ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099305">
            <text:p>20099305</text:p>
          </table:table-cell>
          <table:table-cell office:value-type="string">
            <text:p>YOLANDA JOSE HERNANDEZ GIL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100782">
            <text:p>20100782</text:p>
          </table:table-cell>
          <table:table-cell office:value-type="string">
            <text:p>AMANDA GREGORIA AGUILAR TERREYES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60237">
            <text:p>15160237</text:p>
          </table:table-cell>
          <table:table-cell office:value-type="string">
            <text:p>LUIS ALEXANDER CARDENAS QUINTERO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929737">
            <text:p>15929737</text:p>
          </table:table-cell>
          <table:table-cell office:value-type="string">
            <text:p>GEOVANNY JOSE LOPEZ GARC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0029">
            <text:p>20600029</text:p>
          </table:table-cell>
          <table:table-cell office:value-type="string">
            <text:p>YENIFER BERENIS IZQUIERDO GARCIA</text:p>
          </table:table-cell>
          <table:table-cell office:value-type="string">
            <text:p>TECNICO SUPERIOR UNIVERSITARIO EN PRODUCCION DE MEDIOS DE COMUNICACION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839027">
            <text:p>18839027</text:p>
          </table:table-cell>
          <table:table-cell office:value-type="string">
            <text:p>DANIEL SALIM JOUDIETH BRICEÑ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191057">
            <text:p>16191057</text:p>
          </table:table-cell>
          <table:table-cell office:value-type="string">
            <text:p>RENNY DANIEL PEROZA HEREDI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9192">
            <text:p>18779192</text:p>
          </table:table-cell>
          <table:table-cell office:value-type="string">
            <text:p>ELSY ANAIS BARRIOS UZCATEGUI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8320">
            <text:p>19518320</text:p>
          </table:table-cell>
          <table:table-cell office:value-type="string">
            <text:p>RAQUEL ALIDA ARAUJO URQUIOL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409151">
            <text:p>20409151</text:p>
          </table:table-cell>
          <table:table-cell office:value-type="string">
            <text:p>LEDYS COROMOTO ZAMBRANO REQUINIV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977134">
            <text:p>19977134</text:p>
          </table:table-cell>
          <table:table-cell office:value-type="string">
            <text:p>FRANCIA <text:s/>MAGALY CASIQUE SUA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19533">
            <text:p>19619533</text:p>
          </table:table-cell>
          <table:table-cell office:value-type="string">
            <text:p>CARLOS ALEXO MONTILLA ALBORNO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59063">
            <text:p>4259063</text:p>
          </table:table-cell>
          <table:table-cell office:value-type="string">
            <text:p>OLGA ROSA FLORES GUTIERR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19858">
            <text:p>20219858</text:p>
          </table:table-cell>
          <table:table-cell office:value-type="string">
            <text:p>ADRIANA KARELYS PEREZ ALCAZAR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988295">
            <text:p>17988295</text:p>
          </table:table-cell>
          <table:table-cell office:value-type="string">
            <text:p>AURY INES MARTINEZ NAV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070320">
            <text:p>19070320</text:p>
          </table:table-cell>
          <table:table-cell office:value-type="string">
            <text:p>IRMA JOSEFINA GUTIERREZ ABRIL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600368">
            <text:p>20600368</text:p>
          </table:table-cell>
          <table:table-cell office:value-type="string">
            <text:p>MARIANNY DEL VALLE PEÑA VALDIVIEZ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826418">
            <text:p>19826418</text:p>
          </table:table-cell>
          <table:table-cell office:value-type="string">
            <text:p>JEAN CARLOS LUJANO MUÑO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169570">
            <text:p>21169570</text:p>
          </table:table-cell>
          <table:table-cell office:value-type="string">
            <text:p>YELITZA KATHERINE REAL PEÑ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89548">
            <text:p>18289548</text:p>
          </table:table-cell>
          <table:table-cell office:value-type="string">
            <text:p>LISET NATALI GARCIA VIVAS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783377">
            <text:p>19783377</text:p>
          </table:table-cell>
          <table:table-cell office:value-type="string">
            <text:p>ELSY KARIN BRIZUELA VALER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6241">
            <text:p>18226241</text:p>
          </table:table-cell>
          <table:table-cell office:value-type="string">
            <text:p>OMAR JOSE SOTO CRESPO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491234">
            <text:p>19491234</text:p>
          </table:table-cell>
          <table:table-cell office:value-type="string">
            <text:p>ELENA BETSABETH HERNANDEZ GOM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4643">
            <text:p>17204643</text:p>
          </table:table-cell>
          <table:table-cell office:value-type="string">
            <text:p>MARLY YOHANA SANTIAGO MARQU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91806">
            <text:p>9991806</text:p>
          </table:table-cell>
          <table:table-cell office:value-type="string">
            <text:p>PEDRO MIGUEL MARQUEZ VEGA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867934">
            <text:p>14867934</text:p>
          </table:table-cell>
          <table:table-cell office:value-type="string">
            <text:p>CARLOS ALEXI MOLINA HERNAND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7155">
            <text:p>8147155</text:p>
          </table:table-cell>
          <table:table-cell office:value-type="string">
            <text:p>WILLIAMS ALFONSO ARANGUIBEL ANGEL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841">
            <text:p>11191841</text:p>
          </table:table-cell>
          <table:table-cell office:value-type="string">
            <text:p>MIRIAN MARIBEL VIVAS DE GOMEZ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17878">
            <text:p>1417878</text:p>
          </table:table-cell>
          <table:table-cell office:value-type="string">
            <text:p>TRINA JOSEFINA PEREZ TOVAR</text:p>
          </table:table-cell>
          <table:table-cell office:value-type="string">
            <text:p>LICENCIADO EN COMUNICACION SOCIAL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5658">
            <text:p>1895658</text:p>
          </table:table-cell>
          <table:table-cell office:value-type="string">
            <text:p>EMILIO MARQUEZ LAITO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948392">
            <text:p>2948392</text:p>
          </table:table-cell>
          <table:table-cell office:value-type="string">
            <text:p>ERNESTO ALFONSO MANTILLA BONIL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063129">
            <text:p>3063129</text:p>
          </table:table-cell>
          <table:table-cell office:value-type="string">
            <text:p>DORIS MANTILLA CAPACH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130823">
            <text:p>3130823</text:p>
          </table:table-cell>
          <table:table-cell office:value-type="string">
            <text:p>PEDRO JOSE ALVA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284812">
            <text:p>3284812</text:p>
          </table:table-cell>
          <table:table-cell office:value-type="string">
            <text:p>JOSE MANUEL COLMENARES DEL VALL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90618">
            <text:p>3590618</text:p>
          </table:table-cell>
          <table:table-cell office:value-type="string">
            <text:p>RAFAEL RAMON GARRID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592346">
            <text:p>3592346</text:p>
          </table:table-cell>
          <table:table-cell office:value-type="string">
            <text:p>FRANCISCA ELENA HERNANDEZ AGUIL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5150">
            <text:p>3915150</text:p>
          </table:table-cell>
          <table:table-cell office:value-type="string">
            <text:p>MARIA EMELIA BRICEÑO HERNAND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5534">
            <text:p>3915534</text:p>
          </table:table-cell>
          <table:table-cell office:value-type="string">
            <text:p>YOLEIDA COROMOTO CIVIRA DE TO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5880">
            <text:p>3915880</text:p>
          </table:table-cell>
          <table:table-cell office:value-type="string">
            <text:p>ADRUBAL RAMON LI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6090">
            <text:p>3916090</text:p>
          </table:table-cell>
          <table:table-cell office:value-type="string">
            <text:p>ROSA DEL CARMEN BURG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3916396">
            <text:p>3916396</text:p>
          </table:table-cell>
          <table:table-cell office:value-type="string">
            <text:p>ROSA MARGARITA BARAZART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022872">
            <text:p>4022872</text:p>
          </table:table-cell>
          <table:table-cell office:value-type="string">
            <text:p>ELOISA HERRERA DE CASTILL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061088">
            <text:p>4061088</text:p>
          </table:table-cell>
          <table:table-cell office:value-type="string">
            <text:p>DORIS RAMONA GABALDO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59234">
            <text:p>4259234</text:p>
          </table:table-cell>
          <table:table-cell office:value-type="string">
            <text:p>JULIA <text:s/>AZOC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0137">
            <text:p>4260137</text:p>
          </table:table-cell>
          <table:table-cell office:value-type="string">
            <text:p>CANDIDA ROSA LOP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0643">
            <text:p>4260643</text:p>
          </table:table-cell>
          <table:table-cell office:value-type="string">
            <text:p>JUAN DE DIOS APARICIO APARICI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2456">
            <text:p>4262456</text:p>
          </table:table-cell>
          <table:table-cell office:value-type="string">
            <text:p>AMADO ALCIBIADES ROJAS URQUIO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263327">
            <text:p>4263327</text:p>
          </table:table-cell>
          <table:table-cell office:value-type="string">
            <text:p>VICTOR ALPIDIO NAC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834111">
            <text:p>4834111</text:p>
          </table:table-cell>
          <table:table-cell office:value-type="string">
            <text:p>LUIS RAMON RIVAS PINED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3298">
            <text:p>4923298</text:p>
          </table:table-cell>
          <table:table-cell office:value-type="string">
            <text:p>DORKA AMALIA MENESES DURANT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5811">
            <text:p>4925811</text:p>
          </table:table-cell>
          <table:table-cell office:value-type="string">
            <text:p>JOSE AUDILIO TOR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7951">
            <text:p>4927951</text:p>
          </table:table-cell>
          <table:table-cell office:value-type="string">
            <text:p>BELKIS XIOMARA CONTRERAS CORD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9563">
            <text:p>4929563</text:p>
          </table:table-cell>
          <table:table-cell office:value-type="string">
            <text:p>MARIA COROMOTO PARED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29659">
            <text:p>4929659</text:p>
          </table:table-cell>
          <table:table-cell office:value-type="string">
            <text:p>ROSA ISABEL GUERR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0088">
            <text:p>4930088</text:p>
          </table:table-cell>
          <table:table-cell office:value-type="string">
            <text:p>SENAIDA DEL CARMEN MORENO SERRAD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1587">
            <text:p>4931587</text:p>
          </table:table-cell>
          <table:table-cell office:value-type="string">
            <text:p>MARIELA JOSEFINA COLMENAREZ LEA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32709">
            <text:p>4932709</text:p>
          </table:table-cell>
          <table:table-cell office:value-type="string">
            <text:p>OLGA SULAIDA GARC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954914">
            <text:p>4954914</text:p>
          </table:table-cell>
          <table:table-cell office:value-type="string">
            <text:p>FELIPA ENERIA BARRIOS ME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445478">
            <text:p>5445478</text:p>
          </table:table-cell>
          <table:table-cell office:value-type="string">
            <text:p>EDUARDO MEZA VAL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521208">
            <text:p>5521208</text:p>
          </table:table-cell>
          <table:table-cell office:value-type="string">
            <text:p>ROSA RAMONA NUTRERA COLME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683147">
            <text:p>5683147</text:p>
          </table:table-cell>
          <table:table-cell office:value-type="string">
            <text:p>LUIS EDUARDO ACEVEDO MENDOZ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5761604">
            <text:p>5761604</text:p>
          </table:table-cell>
          <table:table-cell office:value-type="string">
            <text:p>MARIA YRENE GI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485018">
            <text:p>6485018</text:p>
          </table:table-cell>
          <table:table-cell office:value-type="string">
            <text:p>ARTURO RAFAEL ORTEGA RODRIG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91346">
            <text:p>6591346</text:p>
          </table:table-cell>
          <table:table-cell office:value-type="string">
            <text:p>COROMOTO DEL VALLE RAMIREZ DE ALBARRA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6591468">
            <text:p>6591468</text:p>
          </table:table-cell>
          <table:table-cell office:value-type="string">
            <text:p>GAUDIS MARIA BECERRA DE PEÑALOZ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7055952">
            <text:p>7055952</text:p>
          </table:table-cell>
          <table:table-cell office:value-type="string">
            <text:p>EDITA AUYANI CORDOBA DE ESCOB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050392">
            <text:p>8050392</text:p>
          </table:table-cell>
          <table:table-cell office:value-type="string">
            <text:p>EUGENIA SUNILDE MEJIAS VALDERRAM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054169">
            <text:p>8054169</text:p>
          </table:table-cell>
          <table:table-cell office:value-type="string">
            <text:p>JUAN RAMON GARC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06711">
            <text:p>8106711</text:p>
          </table:table-cell>
          <table:table-cell office:value-type="string">
            <text:p>MARY COROMOTO ZAMBRANO DE CHAV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32440">
            <text:p>8132440</text:p>
          </table:table-cell>
          <table:table-cell office:value-type="string">
            <text:p>CESAR LEONARDO RODRIGUEZ D' ANELL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1484">
            <text:p>8141484</text:p>
          </table:table-cell>
          <table:table-cell office:value-type="string">
            <text:p>MARIA FERMINA BARRIOS MOREN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43393">
            <text:p>8143393</text:p>
          </table:table-cell>
          <table:table-cell office:value-type="string">
            <text:p>CARMEN LUCIA COLMENARES BOVAR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171873">
            <text:p>8171873</text:p>
          </table:table-cell>
          <table:table-cell office:value-type="string">
            <text:p>RAFAEL ANGEL NIÑ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8412069">
            <text:p>8412069</text:p>
          </table:table-cell>
          <table:table-cell office:value-type="string">
            <text:p>MARIA HIPOLITA CASTILLO GOM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3509">
            <text:p>9183509</text:p>
          </table:table-cell>
          <table:table-cell office:value-type="string">
            <text:p>ALEJANDRO MONTES GUILLE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183985">
            <text:p>9183985</text:p>
          </table:table-cell>
          <table:table-cell office:value-type="string">
            <text:p>RUBEN DARIO IBAR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52510">
            <text:p>9252510</text:p>
          </table:table-cell>
          <table:table-cell office:value-type="string">
            <text:p>FRANCISCA JAKHELINE ARI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260829">
            <text:p>9260829</text:p>
          </table:table-cell>
          <table:table-cell office:value-type="string">
            <text:p>FRANCISCO CARACIOLO MENDOZ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0872">
            <text:p>9360872</text:p>
          </table:table-cell>
          <table:table-cell office:value-type="string">
            <text:p>PEREZ BLANCA ELIG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65095">
            <text:p>9365095</text:p>
          </table:table-cell>
          <table:table-cell office:value-type="string">
            <text:p>GELA JOSEFINA SAFADI CARMO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6150">
            <text:p>9386150</text:p>
          </table:table-cell>
          <table:table-cell office:value-type="string">
            <text:p>JOSE ANTONIO MARQUINA SAAVED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6318">
            <text:p>9386318</text:p>
          </table:table-cell>
          <table:table-cell office:value-type="string">
            <text:p>ERNESTO DE JESUS DURAN TABLANT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388258">
            <text:p>9388258</text:p>
          </table:table-cell>
          <table:table-cell office:value-type="string">
            <text:p>BENITO ANTONIO COLMENAREZ PIMENTE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406811">
            <text:p>9406811</text:p>
          </table:table-cell>
          <table:table-cell office:value-type="string">
            <text:p>LOURDES JOSEFINA RODRIG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442931">
            <text:p>9442931</text:p>
          </table:table-cell>
          <table:table-cell office:value-type="string">
            <text:p>ALBA AUSALIDE MONASTERIO BRIZUE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3086">
            <text:p>9983086</text:p>
          </table:table-cell>
          <table:table-cell office:value-type="string">
            <text:p>RICHARB <text:s/>OSORIO QUINT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7394">
            <text:p>9987394</text:p>
          </table:table-cell>
          <table:table-cell office:value-type="string">
            <text:p>RAFAEL MARIA ORELLANA ORELLA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9988204">
            <text:p>9988204</text:p>
          </table:table-cell>
          <table:table-cell office:value-type="string">
            <text:p>ALEIDA DEL CARMEN VIV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058620">
            <text:p>10058620</text:p>
          </table:table-cell>
          <table:table-cell office:value-type="string">
            <text:p>MIGUEL ANGEL SUAREZ PEREI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6288">
            <text:p>10556288</text:p>
          </table:table-cell>
          <table:table-cell office:value-type="string">
            <text:p>MARLON ALAIN URDANETA CONTRER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58664">
            <text:p>10558664</text:p>
          </table:table-cell>
          <table:table-cell office:value-type="string">
            <text:p>MANUEL RAMON RIVAS QUINT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242">
            <text:p>10560242</text:p>
          </table:table-cell>
          <table:table-cell office:value-type="string">
            <text:p>ANDRES ABELINO ALVARADO LI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0921">
            <text:p>10560921</text:p>
          </table:table-cell>
          <table:table-cell office:value-type="string">
            <text:p>YELIXZA DEL VALLE FRI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2939">
            <text:p>10562939</text:p>
          </table:table-cell>
          <table:table-cell office:value-type="string">
            <text:p>JOAQUIN ARGENIS PEREZ MONT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3069">
            <text:p>10563069</text:p>
          </table:table-cell>
          <table:table-cell office:value-type="string">
            <text:p>RAMON YGNACIO RIVE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564368">
            <text:p>10564368</text:p>
          </table:table-cell>
          <table:table-cell office:value-type="string">
            <text:p>ERMIDES EFRAIN MUÑOZ GONZAL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0820">
            <text:p>10720820</text:p>
          </table:table-cell>
          <table:table-cell office:value-type="string">
            <text:p>JUAN ABDON CASTELLANO COLMEN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722761">
            <text:p>10722761</text:p>
          </table:table-cell>
          <table:table-cell office:value-type="string">
            <text:p>CARLOS GREGORIO BERRI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5602">
            <text:p>10875602</text:p>
          </table:table-cell>
          <table:table-cell office:value-type="string">
            <text:p>ANGEL LUGO MOLINA RIV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0875917">
            <text:p>10875917</text:p>
          </table:table-cell>
          <table:table-cell office:value-type="string">
            <text:p>ANA CELIA MORA RO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88998">
            <text:p>11188998</text:p>
          </table:table-cell>
          <table:table-cell office:value-type="string">
            <text:p>YAZHIN FELIPE VELASQUEZ GODOY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134">
            <text:p>11191134</text:p>
          </table:table-cell>
          <table:table-cell office:value-type="string">
            <text:p>YOLANDA YSABEL CASTELLANO MARTIN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191754">
            <text:p>11191754</text:p>
          </table:table-cell>
          <table:table-cell office:value-type="string">
            <text:p>ALDRIN RAMON <text:s/>BERRIOS DELGAD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96966">
            <text:p>11396966</text:p>
          </table:table-cell>
          <table:table-cell office:value-type="string">
            <text:p>NURQUIS MARIBEL GUERRERO CARMO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398178">
            <text:p>11398178</text:p>
          </table:table-cell>
          <table:table-cell office:value-type="string">
            <text:p>SALVANO ANTONIO PIMENTEL VICTO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7480">
            <text:p>11707480</text:p>
          </table:table-cell>
          <table:table-cell office:value-type="string">
            <text:p>AQUILINO ANTONIO RIV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09373">
            <text:p>11709373</text:p>
          </table:table-cell>
          <table:table-cell office:value-type="string">
            <text:p>CARMEN MAGALY PEREZ RONDO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0938">
            <text:p>11710938</text:p>
          </table:table-cell>
          <table:table-cell office:value-type="string">
            <text:p>YBELSI MAGALY BURG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716542">
            <text:p>11716542</text:p>
          </table:table-cell>
          <table:table-cell office:value-type="string">
            <text:p>VISNER JOSE GREGORIO UZCATEGUI CAMACH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1839139">
            <text:p>11839139</text:p>
          </table:table-cell>
          <table:table-cell office:value-type="string">
            <text:p>HUMBERTO CONTRERAS MOLI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128861">
            <text:p>12128861</text:p>
          </table:table-cell>
          <table:table-cell office:value-type="string">
            <text:p>MARITZA CAMACHO ALZOLAY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1492">
            <text:p>12201492</text:p>
          </table:table-cell>
          <table:table-cell office:value-type="string">
            <text:p>MARIA YSABEL VERGARA AZUAJ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207836">
            <text:p>12207836</text:p>
          </table:table-cell>
          <table:table-cell office:value-type="string">
            <text:p>FRANKLIN PEREZ UZCATEGUI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321599">
            <text:p>12321599</text:p>
          </table:table-cell>
          <table:table-cell office:value-type="string">
            <text:p>NANCY AUDELINA GAVIDIA LOP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394040">
            <text:p>12394040</text:p>
          </table:table-cell>
          <table:table-cell office:value-type="string">
            <text:p>JOSE ERNESTO MONTES DAVI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48867">
            <text:p>12448867</text:p>
          </table:table-cell>
          <table:table-cell office:value-type="string">
            <text:p>RUTH NOEMY LUCENA FRI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462908">
            <text:p>12462908</text:p>
          </table:table-cell>
          <table:table-cell office:value-type="string">
            <text:p>JOSE RAMIRO SUAREZ PEREI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647456">
            <text:p>12647456</text:p>
          </table:table-cell>
          <table:table-cell office:value-type="string">
            <text:p>HECTOR COROMOTO AGUILAR AGUIL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36357">
            <text:p>12836357</text:p>
          </table:table-cell>
          <table:table-cell office:value-type="string">
            <text:p>LESBIA MARGARITA JIMENEZ VELI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2894388">
            <text:p>12894388</text:p>
          </table:table-cell>
          <table:table-cell office:value-type="string">
            <text:p>ZENAIDA PEREZ SARAB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20868">
            <text:p>13020868</text:p>
          </table:table-cell>
          <table:table-cell office:value-type="string">
            <text:p>ALEXANDER CAMACHO MO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039386">
            <text:p>13039386</text:p>
          </table:table-cell>
          <table:table-cell office:value-type="string">
            <text:p>MARVALI MERCEDES HERRERA FIGUERO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13970">
            <text:p>13213970</text:p>
          </table:table-cell>
          <table:table-cell office:value-type="string">
            <text:p>PEREZ PEREZ MARBEL JUDITH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279175">
            <text:p>13279175</text:p>
          </table:table-cell>
          <table:table-cell office:value-type="string">
            <text:p>JULIO CESAR ROMERO OLIVAR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375820">
            <text:p>13375820</text:p>
          </table:table-cell>
          <table:table-cell office:value-type="string">
            <text:p>PEDRO ANTONIO LOPEZ ZURI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484645">
            <text:p>13484645</text:p>
          </table:table-cell>
          <table:table-cell office:value-type="string">
            <text:p>NANCY EVELIN VASQUEZ MOLI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82272">
            <text:p>13682272</text:p>
          </table:table-cell>
          <table:table-cell office:value-type="string">
            <text:p>HORTENCIA DEL VALLE BERRIOS TOR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682411">
            <text:p>13682411</text:p>
          </table:table-cell>
          <table:table-cell office:value-type="string">
            <text:p>MARILIS JOSEFINA MONTILLA TER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20048">
            <text:p>13820048</text:p>
          </table:table-cell>
          <table:table-cell office:value-type="string">
            <text:p>JOSE EFREN FIGUERA CARRASQUEL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882583">
            <text:p>13882583</text:p>
          </table:table-cell>
          <table:table-cell office:value-type="string">
            <text:p>DALIA COROMOTO LEAL AVI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3946707">
            <text:p>13946707</text:p>
          </table:table-cell>
          <table:table-cell office:value-type="string">
            <text:p>DALIA CAROLINA MUÑOZ BRICEÑ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550297">
            <text:p>14550297</text:p>
          </table:table-cell>
          <table:table-cell office:value-type="string">
            <text:p>ELISABET SALCEDO SILV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4712102">
            <text:p>14712102</text:p>
          </table:table-cell>
          <table:table-cell office:value-type="string">
            <text:p>MERYS ELIZABETH HERNANDEZ BRIZUEL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20473">
            <text:p>15120473</text:p>
          </table:table-cell>
          <table:table-cell office:value-type="string">
            <text:p>JOSE RAFAEL MORENO ALVA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146350">
            <text:p>15146350</text:p>
          </table:table-cell>
          <table:table-cell office:value-type="string">
            <text:p>NECKER DE JESUS ROLDAN BRI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271115">
            <text:p>15271115</text:p>
          </table:table-cell>
          <table:table-cell office:value-type="string">
            <text:p>MARIA VIRGINIA NIETO DE QUINTAN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383827">
            <text:p>15383827</text:p>
          </table:table-cell>
          <table:table-cell office:value-type="string">
            <text:p>NAIROBYS ROSSIBELL BERRIOS DUN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5400368">
            <text:p>15400368</text:p>
          </table:table-cell>
          <table:table-cell office:value-type="string">
            <text:p>EDWARD ERNESTO ALTUVE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3227">
            <text:p>16513227</text:p>
          </table:table-cell>
          <table:table-cell office:value-type="string">
            <text:p>YENNI LUCIA SILGADO CRESP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514775">
            <text:p>16514775</text:p>
          </table:table-cell>
          <table:table-cell office:value-type="string">
            <text:p>YICELI CAROLINA PEREZ OROZC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758614">
            <text:p>16758614</text:p>
          </table:table-cell>
          <table:table-cell office:value-type="string">
            <text:p>KARELIS JOSELYN LAZO PE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859860">
            <text:p>16859860</text:p>
          </table:table-cell>
          <table:table-cell office:value-type="string">
            <text:p>WILIAN JOSE DUGARTE BOHORQ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6951013">
            <text:p>16951013</text:p>
          </table:table-cell>
          <table:table-cell office:value-type="string">
            <text:p>YUSMARY JOSEFINA RODRIGUEZ VALLADARE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169298">
            <text:p>17169298</text:p>
          </table:table-cell>
          <table:table-cell office:value-type="string">
            <text:p>RUBEN DARIO VILLANUEVA GONZAL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205982">
            <text:p>17205982</text:p>
          </table:table-cell>
          <table:table-cell office:value-type="string">
            <text:p>JOSE GREGORIO RAMIREZ MUCHACH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59294">
            <text:p>17659294</text:p>
          </table:table-cell>
          <table:table-cell office:value-type="string">
            <text:p>IDAN CARGEL MENDEZ SO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659775">
            <text:p>17659775</text:p>
          </table:table-cell>
          <table:table-cell office:value-type="string">
            <text:p>HECTOR ALFONSO CORDERO QUINTERO 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7701440">
            <text:p>17701440</text:p>
          </table:table-cell>
          <table:table-cell office:value-type="string">
            <text:p>ALEXANDER EDUARDO VEJ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226759">
            <text:p>18226759</text:p>
          </table:table-cell>
          <table:table-cell office:value-type="string">
            <text:p>JOHANA KARINA JIMEN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772575">
            <text:p>18772575</text:p>
          </table:table-cell>
          <table:table-cell office:value-type="string">
            <text:p>LURALDY NATACHA ZAMUDIO RODRIGU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8906253">
            <text:p>18906253</text:p>
          </table:table-cell>
          <table:table-cell office:value-type="string">
            <text:p>YENIFER MARYURIS MUJICA TOSTA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191756">
            <text:p>19191756</text:p>
          </table:table-cell>
          <table:table-cell office:value-type="string">
            <text:p>CARLOS ALBERTO JUS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243672">
            <text:p>19243672</text:p>
          </table:table-cell>
          <table:table-cell office:value-type="string">
            <text:p>GLEIDYS LILIANA CARRILLO MOREN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517119">
            <text:p>19517119</text:p>
          </table:table-cell>
          <table:table-cell office:value-type="string">
            <text:p>ALDAIR ALBERTO JIMEN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19632913">
            <text:p>19632913</text:p>
          </table:table-cell>
          <table:table-cell office:value-type="string">
            <text:p>PAOLA ANDREA LOPEZ GONZAL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0238048">
            <text:p>20238048</text:p>
          </table:table-cell>
          <table:table-cell office:value-type="string">
            <text:p>SOLEY CECILIA MARTINEZ PEREZ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1538418">
            <text:p>21538418</text:p>
          </table:table-cell>
          <table:table-cell office:value-type="string">
            <text:p>LUZ DARY CIFUENTES DE CONTRERAS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44138">
            <text:p>23144138</text:p>
          </table:table-cell>
          <table:table-cell office:value-type="string">
            <text:p>MARIA EUGENIA CONTRERAS SARMIENT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23166235">
            <text:p>23166235</text:p>
          </table:table-cell>
          <table:table-cell office:value-type="string">
            <text:p>YAQUELINE PARDO GALEAN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  <table:table-row table:style-name="ro1">
          <table:table-cell office:value-type="float" office:value="4829180">
            <text:p>4829180</text:p>
          </table:table-cell>
          <table:table-cell office:value-type="string">
            <text:p>CELESTINO GUERRERO CAICEDO</text:p>
          </table:table-cell>
          <table:table-cell office:value-type="string">
            <text:p>ABOGADO</text:p>
          </table:table-cell>
          <table:table-cell office:value-type="string">
            <text:p>2011-II</text:p>
          </table:table-cell>
          <table:table-cell table:number-columns-repeated="2" office:value-type="string">
            <text:p>BARINA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/07/2012</text:date>, <text:time>04:47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0995" meta:object-count="0"/>
    <meta:generator>OpenOffice.org/3.2$Linux OpenOffice.org_project/320m12$Build-9483</meta:generator>
  </office:meta>
</office:document-meta>
</file>